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2.8600000000000003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2.446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2.8600000000000003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2.446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130.293"/>
          <table:table-cell office:value-type="float" office:value="126.757"/>
          <table:table-cell office:value-type="float" office:value="123.62"/>
          <table:table-cell office:value-type="float" office:value="0.0"/>
          <table:table-cell office:value-type="float" office:value="0.0"/>
          <table:table-cell office:value-type="float" office:value="560.0"/>
          <table:table-cell office:value-type="float" office:value="231566.0"/>
          <table:table-cell office:value-type="float" office:value="2798417.0"/>
          <table:table-cell office:value-type="float" office:value="453878.0"/>
          <table:table-cell office:value-type="float" office:value="1805048.0"/>
          <table:table-cell office:value-type="float" office:value="307624.0"/>
          <table:table-cell office:value-type="float" office:value="0.0"/>
          <table:table-cell office:value-type="float" office:value="0.0"/>
          <table:table-cell office:value-type="float" office:value="149.275"/>
          <table:table-cell office:value-type="float" office:value="145.79"/>
          <table:table-cell office:value-type="float" office:value="142.63"/>
          <table:table-cell office:value-type="float" office:value="1.0"/>
          <table:table-cell office:value-type="float" office:value="0.0"/>
          <table:table-cell office:value-type="float" office:value="379.0"/>
          <table:table-cell office:value-type="float" office:value="137808.0"/>
          <table:table-cell office:value-type="float" office:value="5261376.0"/>
          <table:table-cell office:value-type="float" office:value="453878.0"/>
          <table:table-cell office:value-type="float" office:value="1805048.0"/>
          <table:table-cell office:value-type="float" office:value="307348.0"/>
          <table:table-cell office:value-type="float" office:value="0.0"/>
          <table:table-cell office:value-type="float" office:value="0.0"/>
          <table:table-cell office:value-type="float" office:value="10.0299"/>
          <table:table-cell office:value-type="float" office:value="3.97"/>
          <table:table-cell office:value-type="float" office:value="0.46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64.0"/>
          <table:table-cell office:value-type="float" office:value="15288.0"/>
          <table:table-cell office:value-type="float" office:value="455606.0"/>
          <table:table-cell office:value-type="float" office:value="1811894.0"/>
          <table:table-cell office:value-type="float" office:value="308420.0"/>
          <table:table-cell office:value-type="float" office:value="0.0"/>
          <table:table-cell office:value-type="float" office:value="0.0"/>
          <table:table-cell table:formula="of:=MIN([.$B3];[.$O3];[.$AB3])" office:value-type="float"/>
          <table:table-cell table:formula="of:=MIN([.$C3];[.$P3];[.$AC3])" office:value-type="float"/>
          <table:table-cell table:formula="of:=MIN([.$D3];[.$Q3];[.$AD3])" office:value-type="float"/>
          <table:table-cell table:formula="of:=MIN([.$E3];[.$R3];[.$AE3])" office:value-type="float"/>
          <table:table-cell table:formula="of:=MIN([.$F3];[.$S3];[.$AF3])" office:value-type="float"/>
          <table:table-cell table:formula="of:=MIN([.$G3];[.$T3];[.$AG3])" office:value-type="float"/>
          <table:table-cell table:formula="of:=MIN([.$H3];[.$U3];[.$AH3])" office:value-type="float"/>
          <table:table-cell table:formula="of:=MIN([.$I3];[.$V3];[.$AI3])" office:value-type="float"/>
          <table:table-cell table:formula="of:=MIN([.$J3];[.$W3];[.$AJ3])" office:value-type="float"/>
          <table:table-cell table:formula="of:=MIN([.$K3];[.$X3];[.$AK3])" office:value-type="float"/>
          <table:table-cell table:formula="of:=MIN([.$L3];[.$Y3];[.$AL3])" office:value-type="float"/>
          <table:table-cell table:formula="of:=MIN([.$M3];[.$Z3];[.$AM3])" office:value-type="float"/>
          <table:table-cell table:formula="of:=MIN([.$N3];[.$AA3];[.$AN3])" office:value-type="float"/>
          <table:table-cell table:formula="of:=MEDIAN([.$B3];[.$O3];[.$AB3])" office:value-type="float"/>
          <table:table-cell table:formula="of:=MEDIAN([.$C3];[.$P3];[.$AC3])" office:value-type="float"/>
          <table:table-cell table:formula="of:=MEDIAN([.$D3];[.$Q3];[.$AD3])" office:value-type="float"/>
          <table:table-cell table:formula="of:=MEDIAN([.$E3];[.$R3];[.$AE3])" office:value-type="float"/>
          <table:table-cell table:formula="of:=MEDIAN([.$F3];[.$S3];[.$AF3])" office:value-type="float"/>
          <table:table-cell table:formula="of:=MEDIAN([.$G3];[.$T3];[.$AG3])" office:value-type="float"/>
          <table:table-cell table:formula="of:=MEDIAN([.$H3];[.$U3];[.$AH3])" office:value-type="float"/>
          <table:table-cell table:formula="of:=MEDIAN([.$I3];[.$V3];[.$AI3])" office:value-type="float"/>
          <table:table-cell table:formula="of:=MEDIAN([.$J3];[.$W3];[.$AJ3])" office:value-type="float"/>
          <table:table-cell table:formula="of:=MEDIAN([.$K3];[.$X3];[.$AK3])" office:value-type="float"/>
          <table:table-cell table:formula="of:=MEDIAN([.$L3];[.$Y3];[.$AL3])" office:value-type="float"/>
          <table:table-cell table:formula="of:=MEDIAN([.$M3];[.$Z3];[.$AM3])" office:value-type="float"/>
          <table:table-cell table:formula="of:=MEDIAN([.$N3];[.$AA3];[.$AN3])" office:value-type="float"/>
          <table:table-cell table:formula="of:=MAX([.$B3];[.$O3];[.$AB3])" office:value-type="float"/>
          <table:table-cell table:formula="of:=MAX([.$C3];[.$P3];[.$AC3])" office:value-type="float"/>
          <table:table-cell table:formula="of:=MAX([.$D3];[.$Q3];[.$AD3])" office:value-type="float"/>
          <table:table-cell table:formula="of:=MAX([.$E3];[.$R3];[.$AE3])" office:value-type="float"/>
          <table:table-cell table:formula="of:=MAX([.$F3];[.$S3];[.$AF3])" office:value-type="float"/>
          <table:table-cell table:formula="of:=MAX([.$G3];[.$T3];[.$AG3])" office:value-type="float"/>
          <table:table-cell table:formula="of:=MAX([.$H3];[.$U3];[.$AH3])" office:value-type="float"/>
          <table:table-cell table:formula="of:=MAX([.$I3];[.$V3];[.$AI3])" office:value-type="float"/>
          <table:table-cell table:formula="of:=MAX([.$J3];[.$W3];[.$AJ3])" office:value-type="float"/>
          <table:table-cell table:formula="of:=MAX([.$K3];[.$X3];[.$AK3])" office:value-type="float"/>
          <table:table-cell table:formula="of:=MAX([.$L3];[.$Y3];[.$AL3])" office:value-type="float"/>
          <table:table-cell table:formula="of:=MAX([.$M3];[.$Z3];[.$AM3])" office:value-type="float"/>
          <table:table-cell table:formula="of:=MAX([.$N3];[.$AA3];[.$AN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325.727"/>
          <table:table-cell office:value-type="float" office:value="322.207"/>
          <table:table-cell office:value-type="float" office:value="319.08"/>
          <table:table-cell office:value-type="float" office:value="0.0"/>
          <table:table-cell office:value-type="float" office:value="0.0"/>
          <table:table-cell office:value-type="float" office:value="1402.0"/>
          <table:table-cell office:value-type="float" office:value="603152.0"/>
          <table:table-cell office:value-type="float" office:value="6135165.0"/>
          <table:table-cell office:value-type="float" office:value="453878.0"/>
          <table:table-cell office:value-type="float" office:value="1805049.0"/>
          <table:table-cell office:value-type="float" office:value="317068.0"/>
          <table:table-cell office:value-type="float" office:value="0.0"/>
          <table:table-cell office:value-type="float" office:value="0.0"/>
          <table:table-cell office:value-type="float" office:value="217.451"/>
          <table:table-cell office:value-type="float" office:value="213.84"/>
          <table:table-cell office:value-type="float" office:value="210.83"/>
          <table:table-cell office:value-type="float" office:value="1.0"/>
          <table:table-cell office:value-type="float" office:value="0.0"/>
          <table:table-cell office:value-type="float" office:value="532.0"/>
          <table:table-cell office:value-type="float" office:value="235057.0"/>
          <table:table-cell office:value-type="float" office:value="7262896.0"/>
          <table:table-cell office:value-type="float" office:value="453878.0"/>
          <table:table-cell office:value-type="float" office:value="1805049.0"/>
          <table:table-cell office:value-type="float" office:value="306824.0"/>
          <table:table-cell office:value-type="float" office:value="0.0"/>
          <table:table-cell office:value-type="float" office:value="0.0"/>
          <table:table-cell office:value-type="float" office:value="9.49066"/>
          <table:table-cell office:value-type="float" office:value="3.639"/>
          <table:table-cell office:value-type="float" office:value="0.19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85.0"/>
          <table:table-cell office:value-type="float" office:value="6226.0"/>
          <table:table-cell office:value-type="float" office:value="455606.0"/>
          <table:table-cell office:value-type="float" office:value="1811895.0"/>
          <table:table-cell office:value-type="float" office:value="309344.0"/>
          <table:table-cell office:value-type="float" office:value="0.0"/>
          <table:table-cell office:value-type="float" office:value="0.0"/>
          <table:table-cell table:formula="of:=MIN([.$B4];[.$O4];[.$AB4])" office:value-type="float"/>
          <table:table-cell table:formula="of:=MIN([.$C4];[.$P4];[.$AC4])" office:value-type="float"/>
          <table:table-cell table:formula="of:=MIN([.$D4];[.$Q4];[.$AD4])" office:value-type="float"/>
          <table:table-cell table:formula="of:=MIN([.$E4];[.$R4];[.$AE4])" office:value-type="float"/>
          <table:table-cell table:formula="of:=MIN([.$F4];[.$S4];[.$AF4])" office:value-type="float"/>
          <table:table-cell table:formula="of:=MIN([.$G4];[.$T4];[.$AG4])" office:value-type="float"/>
          <table:table-cell table:formula="of:=MIN([.$H4];[.$U4];[.$AH4])" office:value-type="float"/>
          <table:table-cell table:formula="of:=MIN([.$I4];[.$V4];[.$AI4])" office:value-type="float"/>
          <table:table-cell table:formula="of:=MIN([.$J4];[.$W4];[.$AJ4])" office:value-type="float"/>
          <table:table-cell table:formula="of:=MIN([.$K4];[.$X4];[.$AK4])" office:value-type="float"/>
          <table:table-cell table:formula="of:=MIN([.$L4];[.$Y4];[.$AL4])" office:value-type="float"/>
          <table:table-cell table:formula="of:=MIN([.$M4];[.$Z4];[.$AM4])" office:value-type="float"/>
          <table:table-cell table:formula="of:=MIN([.$N4];[.$AA4];[.$AN4])" office:value-type="float"/>
          <table:table-cell table:formula="of:=MEDIAN([.$B4];[.$O4];[.$AB4])" office:value-type="float"/>
          <table:table-cell table:formula="of:=MEDIAN([.$C4];[.$P4];[.$AC4])" office:value-type="float"/>
          <table:table-cell table:formula="of:=MEDIAN([.$D4];[.$Q4];[.$AD4])" office:value-type="float"/>
          <table:table-cell table:formula="of:=MEDIAN([.$E4];[.$R4];[.$AE4])" office:value-type="float"/>
          <table:table-cell table:formula="of:=MEDIAN([.$F4];[.$S4];[.$AF4])" office:value-type="float"/>
          <table:table-cell table:formula="of:=MEDIAN([.$G4];[.$T4];[.$AG4])" office:value-type="float"/>
          <table:table-cell table:formula="of:=MEDIAN([.$H4];[.$U4];[.$AH4])" office:value-type="float"/>
          <table:table-cell table:formula="of:=MEDIAN([.$I4];[.$V4];[.$AI4])" office:value-type="float"/>
          <table:table-cell table:formula="of:=MEDIAN([.$J4];[.$W4];[.$AJ4])" office:value-type="float"/>
          <table:table-cell table:formula="of:=MEDIAN([.$K4];[.$X4];[.$AK4])" office:value-type="float"/>
          <table:table-cell table:formula="of:=MEDIAN([.$L4];[.$Y4];[.$AL4])" office:value-type="float"/>
          <table:table-cell table:formula="of:=MEDIAN([.$M4];[.$Z4];[.$AM4])" office:value-type="float"/>
          <table:table-cell table:formula="of:=MEDIAN([.$N4];[.$AA4];[.$AN4])" office:value-type="float"/>
          <table:table-cell table:formula="of:=MAX([.$B4];[.$O4];[.$AB4])" office:value-type="float"/>
          <table:table-cell table:formula="of:=MAX([.$C4];[.$P4];[.$AC4])" office:value-type="float"/>
          <table:table-cell table:formula="of:=MAX([.$D4];[.$Q4];[.$AD4])" office:value-type="float"/>
          <table:table-cell table:formula="of:=MAX([.$E4];[.$R4];[.$AE4])" office:value-type="float"/>
          <table:table-cell table:formula="of:=MAX([.$F4];[.$S4];[.$AF4])" office:value-type="float"/>
          <table:table-cell table:formula="of:=MAX([.$G4];[.$T4];[.$AG4])" office:value-type="float"/>
          <table:table-cell table:formula="of:=MAX([.$H4];[.$U4];[.$AH4])" office:value-type="float"/>
          <table:table-cell table:formula="of:=MAX([.$I4];[.$V4];[.$AI4])" office:value-type="float"/>
          <table:table-cell table:formula="of:=MAX([.$J4];[.$W4];[.$AJ4])" office:value-type="float"/>
          <table:table-cell table:formula="of:=MAX([.$K4];[.$X4];[.$AK4])" office:value-type="float"/>
          <table:table-cell table:formula="of:=MAX([.$L4];[.$Y4];[.$AL4])" office:value-type="float"/>
          <table:table-cell table:formula="of:=MAX([.$M4];[.$Z4];[.$AM4])" office:value-type="float"/>
          <table:table-cell table:formula="of:=MAX([.$N4];[.$AA4];[.$AN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176.318"/>
          <table:table-cell office:value-type="float" office:value="172.746"/>
          <table:table-cell office:value-type="float" office:value="169.59"/>
          <table:table-cell office:value-type="float" office:value="0.0"/>
          <table:table-cell office:value-type="float" office:value="0.0"/>
          <table:table-cell office:value-type="float" office:value="765.0"/>
          <table:table-cell office:value-type="float" office:value="310582.0"/>
          <table:table-cell office:value-type="float" office:value="3695658.0"/>
          <table:table-cell office:value-type="float" office:value="453878.0"/>
          <table:table-cell office:value-type="float" office:value="1805048.0"/>
          <table:table-cell office:value-type="float" office:value="305776.0"/>
          <table:table-cell office:value-type="float" office:value="0.0"/>
          <table:table-cell office:value-type="float" office:value="0.0"/>
          <table:table-cell office:value-type="float" office:value="243.574"/>
          <table:table-cell office:value-type="float" office:value="240.016"/>
          <table:table-cell office:value-type="float" office:value="236.9"/>
          <table:table-cell office:value-type="float" office:value="1.0"/>
          <table:table-cell office:value-type="float" office:value="0.0"/>
          <table:table-cell office:value-type="float" office:value="731.0"/>
          <table:table-cell office:value-type="float" office:value="291550.0"/>
          <table:table-cell office:value-type="float" office:value="7292311.0"/>
          <table:table-cell office:value-type="float" office:value="453878.0"/>
          <table:table-cell office:value-type="float" office:value="1805048.0"/>
          <table:table-cell office:value-type="float" office:value="305764.0"/>
          <table:table-cell office:value-type="float" office:value="0.0"/>
          <table:table-cell office:value-type="float" office:value="0.0"/>
          <table:table-cell office:value-type="float" office:value="8.99981"/>
          <table:table-cell office:value-type="float" office:value="3.095"/>
          <table:table-cell office:value-type="float" office:value="0.42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473.0"/>
          <table:table-cell office:value-type="float" office:value="14919.0"/>
          <table:table-cell office:value-type="float" office:value="455606.0"/>
          <table:table-cell office:value-type="float" office:value="1811894.0"/>
          <table:table-cell office:value-type="float" office:value="307748.0"/>
          <table:table-cell office:value-type="float" office:value="0.0"/>
          <table:table-cell office:value-type="float" office:value="0.0"/>
          <table:table-cell table:formula="of:=MIN([.$B5];[.$O5];[.$AB5])" office:value-type="float"/>
          <table:table-cell table:formula="of:=MIN([.$C5];[.$P5];[.$AC5])" office:value-type="float"/>
          <table:table-cell table:formula="of:=MIN([.$D5];[.$Q5];[.$AD5])" office:value-type="float"/>
          <table:table-cell table:formula="of:=MIN([.$E5];[.$R5];[.$AE5])" office:value-type="float"/>
          <table:table-cell table:formula="of:=MIN([.$F5];[.$S5];[.$AF5])" office:value-type="float"/>
          <table:table-cell table:formula="of:=MIN([.$G5];[.$T5];[.$AG5])" office:value-type="float"/>
          <table:table-cell table:formula="of:=MIN([.$H5];[.$U5];[.$AH5])" office:value-type="float"/>
          <table:table-cell table:formula="of:=MIN([.$I5];[.$V5];[.$AI5])" office:value-type="float"/>
          <table:table-cell table:formula="of:=MIN([.$J5];[.$W5];[.$AJ5])" office:value-type="float"/>
          <table:table-cell table:formula="of:=MIN([.$K5];[.$X5];[.$AK5])" office:value-type="float"/>
          <table:table-cell table:formula="of:=MIN([.$L5];[.$Y5];[.$AL5])" office:value-type="float"/>
          <table:table-cell table:formula="of:=MIN([.$M5];[.$Z5];[.$AM5])" office:value-type="float"/>
          <table:table-cell table:formula="of:=MIN([.$N5];[.$AA5];[.$AN5])" office:value-type="float"/>
          <table:table-cell table:formula="of:=MEDIAN([.$B5];[.$O5];[.$AB5])" office:value-type="float"/>
          <table:table-cell table:formula="of:=MEDIAN([.$C5];[.$P5];[.$AC5])" office:value-type="float"/>
          <table:table-cell table:formula="of:=MEDIAN([.$D5];[.$Q5];[.$AD5])" office:value-type="float"/>
          <table:table-cell table:formula="of:=MEDIAN([.$E5];[.$R5];[.$AE5])" office:value-type="float"/>
          <table:table-cell table:formula="of:=MEDIAN([.$F5];[.$S5];[.$AF5])" office:value-type="float"/>
          <table:table-cell table:formula="of:=MEDIAN([.$G5];[.$T5];[.$AG5])" office:value-type="float"/>
          <table:table-cell table:formula="of:=MEDIAN([.$H5];[.$U5];[.$AH5])" office:value-type="float"/>
          <table:table-cell table:formula="of:=MEDIAN([.$I5];[.$V5];[.$AI5])" office:value-type="float"/>
          <table:table-cell table:formula="of:=MEDIAN([.$J5];[.$W5];[.$AJ5])" office:value-type="float"/>
          <table:table-cell table:formula="of:=MEDIAN([.$K5];[.$X5];[.$AK5])" office:value-type="float"/>
          <table:table-cell table:formula="of:=MEDIAN([.$L5];[.$Y5];[.$AL5])" office:value-type="float"/>
          <table:table-cell table:formula="of:=MEDIAN([.$M5];[.$Z5];[.$AM5])" office:value-type="float"/>
          <table:table-cell table:formula="of:=MEDIAN([.$N5];[.$AA5];[.$AN5])" office:value-type="float"/>
          <table:table-cell table:formula="of:=MAX([.$B5];[.$O5];[.$AB5])" office:value-type="float"/>
          <table:table-cell table:formula="of:=MAX([.$C5];[.$P5];[.$AC5])" office:value-type="float"/>
          <table:table-cell table:formula="of:=MAX([.$D5];[.$Q5];[.$AD5])" office:value-type="float"/>
          <table:table-cell table:formula="of:=MAX([.$E5];[.$R5];[.$AE5])" office:value-type="float"/>
          <table:table-cell table:formula="of:=MAX([.$F5];[.$S5];[.$AF5])" office:value-type="float"/>
          <table:table-cell table:formula="of:=MAX([.$G5];[.$T5];[.$AG5])" office:value-type="float"/>
          <table:table-cell table:formula="of:=MAX([.$H5];[.$U5];[.$AH5])" office:value-type="float"/>
          <table:table-cell table:formula="of:=MAX([.$I5];[.$V5];[.$AI5])" office:value-type="float"/>
          <table:table-cell table:formula="of:=MAX([.$J5];[.$W5];[.$AJ5])" office:value-type="float"/>
          <table:table-cell table:formula="of:=MAX([.$K5];[.$X5];[.$AK5])" office:value-type="float"/>
          <table:table-cell table:formula="of:=MAX([.$L5];[.$Y5];[.$AL5])" office:value-type="float"/>
          <table:table-cell table:formula="of:=MAX([.$M5];[.$Z5];[.$AM5])" office:value-type="float"/>
          <table:table-cell table:formula="of:=MAX([.$N5];[.$AA5];[.$AN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173.798"/>
          <table:table-cell office:value-type="float" office:value="170.306"/>
          <table:table-cell office:value-type="float" office:value="167.13"/>
          <table:table-cell office:value-type="float" office:value="0.0"/>
          <table:table-cell office:value-type="float" office:value="0.0"/>
          <table:table-cell office:value-type="float" office:value="573.0"/>
          <table:table-cell office:value-type="float" office:value="249559.0"/>
          <table:table-cell office:value-type="float" office:value="3119526.0"/>
          <table:table-cell office:value-type="float" office:value="453878.0"/>
          <table:table-cell office:value-type="float" office:value="1805048.0"/>
          <table:table-cell office:value-type="float" office:value="306852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27180.0"/>
          <table:table-cell office:value-type="float" office:value="0.0"/>
          <table:table-cell office:value-type="float" office:value="0.0"/>
          <table:table-cell office:value-type="float" office:value="10.7112"/>
          <table:table-cell office:value-type="float" office:value="4.73"/>
          <table:table-cell office:value-type="float" office:value="1.34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1452.0"/>
          <table:table-cell office:value-type="float" office:value="34451.0"/>
          <table:table-cell office:value-type="float" office:value="455606.0"/>
          <table:table-cell office:value-type="float" office:value="1811894.0"/>
          <table:table-cell office:value-type="float" office:value="307748.0"/>
          <table:table-cell office:value-type="float" office:value="0.0"/>
          <table:table-cell office:value-type="float" office:value="0.0"/>
          <table:table-cell table:formula="of:=MIN([.$B6];[.$O6];[.$AB6])" office:value-type="float"/>
          <table:table-cell table:formula="of:=MIN([.$C6];[.$P6];[.$AC6])" office:value-type="float"/>
          <table:table-cell table:formula="of:=MIN([.$D6];[.$Q6];[.$AD6])" office:value-type="float"/>
          <table:table-cell table:formula="of:=MIN([.$E6];[.$R6];[.$AE6])" office:value-type="float"/>
          <table:table-cell table:formula="of:=MIN([.$F6];[.$S6];[.$AF6])" office:value-type="float"/>
          <table:table-cell table:formula="of:=MIN([.$G6];[.$T6];[.$AG6])" office:value-type="float"/>
          <table:table-cell table:formula="of:=MIN([.$H6];[.$U6];[.$AH6])" office:value-type="float"/>
          <table:table-cell table:formula="of:=MIN([.$I6];[.$V6];[.$AI6])" office:value-type="float"/>
          <table:table-cell table:formula="of:=MIN([.$J6];[.$W6];[.$AJ6])" office:value-type="float"/>
          <table:table-cell table:formula="of:=MIN([.$K6];[.$X6];[.$AK6])" office:value-type="float"/>
          <table:table-cell table:formula="of:=MIN([.$L6];[.$Y6];[.$AL6])" office:value-type="float"/>
          <table:table-cell table:formula="of:=MIN([.$M6];[.$Z6];[.$AM6])" office:value-type="float"/>
          <table:table-cell table:formula="of:=MIN([.$N6];[.$AA6];[.$AN6])" office:value-type="float"/>
          <table:table-cell table:formula="of:=MEDIAN([.$B6];[.$O6];[.$AB6])" office:value-type="float"/>
          <table:table-cell table:formula="of:=MEDIAN([.$C6];[.$P6];[.$AC6])" office:value-type="float"/>
          <table:table-cell table:formula="of:=MEDIAN([.$D6];[.$Q6];[.$AD6])" office:value-type="float"/>
          <table:table-cell table:formula="of:=MEDIAN([.$E6];[.$R6];[.$AE6])" office:value-type="float"/>
          <table:table-cell table:formula="of:=MEDIAN([.$F6];[.$S6];[.$AF6])" office:value-type="float"/>
          <table:table-cell table:formula="of:=MEDIAN([.$G6];[.$T6];[.$AG6])" office:value-type="float"/>
          <table:table-cell table:formula="of:=MEDIAN([.$H6];[.$U6];[.$AH6])" office:value-type="float"/>
          <table:table-cell table:formula="of:=MEDIAN([.$I6];[.$V6];[.$AI6])" office:value-type="float"/>
          <table:table-cell table:formula="of:=MEDIAN([.$J6];[.$W6];[.$AJ6])" office:value-type="float"/>
          <table:table-cell table:formula="of:=MEDIAN([.$K6];[.$X6];[.$AK6])" office:value-type="float"/>
          <table:table-cell table:formula="of:=MEDIAN([.$L6];[.$Y6];[.$AL6])" office:value-type="float"/>
          <table:table-cell table:formula="of:=MEDIAN([.$M6];[.$Z6];[.$AM6])" office:value-type="float"/>
          <table:table-cell table:formula="of:=MEDIAN([.$N6];[.$AA6];[.$AN6])" office:value-type="float"/>
          <table:table-cell table:formula="of:=MAX([.$B6];[.$O6];[.$AB6])" office:value-type="float"/>
          <table:table-cell table:formula="of:=MAX([.$C6];[.$P6];[.$AC6])" office:value-type="float"/>
          <table:table-cell table:formula="of:=MAX([.$D6];[.$Q6];[.$AD6])" office:value-type="float"/>
          <table:table-cell table:formula="of:=MAX([.$E6];[.$R6];[.$AE6])" office:value-type="float"/>
          <table:table-cell table:formula="of:=MAX([.$F6];[.$S6];[.$AF6])" office:value-type="float"/>
          <table:table-cell table:formula="of:=MAX([.$G6];[.$T6];[.$AG6])" office:value-type="float"/>
          <table:table-cell table:formula="of:=MAX([.$H6];[.$U6];[.$AH6])" office:value-type="float"/>
          <table:table-cell table:formula="of:=MAX([.$I6];[.$V6];[.$AI6])" office:value-type="float"/>
          <table:table-cell table:formula="of:=MAX([.$J6];[.$W6];[.$AJ6])" office:value-type="float"/>
          <table:table-cell table:formula="of:=MAX([.$K6];[.$X6];[.$AK6])" office:value-type="float"/>
          <table:table-cell table:formula="of:=MAX([.$L6];[.$Y6];[.$AL6])" office:value-type="float"/>
          <table:table-cell table:formula="of:=MAX([.$M6];[.$Z6];[.$AM6])" office:value-type="float"/>
          <table:table-cell table:formula="of:=MAX([.$N6];[.$AA6];[.$AN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10176.0"/>
          <table:table-cell office:value-type="float" office:value="0.0"/>
          <table:table-cell office:value-type="float" office:value="0.0"/>
          <table:table-cell office:value-type="float" office:value="200.779"/>
          <table:table-cell office:value-type="float" office:value="197.208"/>
          <table:table-cell office:value-type="float" office:value="194.18"/>
          <table:table-cell office:value-type="float" office:value="1.0"/>
          <table:table-cell office:value-type="float" office:value="0.0"/>
          <table:table-cell office:value-type="float" office:value="588.0"/>
          <table:table-cell office:value-type="float" office:value="248445.0"/>
          <table:table-cell office:value-type="float" office:value="6151022.0"/>
          <table:table-cell office:value-type="float" office:value="453878.0"/>
          <table:table-cell office:value-type="float" office:value="1805049.0"/>
          <table:table-cell office:value-type="float" office:value="308148.0"/>
          <table:table-cell office:value-type="float" office:value="0.0"/>
          <table:table-cell office:value-type="float" office:value="0.0"/>
          <table:table-cell office:value-type="float" office:value="31.2157"/>
          <table:table-cell office:value-type="float" office:value="25.343"/>
          <table:table-cell office:value-type="float" office:value="21.8"/>
          <table:table-cell office:value-type="float" office:value="0.0"/>
          <table:table-cell office:value-type="float" office:value="0.0"/>
          <table:table-cell office:value-type="float" office:value="148.0"/>
          <table:table-cell office:value-type="float" office:value="44377.0"/>
          <table:table-cell office:value-type="float" office:value="280807.0"/>
          <table:table-cell office:value-type="float" office:value="455606.0"/>
          <table:table-cell office:value-type="float" office:value="1811895.0"/>
          <table:table-cell office:value-type="float" office:value="309348.0"/>
          <table:table-cell office:value-type="float" office:value="0.0"/>
          <table:table-cell office:value-type="float" office:value="0.0"/>
          <table:table-cell table:formula="of:=MIN([.$B7];[.$O7];[.$AB7])" office:value-type="float"/>
          <table:table-cell table:formula="of:=MIN([.$C7];[.$P7];[.$AC7])" office:value-type="float"/>
          <table:table-cell table:formula="of:=MIN([.$D7];[.$Q7];[.$AD7])" office:value-type="float"/>
          <table:table-cell table:formula="of:=MIN([.$E7];[.$R7];[.$AE7])" office:value-type="float"/>
          <table:table-cell table:formula="of:=MIN([.$F7];[.$S7];[.$AF7])" office:value-type="float"/>
          <table:table-cell table:formula="of:=MIN([.$G7];[.$T7];[.$AG7])" office:value-type="float"/>
          <table:table-cell table:formula="of:=MIN([.$H7];[.$U7];[.$AH7])" office:value-type="float"/>
          <table:table-cell table:formula="of:=MIN([.$I7];[.$V7];[.$AI7])" office:value-type="float"/>
          <table:table-cell table:formula="of:=MIN([.$J7];[.$W7];[.$AJ7])" office:value-type="float"/>
          <table:table-cell table:formula="of:=MIN([.$K7];[.$X7];[.$AK7])" office:value-type="float"/>
          <table:table-cell table:formula="of:=MIN([.$L7];[.$Y7];[.$AL7])" office:value-type="float"/>
          <table:table-cell table:formula="of:=MIN([.$M7];[.$Z7];[.$AM7])" office:value-type="float"/>
          <table:table-cell table:formula="of:=MIN([.$N7];[.$AA7];[.$AN7])" office:value-type="float"/>
          <table:table-cell table:formula="of:=MEDIAN([.$B7];[.$O7];[.$AB7])" office:value-type="float"/>
          <table:table-cell table:formula="of:=MEDIAN([.$C7];[.$P7];[.$AC7])" office:value-type="float"/>
          <table:table-cell table:formula="of:=MEDIAN([.$D7];[.$Q7];[.$AD7])" office:value-type="float"/>
          <table:table-cell table:formula="of:=MEDIAN([.$E7];[.$R7];[.$AE7])" office:value-type="float"/>
          <table:table-cell table:formula="of:=MEDIAN([.$F7];[.$S7];[.$AF7])" office:value-type="float"/>
          <table:table-cell table:formula="of:=MEDIAN([.$G7];[.$T7];[.$AG7])" office:value-type="float"/>
          <table:table-cell table:formula="of:=MEDIAN([.$H7];[.$U7];[.$AH7])" office:value-type="float"/>
          <table:table-cell table:formula="of:=MEDIAN([.$I7];[.$V7];[.$AI7])" office:value-type="float"/>
          <table:table-cell table:formula="of:=MEDIAN([.$J7];[.$W7];[.$AJ7])" office:value-type="float"/>
          <table:table-cell table:formula="of:=MEDIAN([.$K7];[.$X7];[.$AK7])" office:value-type="float"/>
          <table:table-cell table:formula="of:=MEDIAN([.$L7];[.$Y7];[.$AL7])" office:value-type="float"/>
          <table:table-cell table:formula="of:=MEDIAN([.$M7];[.$Z7];[.$AM7])" office:value-type="float"/>
          <table:table-cell table:formula="of:=MEDIAN([.$N7];[.$AA7];[.$AN7])" office:value-type="float"/>
          <table:table-cell table:formula="of:=MAX([.$B7];[.$O7];[.$AB7])" office:value-type="float"/>
          <table:table-cell table:formula="of:=MAX([.$C7];[.$P7];[.$AC7])" office:value-type="float"/>
          <table:table-cell table:formula="of:=MAX([.$D7];[.$Q7];[.$AD7])" office:value-type="float"/>
          <table:table-cell table:formula="of:=MAX([.$E7];[.$R7];[.$AE7])" office:value-type="float"/>
          <table:table-cell table:formula="of:=MAX([.$F7];[.$S7];[.$AF7])" office:value-type="float"/>
          <table:table-cell table:formula="of:=MAX([.$G7];[.$T7];[.$AG7])" office:value-type="float"/>
          <table:table-cell table:formula="of:=MAX([.$H7];[.$U7];[.$AH7])" office:value-type="float"/>
          <table:table-cell table:formula="of:=MAX([.$I7];[.$V7];[.$AI7])" office:value-type="float"/>
          <table:table-cell table:formula="of:=MAX([.$J7];[.$W7];[.$AJ7])" office:value-type="float"/>
          <table:table-cell table:formula="of:=MAX([.$K7];[.$X7];[.$AK7])" office:value-type="float"/>
          <table:table-cell table:formula="of:=MAX([.$L7];[.$Y7];[.$AL7])" office:value-type="float"/>
          <table:table-cell table:formula="of:=MAX([.$M7];[.$Z7];[.$AM7])" office:value-type="float"/>
          <table:table-cell table:formula="of:=MAX([.$N7];[.$AA7];[.$AN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173.618"/>
          <table:table-cell office:value-type="float" office:value="170.008"/>
          <table:table-cell office:value-type="float" office:value="166.6"/>
          <table:table-cell office:value-type="float" office:value="0.0"/>
          <table:table-cell office:value-type="float" office:value="0.0"/>
          <table:table-cell office:value-type="float" office:value="717.0"/>
          <table:table-cell office:value-type="float" office:value="292812.0"/>
          <table:table-cell office:value-type="float" office:value="3111650.0"/>
          <table:table-cell office:value-type="float" office:value="530920.0"/>
          <table:table-cell office:value-type="float" office:value="2111158.0"/>
          <table:table-cell office:value-type="float" office:value="346712.0"/>
          <table:table-cell office:value-type="float" office:value="0.0"/>
          <table:table-cell office:value-type="float" office:value="0.0"/>
          <table:table-cell office:value-type="float" office:value="225.22"/>
          <table:table-cell office:value-type="float" office:value="221.608"/>
          <table:table-cell office:value-type="float" office:value="217.82"/>
          <table:table-cell office:value-type="float" office:value="0.0"/>
          <table:table-cell office:value-type="float" office:value="0.0"/>
          <table:table-cell office:value-type="float" office:value="1020.0"/>
          <table:table-cell office:value-type="float" office:value="394120.0"/>
          <table:table-cell office:value-type="float" office:value="2600321.0"/>
          <table:table-cell office:value-type="float" office:value="530920.0"/>
          <table:table-cell office:value-type="float" office:value="2111158.0"/>
          <table:table-cell office:value-type="float" office:value="345396.0"/>
          <table:table-cell office:value-type="float" office:value="0.0"/>
          <table:table-cell office:value-type="float" office:value="0.0"/>
          <table:table-cell office:value-type="float" office:value="11.0941"/>
          <table:table-cell office:value-type="float" office:value="5.144"/>
          <table:table-cell office:value-type="float" office:value="1.24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624.0"/>
          <table:table-cell office:value-type="float" office:value="30327.0"/>
          <table:table-cell office:value-type="float" office:value="532648.0"/>
          <table:table-cell office:value-type="float" office:value="2118004.0"/>
          <table:table-cell office:value-type="float" office:value="347980.0"/>
          <table:table-cell office:value-type="float" office:value="0.0"/>
          <table:table-cell office:value-type="float" office:value="0.0"/>
          <table:table-cell table:formula="of:=MIN([.$B8];[.$O8];[.$AB8])" office:value-type="float"/>
          <table:table-cell table:formula="of:=MIN([.$C8];[.$P8];[.$AC8])" office:value-type="float"/>
          <table:table-cell table:formula="of:=MIN([.$D8];[.$Q8];[.$AD8])" office:value-type="float"/>
          <table:table-cell table:formula="of:=MIN([.$E8];[.$R8];[.$AE8])" office:value-type="float"/>
          <table:table-cell table:formula="of:=MIN([.$F8];[.$S8];[.$AF8])" office:value-type="float"/>
          <table:table-cell table:formula="of:=MIN([.$G8];[.$T8];[.$AG8])" office:value-type="float"/>
          <table:table-cell table:formula="of:=MIN([.$H8];[.$U8];[.$AH8])" office:value-type="float"/>
          <table:table-cell table:formula="of:=MIN([.$I8];[.$V8];[.$AI8])" office:value-type="float"/>
          <table:table-cell table:formula="of:=MIN([.$J8];[.$W8];[.$AJ8])" office:value-type="float"/>
          <table:table-cell table:formula="of:=MIN([.$K8];[.$X8];[.$AK8])" office:value-type="float"/>
          <table:table-cell table:formula="of:=MIN([.$L8];[.$Y8];[.$AL8])" office:value-type="float"/>
          <table:table-cell table:formula="of:=MIN([.$M8];[.$Z8];[.$AM8])" office:value-type="float"/>
          <table:table-cell table:formula="of:=MIN([.$N8];[.$AA8];[.$AN8])" office:value-type="float"/>
          <table:table-cell table:formula="of:=MEDIAN([.$B8];[.$O8];[.$AB8])" office:value-type="float"/>
          <table:table-cell table:formula="of:=MEDIAN([.$C8];[.$P8];[.$AC8])" office:value-type="float"/>
          <table:table-cell table:formula="of:=MEDIAN([.$D8];[.$Q8];[.$AD8])" office:value-type="float"/>
          <table:table-cell table:formula="of:=MEDIAN([.$E8];[.$R8];[.$AE8])" office:value-type="float"/>
          <table:table-cell table:formula="of:=MEDIAN([.$F8];[.$S8];[.$AF8])" office:value-type="float"/>
          <table:table-cell table:formula="of:=MEDIAN([.$G8];[.$T8];[.$AG8])" office:value-type="float"/>
          <table:table-cell table:formula="of:=MEDIAN([.$H8];[.$U8];[.$AH8])" office:value-type="float"/>
          <table:table-cell table:formula="of:=MEDIAN([.$I8];[.$V8];[.$AI8])" office:value-type="float"/>
          <table:table-cell table:formula="of:=MEDIAN([.$J8];[.$W8];[.$AJ8])" office:value-type="float"/>
          <table:table-cell table:formula="of:=MEDIAN([.$K8];[.$X8];[.$AK8])" office:value-type="float"/>
          <table:table-cell table:formula="of:=MEDIAN([.$L8];[.$Y8];[.$AL8])" office:value-type="float"/>
          <table:table-cell table:formula="of:=MEDIAN([.$M8];[.$Z8];[.$AM8])" office:value-type="float"/>
          <table:table-cell table:formula="of:=MEDIAN([.$N8];[.$AA8];[.$AN8])" office:value-type="float"/>
          <table:table-cell table:formula="of:=MAX([.$B8];[.$O8];[.$AB8])" office:value-type="float"/>
          <table:table-cell table:formula="of:=MAX([.$C8];[.$P8];[.$AC8])" office:value-type="float"/>
          <table:table-cell table:formula="of:=MAX([.$D8];[.$Q8];[.$AD8])" office:value-type="float"/>
          <table:table-cell table:formula="of:=MAX([.$E8];[.$R8];[.$AE8])" office:value-type="float"/>
          <table:table-cell table:formula="of:=MAX([.$F8];[.$S8];[.$AF8])" office:value-type="float"/>
          <table:table-cell table:formula="of:=MAX([.$G8];[.$T8];[.$AG8])" office:value-type="float"/>
          <table:table-cell table:formula="of:=MAX([.$H8];[.$U8];[.$AH8])" office:value-type="float"/>
          <table:table-cell table:formula="of:=MAX([.$I8];[.$V8];[.$AI8])" office:value-type="float"/>
          <table:table-cell table:formula="of:=MAX([.$J8];[.$W8];[.$AJ8])" office:value-type="float"/>
          <table:table-cell table:formula="of:=MAX([.$K8];[.$X8];[.$AK8])" office:value-type="float"/>
          <table:table-cell table:formula="of:=MAX([.$L8];[.$Y8];[.$AL8])" office:value-type="float"/>
          <table:table-cell table:formula="of:=MAX([.$M8];[.$Z8];[.$AM8])" office:value-type="float"/>
          <table:table-cell table:formula="of:=MAX([.$N8];[.$AA8];[.$AN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189.752"/>
          <table:table-cell office:value-type="float" office:value="186.26"/>
          <table:table-cell office:value-type="float" office:value="182.41"/>
          <table:table-cell office:value-type="float" office:value="0.0"/>
          <table:table-cell office:value-type="float" office:value="0.0"/>
          <table:table-cell office:value-type="float" office:value="731.0"/>
          <table:table-cell office:value-type="float" office:value="287602.0"/>
          <table:table-cell office:value-type="float" office:value="3180423.0"/>
          <table:table-cell office:value-type="float" office:value="530920.0"/>
          <table:table-cell office:value-type="float" office:value="2111158.0"/>
          <table:table-cell office:value-type="float" office:value="346848.0"/>
          <table:table-cell office:value-type="float" office:value="0.0"/>
          <table:table-cell office:value-type="float" office:value="0.0"/>
          <table:table-cell office:value-type="float" office:value="224.197"/>
          <table:table-cell office:value-type="float" office:value="220.514"/>
          <table:table-cell office:value-type="float" office:value="216.74"/>
          <table:table-cell office:value-type="float" office:value="1.0"/>
          <table:table-cell office:value-type="float" office:value="0.0"/>
          <table:table-cell office:value-type="float" office:value="692.0"/>
          <table:table-cell office:value-type="float" office:value="284892.0"/>
          <table:table-cell office:value-type="float" office:value="6475092.0"/>
          <table:table-cell office:value-type="float" office:value="530920.0"/>
          <table:table-cell office:value-type="float" office:value="2111158.0"/>
          <table:table-cell office:value-type="float" office:value="343860.0"/>
          <table:table-cell office:value-type="float" office:value="0.0"/>
          <table:table-cell office:value-type="float" office:value="0.0"/>
          <table:table-cell office:value-type="float" office:value="11.0164"/>
          <table:table-cell office:value-type="float" office:value="5.091"/>
          <table:table-cell office:value-type="float" office:value="1.06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626.0"/>
          <table:table-cell office:value-type="float" office:value="20842.0"/>
          <table:table-cell office:value-type="float" office:value="532648.0"/>
          <table:table-cell office:value-type="float" office:value="2118004.0"/>
          <table:table-cell office:value-type="float" office:value="346720.0"/>
          <table:table-cell office:value-type="float" office:value="0.0"/>
          <table:table-cell office:value-type="float" office:value="0.0"/>
          <table:table-cell table:formula="of:=MIN([.$B9];[.$O9];[.$AB9])" office:value-type="float"/>
          <table:table-cell table:formula="of:=MIN([.$C9];[.$P9];[.$AC9])" office:value-type="float"/>
          <table:table-cell table:formula="of:=MIN([.$D9];[.$Q9];[.$AD9])" office:value-type="float"/>
          <table:table-cell table:formula="of:=MIN([.$E9];[.$R9];[.$AE9])" office:value-type="float"/>
          <table:table-cell table:formula="of:=MIN([.$F9];[.$S9];[.$AF9])" office:value-type="float"/>
          <table:table-cell table:formula="of:=MIN([.$G9];[.$T9];[.$AG9])" office:value-type="float"/>
          <table:table-cell table:formula="of:=MIN([.$H9];[.$U9];[.$AH9])" office:value-type="float"/>
          <table:table-cell table:formula="of:=MIN([.$I9];[.$V9];[.$AI9])" office:value-type="float"/>
          <table:table-cell table:formula="of:=MIN([.$J9];[.$W9];[.$AJ9])" office:value-type="float"/>
          <table:table-cell table:formula="of:=MIN([.$K9];[.$X9];[.$AK9])" office:value-type="float"/>
          <table:table-cell table:formula="of:=MIN([.$L9];[.$Y9];[.$AL9])" office:value-type="float"/>
          <table:table-cell table:formula="of:=MIN([.$M9];[.$Z9];[.$AM9])" office:value-type="float"/>
          <table:table-cell table:formula="of:=MIN([.$N9];[.$AA9];[.$AN9])" office:value-type="float"/>
          <table:table-cell table:formula="of:=MEDIAN([.$B9];[.$O9];[.$AB9])" office:value-type="float"/>
          <table:table-cell table:formula="of:=MEDIAN([.$C9];[.$P9];[.$AC9])" office:value-type="float"/>
          <table:table-cell table:formula="of:=MEDIAN([.$D9];[.$Q9];[.$AD9])" office:value-type="float"/>
          <table:table-cell table:formula="of:=MEDIAN([.$E9];[.$R9];[.$AE9])" office:value-type="float"/>
          <table:table-cell table:formula="of:=MEDIAN([.$F9];[.$S9];[.$AF9])" office:value-type="float"/>
          <table:table-cell table:formula="of:=MEDIAN([.$G9];[.$T9];[.$AG9])" office:value-type="float"/>
          <table:table-cell table:formula="of:=MEDIAN([.$H9];[.$U9];[.$AH9])" office:value-type="float"/>
          <table:table-cell table:formula="of:=MEDIAN([.$I9];[.$V9];[.$AI9])" office:value-type="float"/>
          <table:table-cell table:formula="of:=MEDIAN([.$J9];[.$W9];[.$AJ9])" office:value-type="float"/>
          <table:table-cell table:formula="of:=MEDIAN([.$K9];[.$X9];[.$AK9])" office:value-type="float"/>
          <table:table-cell table:formula="of:=MEDIAN([.$L9];[.$Y9];[.$AL9])" office:value-type="float"/>
          <table:table-cell table:formula="of:=MEDIAN([.$M9];[.$Z9];[.$AM9])" office:value-type="float"/>
          <table:table-cell table:formula="of:=MEDIAN([.$N9];[.$AA9];[.$AN9])" office:value-type="float"/>
          <table:table-cell table:formula="of:=MAX([.$B9];[.$O9];[.$AB9])" office:value-type="float"/>
          <table:table-cell table:formula="of:=MAX([.$C9];[.$P9];[.$AC9])" office:value-type="float"/>
          <table:table-cell table:formula="of:=MAX([.$D9];[.$Q9];[.$AD9])" office:value-type="float"/>
          <table:table-cell table:formula="of:=MAX([.$E9];[.$R9];[.$AE9])" office:value-type="float"/>
          <table:table-cell table:formula="of:=MAX([.$F9];[.$S9];[.$AF9])" office:value-type="float"/>
          <table:table-cell table:formula="of:=MAX([.$G9];[.$T9];[.$AG9])" office:value-type="float"/>
          <table:table-cell table:formula="of:=MAX([.$H9];[.$U9];[.$AH9])" office:value-type="float"/>
          <table:table-cell table:formula="of:=MAX([.$I9];[.$V9];[.$AI9])" office:value-type="float"/>
          <table:table-cell table:formula="of:=MAX([.$J9];[.$W9];[.$AJ9])" office:value-type="float"/>
          <table:table-cell table:formula="of:=MAX([.$K9];[.$X9];[.$AK9])" office:value-type="float"/>
          <table:table-cell table:formula="of:=MAX([.$L9];[.$Y9];[.$AL9])" office:value-type="float"/>
          <table:table-cell table:formula="of:=MAX([.$M9];[.$Z9];[.$AM9])" office:value-type="float"/>
          <table:table-cell table:formula="of:=MAX([.$N9];[.$AA9];[.$AN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249.554"/>
          <table:table-cell office:value-type="float" office:value="246.058"/>
          <table:table-cell office:value-type="float" office:value="242.24"/>
          <table:table-cell office:value-type="float" office:value="0.0"/>
          <table:table-cell office:value-type="float" office:value="0.0"/>
          <table:table-cell office:value-type="float" office:value="955.0"/>
          <table:table-cell office:value-type="float" office:value="399628.0"/>
          <table:table-cell office:value-type="float" office:value="4359617.0"/>
          <table:table-cell office:value-type="float" office:value="530920.0"/>
          <table:table-cell office:value-type="float" office:value="2111159.0"/>
          <table:table-cell office:value-type="float" office:value="348608.0"/>
          <table:table-cell office:value-type="float" office:value="0.0"/>
          <table:table-cell office:value-type="float" office:value="0.0"/>
          <table:table-cell office:value-type="float" office:value="155.025"/>
          <table:table-cell office:value-type="float" office:value="151.484"/>
          <table:table-cell office:value-type="float" office:value="147.6"/>
          <table:table-cell office:value-type="float" office:value="1.0"/>
          <table:table-cell office:value-type="float" office:value="0.0"/>
          <table:table-cell office:value-type="float" office:value="508.0"/>
          <table:table-cell office:value-type="float" office:value="189609.0"/>
          <table:table-cell office:value-type="float" office:value="5687035.0"/>
          <table:table-cell office:value-type="float" office:value="530920.0"/>
          <table:table-cell office:value-type="float" office:value="2111159.0"/>
          <table:table-cell office:value-type="float" office:value="343200.0"/>
          <table:table-cell office:value-type="float" office:value="0.0"/>
          <table:table-cell office:value-type="float" office:value="0.0"/>
          <table:table-cell office:value-type="float" office:value="11.0757"/>
          <table:table-cell office:value-type="float" office:value="5.025"/>
          <table:table-cell office:value-type="float" office:value="1.15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1687.0"/>
          <table:table-cell office:value-type="float" office:value="30831.0"/>
          <table:table-cell office:value-type="float" office:value="532648.0"/>
          <table:table-cell office:value-type="float" office:value="2118005.0"/>
          <table:table-cell office:value-type="float" office:value="348772.0"/>
          <table:table-cell office:value-type="float" office:value="0.0"/>
          <table:table-cell office:value-type="float" office:value="0.0"/>
          <table:table-cell table:formula="of:=MIN([.$B10];[.$O10];[.$AB10])" office:value-type="float"/>
          <table:table-cell table:formula="of:=MIN([.$C10];[.$P10];[.$AC10])" office:value-type="float"/>
          <table:table-cell table:formula="of:=MIN([.$D10];[.$Q10];[.$AD10])" office:value-type="float"/>
          <table:table-cell table:formula="of:=MIN([.$E10];[.$R10];[.$AE10])" office:value-type="float"/>
          <table:table-cell table:formula="of:=MIN([.$F10];[.$S10];[.$AF10])" office:value-type="float"/>
          <table:table-cell table:formula="of:=MIN([.$G10];[.$T10];[.$AG10])" office:value-type="float"/>
          <table:table-cell table:formula="of:=MIN([.$H10];[.$U10];[.$AH10])" office:value-type="float"/>
          <table:table-cell table:formula="of:=MIN([.$I10];[.$V10];[.$AI10])" office:value-type="float"/>
          <table:table-cell table:formula="of:=MIN([.$J10];[.$W10];[.$AJ10])" office:value-type="float"/>
          <table:table-cell table:formula="of:=MIN([.$K10];[.$X10];[.$AK10])" office:value-type="float"/>
          <table:table-cell table:formula="of:=MIN([.$L10];[.$Y10];[.$AL10])" office:value-type="float"/>
          <table:table-cell table:formula="of:=MIN([.$M10];[.$Z10];[.$AM10])" office:value-type="float"/>
          <table:table-cell table:formula="of:=MIN([.$N10];[.$AA10];[.$AN10])" office:value-type="float"/>
          <table:table-cell table:formula="of:=MEDIAN([.$B10];[.$O10];[.$AB10])" office:value-type="float"/>
          <table:table-cell table:formula="of:=MEDIAN([.$C10];[.$P10];[.$AC10])" office:value-type="float"/>
          <table:table-cell table:formula="of:=MEDIAN([.$D10];[.$Q10];[.$AD10])" office:value-type="float"/>
          <table:table-cell table:formula="of:=MEDIAN([.$E10];[.$R10];[.$AE10])" office:value-type="float"/>
          <table:table-cell table:formula="of:=MEDIAN([.$F10];[.$S10];[.$AF10])" office:value-type="float"/>
          <table:table-cell table:formula="of:=MEDIAN([.$G10];[.$T10];[.$AG10])" office:value-type="float"/>
          <table:table-cell table:formula="of:=MEDIAN([.$H10];[.$U10];[.$AH10])" office:value-type="float"/>
          <table:table-cell table:formula="of:=MEDIAN([.$I10];[.$V10];[.$AI10])" office:value-type="float"/>
          <table:table-cell table:formula="of:=MEDIAN([.$J10];[.$W10];[.$AJ10])" office:value-type="float"/>
          <table:table-cell table:formula="of:=MEDIAN([.$K10];[.$X10];[.$AK10])" office:value-type="float"/>
          <table:table-cell table:formula="of:=MEDIAN([.$L10];[.$Y10];[.$AL10])" office:value-type="float"/>
          <table:table-cell table:formula="of:=MEDIAN([.$M10];[.$Z10];[.$AM10])" office:value-type="float"/>
          <table:table-cell table:formula="of:=MEDIAN([.$N10];[.$AA10];[.$AN10])" office:value-type="float"/>
          <table:table-cell table:formula="of:=MAX([.$B10];[.$O10];[.$AB10])" office:value-type="float"/>
          <table:table-cell table:formula="of:=MAX([.$C10];[.$P10];[.$AC10])" office:value-type="float"/>
          <table:table-cell table:formula="of:=MAX([.$D10];[.$Q10];[.$AD10])" office:value-type="float"/>
          <table:table-cell table:formula="of:=MAX([.$E10];[.$R10];[.$AE10])" office:value-type="float"/>
          <table:table-cell table:formula="of:=MAX([.$F10];[.$S10];[.$AF10])" office:value-type="float"/>
          <table:table-cell table:formula="of:=MAX([.$G10];[.$T10];[.$AG10])" office:value-type="float"/>
          <table:table-cell table:formula="of:=MAX([.$H10];[.$U10];[.$AH10])" office:value-type="float"/>
          <table:table-cell table:formula="of:=MAX([.$I10];[.$V10];[.$AI10])" office:value-type="float"/>
          <table:table-cell table:formula="of:=MAX([.$J10];[.$W10];[.$AJ10])" office:value-type="float"/>
          <table:table-cell table:formula="of:=MAX([.$K10];[.$X10];[.$AK10])" office:value-type="float"/>
          <table:table-cell table:formula="of:=MAX([.$L10];[.$Y10];[.$AL10])" office:value-type="float"/>
          <table:table-cell table:formula="of:=MAX([.$M10];[.$Z10];[.$AM10])" office:value-type="float"/>
          <table:table-cell table:formula="of:=MAX([.$N10];[.$AA10];[.$AN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28296.0"/>
          <table:table-cell office:value-type="float" office:value="0.0"/>
          <table:table-cell office:value-type="float" office:value="0.0"/>
          <table:table-cell office:value-type="float" office:value="168.376"/>
          <table:table-cell office:value-type="float" office:value="164.914"/>
          <table:table-cell office:value-type="float" office:value="161.17"/>
          <table:table-cell office:value-type="float" office:value="0.0"/>
          <table:table-cell office:value-type="float" office:value="0.0"/>
          <table:table-cell office:value-type="float" office:value="1021.0"/>
          <table:table-cell office:value-type="float" office:value="393081.0"/>
          <table:table-cell office:value-type="float" office:value="2136685.0"/>
          <table:table-cell office:value-type="float" office:value="530920.0"/>
          <table:table-cell office:value-type="float" office:value="2111160.0"/>
          <table:table-cell office:value-type="float" office:value="343984.0"/>
          <table:table-cell office:value-type="float" office:value="0.0"/>
          <table:table-cell office:value-type="float" office:value="0.0"/>
          <table:table-cell office:value-type="float" office:value="10.6924"/>
          <table:table-cell office:value-type="float" office:value="4.645"/>
          <table:table-cell office:value-type="float" office:value="0.63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28.0"/>
          <table:table-cell office:value-type="float" office:value="15056.0"/>
          <table:table-cell office:value-type="float" office:value="532648.0"/>
          <table:table-cell office:value-type="float" office:value="2118006.0"/>
          <table:table-cell office:value-type="float" office:value="348244.0"/>
          <table:table-cell office:value-type="float" office:value="0.0"/>
          <table:table-cell office:value-type="float" office:value="0.0"/>
          <table:table-cell table:formula="of:=MIN([.$B11];[.$O11];[.$AB11])" office:value-type="float"/>
          <table:table-cell table:formula="of:=MIN([.$C11];[.$P11];[.$AC11])" office:value-type="float"/>
          <table:table-cell table:formula="of:=MIN([.$D11];[.$Q11];[.$AD11])" office:value-type="float"/>
          <table:table-cell table:formula="of:=MIN([.$E11];[.$R11];[.$AE11])" office:value-type="float"/>
          <table:table-cell table:formula="of:=MIN([.$F11];[.$S11];[.$AF11])" office:value-type="float"/>
          <table:table-cell table:formula="of:=MIN([.$G11];[.$T11];[.$AG11])" office:value-type="float"/>
          <table:table-cell table:formula="of:=MIN([.$H11];[.$U11];[.$AH11])" office:value-type="float"/>
          <table:table-cell table:formula="of:=MIN([.$I11];[.$V11];[.$AI11])" office:value-type="float"/>
          <table:table-cell table:formula="of:=MIN([.$J11];[.$W11];[.$AJ11])" office:value-type="float"/>
          <table:table-cell table:formula="of:=MIN([.$K11];[.$X11];[.$AK11])" office:value-type="float"/>
          <table:table-cell table:formula="of:=MIN([.$L11];[.$Y11];[.$AL11])" office:value-type="float"/>
          <table:table-cell table:formula="of:=MIN([.$M11];[.$Z11];[.$AM11])" office:value-type="float"/>
          <table:table-cell table:formula="of:=MIN([.$N11];[.$AA11];[.$AN11])" office:value-type="float"/>
          <table:table-cell table:formula="of:=MEDIAN([.$B11];[.$O11];[.$AB11])" office:value-type="float"/>
          <table:table-cell table:formula="of:=MEDIAN([.$C11];[.$P11];[.$AC11])" office:value-type="float"/>
          <table:table-cell table:formula="of:=MEDIAN([.$D11];[.$Q11];[.$AD11])" office:value-type="float"/>
          <table:table-cell table:formula="of:=MEDIAN([.$E11];[.$R11];[.$AE11])" office:value-type="float"/>
          <table:table-cell table:formula="of:=MEDIAN([.$F11];[.$S11];[.$AF11])" office:value-type="float"/>
          <table:table-cell table:formula="of:=MEDIAN([.$G11];[.$T11];[.$AG11])" office:value-type="float"/>
          <table:table-cell table:formula="of:=MEDIAN([.$H11];[.$U11];[.$AH11])" office:value-type="float"/>
          <table:table-cell table:formula="of:=MEDIAN([.$I11];[.$V11];[.$AI11])" office:value-type="float"/>
          <table:table-cell table:formula="of:=MEDIAN([.$J11];[.$W11];[.$AJ11])" office:value-type="float"/>
          <table:table-cell table:formula="of:=MEDIAN([.$K11];[.$X11];[.$AK11])" office:value-type="float"/>
          <table:table-cell table:formula="of:=MEDIAN([.$L11];[.$Y11];[.$AL11])" office:value-type="float"/>
          <table:table-cell table:formula="of:=MEDIAN([.$M11];[.$Z11];[.$AM11])" office:value-type="float"/>
          <table:table-cell table:formula="of:=MEDIAN([.$N11];[.$AA11];[.$AN11])" office:value-type="float"/>
          <table:table-cell table:formula="of:=MAX([.$B11];[.$O11];[.$AB11])" office:value-type="float"/>
          <table:table-cell table:formula="of:=MAX([.$C11];[.$P11];[.$AC11])" office:value-type="float"/>
          <table:table-cell table:formula="of:=MAX([.$D11];[.$Q11];[.$AD11])" office:value-type="float"/>
          <table:table-cell table:formula="of:=MAX([.$E11];[.$R11];[.$AE11])" office:value-type="float"/>
          <table:table-cell table:formula="of:=MAX([.$F11];[.$S11];[.$AF11])" office:value-type="float"/>
          <table:table-cell table:formula="of:=MAX([.$G11];[.$T11];[.$AG11])" office:value-type="float"/>
          <table:table-cell table:formula="of:=MAX([.$H11];[.$U11];[.$AH11])" office:value-type="float"/>
          <table:table-cell table:formula="of:=MAX([.$I11];[.$V11];[.$AI11])" office:value-type="float"/>
          <table:table-cell table:formula="of:=MAX([.$J11];[.$W11];[.$AJ11])" office:value-type="float"/>
          <table:table-cell table:formula="of:=MAX([.$K11];[.$X11];[.$AK11])" office:value-type="float"/>
          <table:table-cell table:formula="of:=MAX([.$L11];[.$Y11];[.$AL11])" office:value-type="float"/>
          <table:table-cell table:formula="of:=MAX([.$M11];[.$Z11];[.$AM11])" office:value-type="float"/>
          <table:table-cell table:formula="of:=MAX([.$N11];[.$AA11];[.$AN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180.159"/>
          <table:table-cell office:value-type="float" office:value="176.572"/>
          <table:table-cell office:value-type="float" office:value="173.15"/>
          <table:table-cell office:value-type="float" office:value="0.0"/>
          <table:table-cell office:value-type="float" office:value="0.0"/>
          <table:table-cell office:value-type="float" office:value="715.0"/>
          <table:table-cell office:value-type="float" office:value="289006.0"/>
          <table:table-cell office:value-type="float" office:value="3030787.0"/>
          <table:table-cell office:value-type="float" office:value="530920.0"/>
          <table:table-cell office:value-type="float" office:value="2111160.0"/>
          <table:table-cell office:value-type="float" office:value="346712.0"/>
          <table:table-cell office:value-type="float" office:value="0.0"/>
          <table:table-cell office:value-type="float" office:value="0.0"/>
          <table:table-cell office:value-type="float" office:value="297.767"/>
          <table:table-cell office:value-type="float" office:value="294.254"/>
          <table:table-cell office:value-type="float" office:value="290.57"/>
          <table:table-cell office:value-type="float" office:value="0.0"/>
          <table:table-cell office:value-type="float" office:value="0.0"/>
          <table:table-cell office:value-type="float" office:value="1597.0"/>
          <table:table-cell office:value-type="float" office:value="667329.0"/>
          <table:table-cell office:value-type="float" office:value="3766011.0"/>
          <table:table-cell office:value-type="float" office:value="530920.0"/>
          <table:table-cell office:value-type="float" office:value="2111160.0"/>
          <table:table-cell office:value-type="float" office:value="346848.0"/>
          <table:table-cell office:value-type="float" office:value="0.0"/>
          <table:table-cell office:value-type="float" office:value="0.0"/>
          <table:table-cell office:value-type="float" office:value="19.0824"/>
          <table:table-cell office:value-type="float" office:value="13.264"/>
          <table:table-cell office:value-type="float" office:value="9.37"/>
          <table:table-cell office:value-type="float" office:value="1.0"/>
          <table:table-cell office:value-type="float" office:value="0.0"/>
          <table:table-cell office:value-type="float" office:value="62.0"/>
          <table:table-cell office:value-type="float" office:value="20153.0"/>
          <table:table-cell office:value-type="float" office:value="337651.0"/>
          <table:table-cell office:value-type="float" office:value="532648.0"/>
          <table:table-cell office:value-type="float" office:value="2118006.0"/>
          <table:table-cell office:value-type="float" office:value="348772.0"/>
          <table:table-cell office:value-type="float" office:value="0.0"/>
          <table:table-cell office:value-type="float" office:value="0.0"/>
          <table:table-cell table:formula="of:=MIN([.$B12];[.$O12];[.$AB12])" office:value-type="float"/>
          <table:table-cell table:formula="of:=MIN([.$C12];[.$P12];[.$AC12])" office:value-type="float"/>
          <table:table-cell table:formula="of:=MIN([.$D12];[.$Q12];[.$AD12])" office:value-type="float"/>
          <table:table-cell table:formula="of:=MIN([.$E12];[.$R12];[.$AE12])" office:value-type="float"/>
          <table:table-cell table:formula="of:=MIN([.$F12];[.$S12];[.$AF12])" office:value-type="float"/>
          <table:table-cell table:formula="of:=MIN([.$G12];[.$T12];[.$AG12])" office:value-type="float"/>
          <table:table-cell table:formula="of:=MIN([.$H12];[.$U12];[.$AH12])" office:value-type="float"/>
          <table:table-cell table:formula="of:=MIN([.$I12];[.$V12];[.$AI12])" office:value-type="float"/>
          <table:table-cell table:formula="of:=MIN([.$J12];[.$W12];[.$AJ12])" office:value-type="float"/>
          <table:table-cell table:formula="of:=MIN([.$K12];[.$X12];[.$AK12])" office:value-type="float"/>
          <table:table-cell table:formula="of:=MIN([.$L12];[.$Y12];[.$AL12])" office:value-type="float"/>
          <table:table-cell table:formula="of:=MIN([.$M12];[.$Z12];[.$AM12])" office:value-type="float"/>
          <table:table-cell table:formula="of:=MIN([.$N12];[.$AA12];[.$AN12])" office:value-type="float"/>
          <table:table-cell table:formula="of:=MEDIAN([.$B12];[.$O12];[.$AB12])" office:value-type="float"/>
          <table:table-cell table:formula="of:=MEDIAN([.$C12];[.$P12];[.$AC12])" office:value-type="float"/>
          <table:table-cell table:formula="of:=MEDIAN([.$D12];[.$Q12];[.$AD12])" office:value-type="float"/>
          <table:table-cell table:formula="of:=MEDIAN([.$E12];[.$R12];[.$AE12])" office:value-type="float"/>
          <table:table-cell table:formula="of:=MEDIAN([.$F12];[.$S12];[.$AF12])" office:value-type="float"/>
          <table:table-cell table:formula="of:=MEDIAN([.$G12];[.$T12];[.$AG12])" office:value-type="float"/>
          <table:table-cell table:formula="of:=MEDIAN([.$H12];[.$U12];[.$AH12])" office:value-type="float"/>
          <table:table-cell table:formula="of:=MEDIAN([.$I12];[.$V12];[.$AI12])" office:value-type="float"/>
          <table:table-cell table:formula="of:=MEDIAN([.$J12];[.$W12];[.$AJ12])" office:value-type="float"/>
          <table:table-cell table:formula="of:=MEDIAN([.$K12];[.$X12];[.$AK12])" office:value-type="float"/>
          <table:table-cell table:formula="of:=MEDIAN([.$L12];[.$Y12];[.$AL12])" office:value-type="float"/>
          <table:table-cell table:formula="of:=MEDIAN([.$M12];[.$Z12];[.$AM12])" office:value-type="float"/>
          <table:table-cell table:formula="of:=MEDIAN([.$N12];[.$AA12];[.$AN12])" office:value-type="float"/>
          <table:table-cell table:formula="of:=MAX([.$B12];[.$O12];[.$AB12])" office:value-type="float"/>
          <table:table-cell table:formula="of:=MAX([.$C12];[.$P12];[.$AC12])" office:value-type="float"/>
          <table:table-cell table:formula="of:=MAX([.$D12];[.$Q12];[.$AD12])" office:value-type="float"/>
          <table:table-cell table:formula="of:=MAX([.$E12];[.$R12];[.$AE12])" office:value-type="float"/>
          <table:table-cell table:formula="of:=MAX([.$F12];[.$S12];[.$AF12])" office:value-type="float"/>
          <table:table-cell table:formula="of:=MAX([.$G12];[.$T12];[.$AG12])" office:value-type="float"/>
          <table:table-cell table:formula="of:=MAX([.$H12];[.$U12];[.$AH12])" office:value-type="float"/>
          <table:table-cell table:formula="of:=MAX([.$I12];[.$V12];[.$AI12])" office:value-type="float"/>
          <table:table-cell table:formula="of:=MAX([.$J12];[.$W12];[.$AJ12])" office:value-type="float"/>
          <table:table-cell table:formula="of:=MAX([.$K12];[.$X12];[.$AK12])" office:value-type="float"/>
          <table:table-cell table:formula="of:=MAX([.$L12];[.$Y12];[.$AL12])" office:value-type="float"/>
          <table:table-cell table:formula="of:=MAX([.$M12];[.$Z12];[.$AM12])" office:value-type="float"/>
          <table:table-cell table:formula="of:=MAX([.$N12];[.$AA12];[.$AN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102.607"/>
          <table:table-cell office:value-type="float" office:value="99.801"/>
          <table:table-cell office:value-type="float" office:value="98.74"/>
          <table:table-cell office:value-type="float" office:value="0.0"/>
          <table:table-cell office:value-type="float" office:value="0.0"/>
          <table:table-cell office:value-type="float" office:value="667.0"/>
          <table:table-cell office:value-type="float" office:value="289739.0"/>
          <table:table-cell office:value-type="float" office:value="2182931.0"/>
          <table:table-cell office:value-type="float" office:value="145770.0"/>
          <table:table-cell office:value-type="float" office:value="570575.0"/>
          <table:table-cell office:value-type="float" office:value="167576.0"/>
          <table:table-cell office:value-type="float" office:value="0.0"/>
          <table:table-cell office:value-type="float" office:value="0.0"/>
          <table:table-cell office:value-type="float" office:value="907.348"/>
          <table:table-cell office:value-type="float" office:value="904.528"/>
          <table:table-cell office:value-type="float" office:value="903.38"/>
          <table:table-cell office:value-type="float" office:value="0.0"/>
          <table:table-cell office:value-type="float" office:value="0.0"/>
          <table:table-cell office:value-type="float" office:value="5117.0"/>
          <table:table-cell office:value-type="float" office:value="2597715.0"/>
          <table:table-cell office:value-type="float" office:value="10415453.0"/>
          <table:table-cell office:value-type="float" office:value="145770.0"/>
          <table:table-cell office:value-type="float" office:value="570575.0"/>
          <table:table-cell office:value-type="float" office:value="206872.0"/>
          <table:table-cell office:value-type="float" office:value="0.0"/>
          <table:table-cell office:value-type="float" office:value="0.0"/>
          <table:table-cell office:value-type="float" office:value="5.10926"/>
          <table:table-cell office:value-type="float" office:value="1.429"/>
          <table:table-cell office:value-type="float" office:value="0.37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961.0"/>
          <table:table-cell office:value-type="float" office:value="26508.0"/>
          <table:table-cell office:value-type="float" office:value="146608.0"/>
          <table:table-cell office:value-type="float" office:value="573907.0"/>
          <table:table-cell office:value-type="float" office:value="157332.0"/>
          <table:table-cell office:value-type="float" office:value="0.0"/>
          <table:table-cell office:value-type="float" office:value="0.0"/>
          <table:table-cell table:formula="of:=MIN([.$B13];[.$O13];[.$AB13])" office:value-type="float"/>
          <table:table-cell table:formula="of:=MIN([.$C13];[.$P13];[.$AC13])" office:value-type="float"/>
          <table:table-cell table:formula="of:=MIN([.$D13];[.$Q13];[.$AD13])" office:value-type="float"/>
          <table:table-cell table:formula="of:=MIN([.$E13];[.$R13];[.$AE13])" office:value-type="float"/>
          <table:table-cell table:formula="of:=MIN([.$F13];[.$S13];[.$AF13])" office:value-type="float"/>
          <table:table-cell table:formula="of:=MIN([.$G13];[.$T13];[.$AG13])" office:value-type="float"/>
          <table:table-cell table:formula="of:=MIN([.$H13];[.$U13];[.$AH13])" office:value-type="float"/>
          <table:table-cell table:formula="of:=MIN([.$I13];[.$V13];[.$AI13])" office:value-type="float"/>
          <table:table-cell table:formula="of:=MIN([.$J13];[.$W13];[.$AJ13])" office:value-type="float"/>
          <table:table-cell table:formula="of:=MIN([.$K13];[.$X13];[.$AK13])" office:value-type="float"/>
          <table:table-cell table:formula="of:=MIN([.$L13];[.$Y13];[.$AL13])" office:value-type="float"/>
          <table:table-cell table:formula="of:=MIN([.$M13];[.$Z13];[.$AM13])" office:value-type="float"/>
          <table:table-cell table:formula="of:=MIN([.$N13];[.$AA13];[.$AN13])" office:value-type="float"/>
          <table:table-cell table:formula="of:=MEDIAN([.$B13];[.$O13];[.$AB13])" office:value-type="float"/>
          <table:table-cell table:formula="of:=MEDIAN([.$C13];[.$P13];[.$AC13])" office:value-type="float"/>
          <table:table-cell table:formula="of:=MEDIAN([.$D13];[.$Q13];[.$AD13])" office:value-type="float"/>
          <table:table-cell table:formula="of:=MEDIAN([.$E13];[.$R13];[.$AE13])" office:value-type="float"/>
          <table:table-cell table:formula="of:=MEDIAN([.$F13];[.$S13];[.$AF13])" office:value-type="float"/>
          <table:table-cell table:formula="of:=MEDIAN([.$G13];[.$T13];[.$AG13])" office:value-type="float"/>
          <table:table-cell table:formula="of:=MEDIAN([.$H13];[.$U13];[.$AH13])" office:value-type="float"/>
          <table:table-cell table:formula="of:=MEDIAN([.$I13];[.$V13];[.$AI13])" office:value-type="float"/>
          <table:table-cell table:formula="of:=MEDIAN([.$J13];[.$W13];[.$AJ13])" office:value-type="float"/>
          <table:table-cell table:formula="of:=MEDIAN([.$K13];[.$X13];[.$AK13])" office:value-type="float"/>
          <table:table-cell table:formula="of:=MEDIAN([.$L13];[.$Y13];[.$AL13])" office:value-type="float"/>
          <table:table-cell table:formula="of:=MEDIAN([.$M13];[.$Z13];[.$AM13])" office:value-type="float"/>
          <table:table-cell table:formula="of:=MEDIAN([.$N13];[.$AA13];[.$AN13])" office:value-type="float"/>
          <table:table-cell table:formula="of:=MAX([.$B13];[.$O13];[.$AB13])" office:value-type="float"/>
          <table:table-cell table:formula="of:=MAX([.$C13];[.$P13];[.$AC13])" office:value-type="float"/>
          <table:table-cell table:formula="of:=MAX([.$D13];[.$Q13];[.$AD13])" office:value-type="float"/>
          <table:table-cell table:formula="of:=MAX([.$E13];[.$R13];[.$AE13])" office:value-type="float"/>
          <table:table-cell table:formula="of:=MAX([.$F13];[.$S13];[.$AF13])" office:value-type="float"/>
          <table:table-cell table:formula="of:=MAX([.$G13];[.$T13];[.$AG13])" office:value-type="float"/>
          <table:table-cell table:formula="of:=MAX([.$H13];[.$U13];[.$AH13])" office:value-type="float"/>
          <table:table-cell table:formula="of:=MAX([.$I13];[.$V13];[.$AI13])" office:value-type="float"/>
          <table:table-cell table:formula="of:=MAX([.$J13];[.$W13];[.$AJ13])" office:value-type="float"/>
          <table:table-cell table:formula="of:=MAX([.$K13];[.$X13];[.$AK13])" office:value-type="float"/>
          <table:table-cell table:formula="of:=MAX([.$L13];[.$Y13];[.$AL13])" office:value-type="float"/>
          <table:table-cell table:formula="of:=MAX([.$M13];[.$Z13];[.$AM13])" office:value-type="float"/>
          <table:table-cell table:formula="of:=MAX([.$N13];[.$AA13];[.$AN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132.417"/>
          <table:table-cell office:value-type="float" office:value="129.585"/>
          <table:table-cell office:value-type="float" office:value="128.53"/>
          <table:table-cell office:value-type="float" office:value="0.0"/>
          <table:table-cell office:value-type="float" office:value="0.0"/>
          <table:table-cell office:value-type="float" office:value="830.0"/>
          <table:table-cell office:value-type="float" office:value="351888.0"/>
          <table:table-cell office:value-type="float" office:value="2798016.0"/>
          <table:table-cell office:value-type="float" office:value="145770.0"/>
          <table:table-cell office:value-type="float" office:value="570575.0"/>
          <table:table-cell office:value-type="float" office:value="169552.0"/>
          <table:table-cell office:value-type="float" office:value="0.0"/>
          <table:table-cell office:value-type="float" office:value="0.0"/>
          <table:table-cell office:value-type="float" office:value="18.6227"/>
          <table:table-cell office:value-type="float" office:value="15.883"/>
          <table:table-cell office:value-type="float" office:value="14.81"/>
          <table:table-cell office:value-type="float" office:value="1.0"/>
          <table:table-cell office:value-type="float" office:value="0.0"/>
          <table:table-cell office:value-type="float" office:value="133.0"/>
          <table:table-cell office:value-type="float" office:value="47856.0"/>
          <table:table-cell office:value-type="float" office:value="673163.0"/>
          <table:table-cell office:value-type="float" office:value="145770.0"/>
          <table:table-cell office:value-type="float" office:value="570575.0"/>
          <table:table-cell office:value-type="float" office:value="156284.0"/>
          <table:table-cell office:value-type="float" office:value="0.0"/>
          <table:table-cell office:value-type="float" office:value="0.0"/>
          <table:table-cell office:value-type="float" office:value="5.11033"/>
          <table:table-cell office:value-type="float" office:value="1.25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076.0"/>
          <table:table-cell office:value-type="float" office:value="146608.0"/>
          <table:table-cell office:value-type="float" office:value="573907.0"/>
          <table:table-cell office:value-type="float" office:value="157448.0"/>
          <table:table-cell office:value-type="float" office:value="0.0"/>
          <table:table-cell office:value-type="float" office:value="0.0"/>
          <table:table-cell table:formula="of:=MIN([.$B14];[.$O14];[.$AB14])" office:value-type="float"/>
          <table:table-cell table:formula="of:=MIN([.$C14];[.$P14];[.$AC14])" office:value-type="float"/>
          <table:table-cell table:formula="of:=MIN([.$D14];[.$Q14];[.$AD14])" office:value-type="float"/>
          <table:table-cell table:formula="of:=MIN([.$E14];[.$R14];[.$AE14])" office:value-type="float"/>
          <table:table-cell table:formula="of:=MIN([.$F14];[.$S14];[.$AF14])" office:value-type="float"/>
          <table:table-cell table:formula="of:=MIN([.$G14];[.$T14];[.$AG14])" office:value-type="float"/>
          <table:table-cell table:formula="of:=MIN([.$H14];[.$U14];[.$AH14])" office:value-type="float"/>
          <table:table-cell table:formula="of:=MIN([.$I14];[.$V14];[.$AI14])" office:value-type="float"/>
          <table:table-cell table:formula="of:=MIN([.$J14];[.$W14];[.$AJ14])" office:value-type="float"/>
          <table:table-cell table:formula="of:=MIN([.$K14];[.$X14];[.$AK14])" office:value-type="float"/>
          <table:table-cell table:formula="of:=MIN([.$L14];[.$Y14];[.$AL14])" office:value-type="float"/>
          <table:table-cell table:formula="of:=MIN([.$M14];[.$Z14];[.$AM14])" office:value-type="float"/>
          <table:table-cell table:formula="of:=MIN([.$N14];[.$AA14];[.$AN14])" office:value-type="float"/>
          <table:table-cell table:formula="of:=MEDIAN([.$B14];[.$O14];[.$AB14])" office:value-type="float"/>
          <table:table-cell table:formula="of:=MEDIAN([.$C14];[.$P14];[.$AC14])" office:value-type="float"/>
          <table:table-cell table:formula="of:=MEDIAN([.$D14];[.$Q14];[.$AD14])" office:value-type="float"/>
          <table:table-cell table:formula="of:=MEDIAN([.$E14];[.$R14];[.$AE14])" office:value-type="float"/>
          <table:table-cell table:formula="of:=MEDIAN([.$F14];[.$S14];[.$AF14])" office:value-type="float"/>
          <table:table-cell table:formula="of:=MEDIAN([.$G14];[.$T14];[.$AG14])" office:value-type="float"/>
          <table:table-cell table:formula="of:=MEDIAN([.$H14];[.$U14];[.$AH14])" office:value-type="float"/>
          <table:table-cell table:formula="of:=MEDIAN([.$I14];[.$V14];[.$AI14])" office:value-type="float"/>
          <table:table-cell table:formula="of:=MEDIAN([.$J14];[.$W14];[.$AJ14])" office:value-type="float"/>
          <table:table-cell table:formula="of:=MEDIAN([.$K14];[.$X14];[.$AK14])" office:value-type="float"/>
          <table:table-cell table:formula="of:=MEDIAN([.$L14];[.$Y14];[.$AL14])" office:value-type="float"/>
          <table:table-cell table:formula="of:=MEDIAN([.$M14];[.$Z14];[.$AM14])" office:value-type="float"/>
          <table:table-cell table:formula="of:=MEDIAN([.$N14];[.$AA14];[.$AN14])" office:value-type="float"/>
          <table:table-cell table:formula="of:=MAX([.$B14];[.$O14];[.$AB14])" office:value-type="float"/>
          <table:table-cell table:formula="of:=MAX([.$C14];[.$P14];[.$AC14])" office:value-type="float"/>
          <table:table-cell table:formula="of:=MAX([.$D14];[.$Q14];[.$AD14])" office:value-type="float"/>
          <table:table-cell table:formula="of:=MAX([.$E14];[.$R14];[.$AE14])" office:value-type="float"/>
          <table:table-cell table:formula="of:=MAX([.$F14];[.$S14];[.$AF14])" office:value-type="float"/>
          <table:table-cell table:formula="of:=MAX([.$G14];[.$T14];[.$AG14])" office:value-type="float"/>
          <table:table-cell table:formula="of:=MAX([.$H14];[.$U14];[.$AH14])" office:value-type="float"/>
          <table:table-cell table:formula="of:=MAX([.$I14];[.$V14];[.$AI14])" office:value-type="float"/>
          <table:table-cell table:formula="of:=MAX([.$J14];[.$W14];[.$AJ14])" office:value-type="float"/>
          <table:table-cell table:formula="of:=MAX([.$K14];[.$X14];[.$AK14])" office:value-type="float"/>
          <table:table-cell table:formula="of:=MAX([.$L14];[.$Y14];[.$AL14])" office:value-type="float"/>
          <table:table-cell table:formula="of:=MAX([.$M14];[.$Z14];[.$AM14])" office:value-type="float"/>
          <table:table-cell table:formula="of:=MAX([.$N14];[.$AA14];[.$AN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63.9511"/>
          <table:table-cell office:value-type="float" office:value="61.003"/>
          <table:table-cell office:value-type="float" office:value="59.93"/>
          <table:table-cell office:value-type="float" office:value="0.0"/>
          <table:table-cell office:value-type="float" office:value="0.0"/>
          <table:table-cell office:value-type="float" office:value="506.0"/>
          <table:table-cell office:value-type="float" office:value="173529.0"/>
          <table:table-cell office:value-type="float" office:value="1453962.0"/>
          <table:table-cell office:value-type="float" office:value="145770.0"/>
          <table:table-cell office:value-type="float" office:value="570575.0"/>
          <table:table-cell office:value-type="float" office:value="157972.0"/>
          <table:table-cell office:value-type="float" office:value="0.0"/>
          <table:table-cell office:value-type="float" office:value="0.0"/>
          <table:table-cell office:value-type="float" office:value="27.2765"/>
          <table:table-cell office:value-type="float" office:value="24.402"/>
          <table:table-cell office:value-type="float" office:value="23.33"/>
          <table:table-cell office:value-type="float" office:value="1.0"/>
          <table:table-cell office:value-type="float" office:value="0.0"/>
          <table:table-cell office:value-type="float" office:value="253.0"/>
          <table:table-cell office:value-type="float" office:value="84204.0"/>
          <table:table-cell office:value-type="float" office:value="937473.0"/>
          <table:table-cell office:value-type="float" office:value="145770.0"/>
          <table:table-cell office:value-type="float" office:value="570575.0"/>
          <table:table-cell office:value-type="float" office:value="156288.0"/>
          <table:table-cell office:value-type="float" office:value="0.0"/>
          <table:table-cell office:value-type="float" office:value="0.0"/>
          <table:table-cell office:value-type="float" office:value="4.91728"/>
          <table:table-cell office:value-type="float" office:value="1.111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1683.0"/>
          <table:table-cell office:value-type="float" office:value="146608.0"/>
          <table:table-cell office:value-type="float" office:value="573907.0"/>
          <table:table-cell office:value-type="float" office:value="157336.0"/>
          <table:table-cell office:value-type="float" office:value="0.0"/>
          <table:table-cell office:value-type="float" office:value="0.0"/>
          <table:table-cell table:formula="of:=MIN([.$B15];[.$O15];[.$AB15])" office:value-type="float"/>
          <table:table-cell table:formula="of:=MIN([.$C15];[.$P15];[.$AC15])" office:value-type="float"/>
          <table:table-cell table:formula="of:=MIN([.$D15];[.$Q15];[.$AD15])" office:value-type="float"/>
          <table:table-cell table:formula="of:=MIN([.$E15];[.$R15];[.$AE15])" office:value-type="float"/>
          <table:table-cell table:formula="of:=MIN([.$F15];[.$S15];[.$AF15])" office:value-type="float"/>
          <table:table-cell table:formula="of:=MIN([.$G15];[.$T15];[.$AG15])" office:value-type="float"/>
          <table:table-cell table:formula="of:=MIN([.$H15];[.$U15];[.$AH15])" office:value-type="float"/>
          <table:table-cell table:formula="of:=MIN([.$I15];[.$V15];[.$AI15])" office:value-type="float"/>
          <table:table-cell table:formula="of:=MIN([.$J15];[.$W15];[.$AJ15])" office:value-type="float"/>
          <table:table-cell table:formula="of:=MIN([.$K15];[.$X15];[.$AK15])" office:value-type="float"/>
          <table:table-cell table:formula="of:=MIN([.$L15];[.$Y15];[.$AL15])" office:value-type="float"/>
          <table:table-cell table:formula="of:=MIN([.$M15];[.$Z15];[.$AM15])" office:value-type="float"/>
          <table:table-cell table:formula="of:=MIN([.$N15];[.$AA15];[.$AN15])" office:value-type="float"/>
          <table:table-cell table:formula="of:=MEDIAN([.$B15];[.$O15];[.$AB15])" office:value-type="float"/>
          <table:table-cell table:formula="of:=MEDIAN([.$C15];[.$P15];[.$AC15])" office:value-type="float"/>
          <table:table-cell table:formula="of:=MEDIAN([.$D15];[.$Q15];[.$AD15])" office:value-type="float"/>
          <table:table-cell table:formula="of:=MEDIAN([.$E15];[.$R15];[.$AE15])" office:value-type="float"/>
          <table:table-cell table:formula="of:=MEDIAN([.$F15];[.$S15];[.$AF15])" office:value-type="float"/>
          <table:table-cell table:formula="of:=MEDIAN([.$G15];[.$T15];[.$AG15])" office:value-type="float"/>
          <table:table-cell table:formula="of:=MEDIAN([.$H15];[.$U15];[.$AH15])" office:value-type="float"/>
          <table:table-cell table:formula="of:=MEDIAN([.$I15];[.$V15];[.$AI15])" office:value-type="float"/>
          <table:table-cell table:formula="of:=MEDIAN([.$J15];[.$W15];[.$AJ15])" office:value-type="float"/>
          <table:table-cell table:formula="of:=MEDIAN([.$K15];[.$X15];[.$AK15])" office:value-type="float"/>
          <table:table-cell table:formula="of:=MEDIAN([.$L15];[.$Y15];[.$AL15])" office:value-type="float"/>
          <table:table-cell table:formula="of:=MEDIAN([.$M15];[.$Z15];[.$AM15])" office:value-type="float"/>
          <table:table-cell table:formula="of:=MEDIAN([.$N15];[.$AA15];[.$AN15])" office:value-type="float"/>
          <table:table-cell table:formula="of:=MAX([.$B15];[.$O15];[.$AB15])" office:value-type="float"/>
          <table:table-cell table:formula="of:=MAX([.$C15];[.$P15];[.$AC15])" office:value-type="float"/>
          <table:table-cell table:formula="of:=MAX([.$D15];[.$Q15];[.$AD15])" office:value-type="float"/>
          <table:table-cell table:formula="of:=MAX([.$E15];[.$R15];[.$AE15])" office:value-type="float"/>
          <table:table-cell table:formula="of:=MAX([.$F15];[.$S15];[.$AF15])" office:value-type="float"/>
          <table:table-cell table:formula="of:=MAX([.$G15];[.$T15];[.$AG15])" office:value-type="float"/>
          <table:table-cell table:formula="of:=MAX([.$H15];[.$U15];[.$AH15])" office:value-type="float"/>
          <table:table-cell table:formula="of:=MAX([.$I15];[.$V15];[.$AI15])" office:value-type="float"/>
          <table:table-cell table:formula="of:=MAX([.$J15];[.$W15];[.$AJ15])" office:value-type="float"/>
          <table:table-cell table:formula="of:=MAX([.$K15];[.$X15];[.$AK15])" office:value-type="float"/>
          <table:table-cell table:formula="of:=MAX([.$L15];[.$Y15];[.$AL15])" office:value-type="float"/>
          <table:table-cell table:formula="of:=MAX([.$M15];[.$Z15];[.$AM15])" office:value-type="float"/>
          <table:table-cell table:formula="of:=MAX([.$N15];[.$AA15];[.$AN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108.061"/>
          <table:table-cell office:value-type="float" office:value="105.272"/>
          <table:table-cell office:value-type="float" office:value="104.22"/>
          <table:table-cell office:value-type="float" office:value="0.0"/>
          <table:table-cell office:value-type="float" office:value="0.0"/>
          <table:table-cell office:value-type="float" office:value="765.0"/>
          <table:table-cell office:value-type="float" office:value="306598.0"/>
          <table:table-cell office:value-type="float" office:value="1923635.0"/>
          <table:table-cell office:value-type="float" office:value="145770.0"/>
          <table:table-cell office:value-type="float" office:value="570575.0"/>
          <table:table-cell office:value-type="float" office:value="166496.0"/>
          <table:table-cell office:value-type="float" office:value="0.0"/>
          <table:table-cell office:value-type="float" office:value="0.0"/>
          <table:table-cell office:value-type="float" office:value="19.6137"/>
          <table:table-cell office:value-type="float" office:value="16.622"/>
          <table:table-cell office:value-type="float" office:value="15.53"/>
          <table:table-cell office:value-type="float" office:value="1.0"/>
          <table:table-cell office:value-type="float" office:value="0.0"/>
          <table:table-cell office:value-type="float" office:value="159.0"/>
          <table:table-cell office:value-type="float" office:value="51560.0"/>
          <table:table-cell office:value-type="float" office:value="659233.0"/>
          <table:table-cell office:value-type="float" office:value="145770.0"/>
          <table:table-cell office:value-type="float" office:value="570575.0"/>
          <table:table-cell office:value-type="float" office:value="156288.0"/>
          <table:table-cell office:value-type="float" office:value="0.0"/>
          <table:table-cell office:value-type="float" office:value="0.0"/>
          <table:table-cell office:value-type="float" office:value="4.84886"/>
          <table:table-cell office:value-type="float" office:value="1.09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30.0"/>
          <table:table-cell office:value-type="float" office:value="146608.0"/>
          <table:table-cell office:value-type="float" office:value="573907.0"/>
          <table:table-cell office:value-type="float" office:value="155824.0"/>
          <table:table-cell office:value-type="float" office:value="0.0"/>
          <table:table-cell office:value-type="float" office:value="0.0"/>
          <table:table-cell table:formula="of:=MIN([.$B16];[.$O16];[.$AB16])" office:value-type="float"/>
          <table:table-cell table:formula="of:=MIN([.$C16];[.$P16];[.$AC16])" office:value-type="float"/>
          <table:table-cell table:formula="of:=MIN([.$D16];[.$Q16];[.$AD16])" office:value-type="float"/>
          <table:table-cell table:formula="of:=MIN([.$E16];[.$R16];[.$AE16])" office:value-type="float"/>
          <table:table-cell table:formula="of:=MIN([.$F16];[.$S16];[.$AF16])" office:value-type="float"/>
          <table:table-cell table:formula="of:=MIN([.$G16];[.$T16];[.$AG16])" office:value-type="float"/>
          <table:table-cell table:formula="of:=MIN([.$H16];[.$U16];[.$AH16])" office:value-type="float"/>
          <table:table-cell table:formula="of:=MIN([.$I16];[.$V16];[.$AI16])" office:value-type="float"/>
          <table:table-cell table:formula="of:=MIN([.$J16];[.$W16];[.$AJ16])" office:value-type="float"/>
          <table:table-cell table:formula="of:=MIN([.$K16];[.$X16];[.$AK16])" office:value-type="float"/>
          <table:table-cell table:formula="of:=MIN([.$L16];[.$Y16];[.$AL16])" office:value-type="float"/>
          <table:table-cell table:formula="of:=MIN([.$M16];[.$Z16];[.$AM16])" office:value-type="float"/>
          <table:table-cell table:formula="of:=MIN([.$N16];[.$AA16];[.$AN16])" office:value-type="float"/>
          <table:table-cell table:formula="of:=MEDIAN([.$B16];[.$O16];[.$AB16])" office:value-type="float"/>
          <table:table-cell table:formula="of:=MEDIAN([.$C16];[.$P16];[.$AC16])" office:value-type="float"/>
          <table:table-cell table:formula="of:=MEDIAN([.$D16];[.$Q16];[.$AD16])" office:value-type="float"/>
          <table:table-cell table:formula="of:=MEDIAN([.$E16];[.$R16];[.$AE16])" office:value-type="float"/>
          <table:table-cell table:formula="of:=MEDIAN([.$F16];[.$S16];[.$AF16])" office:value-type="float"/>
          <table:table-cell table:formula="of:=MEDIAN([.$G16];[.$T16];[.$AG16])" office:value-type="float"/>
          <table:table-cell table:formula="of:=MEDIAN([.$H16];[.$U16];[.$AH16])" office:value-type="float"/>
          <table:table-cell table:formula="of:=MEDIAN([.$I16];[.$V16];[.$AI16])" office:value-type="float"/>
          <table:table-cell table:formula="of:=MEDIAN([.$J16];[.$W16];[.$AJ16])" office:value-type="float"/>
          <table:table-cell table:formula="of:=MEDIAN([.$K16];[.$X16];[.$AK16])" office:value-type="float"/>
          <table:table-cell table:formula="of:=MEDIAN([.$L16];[.$Y16];[.$AL16])" office:value-type="float"/>
          <table:table-cell table:formula="of:=MEDIAN([.$M16];[.$Z16];[.$AM16])" office:value-type="float"/>
          <table:table-cell table:formula="of:=MEDIAN([.$N16];[.$AA16];[.$AN16])" office:value-type="float"/>
          <table:table-cell table:formula="of:=MAX([.$B16];[.$O16];[.$AB16])" office:value-type="float"/>
          <table:table-cell table:formula="of:=MAX([.$C16];[.$P16];[.$AC16])" office:value-type="float"/>
          <table:table-cell table:formula="of:=MAX([.$D16];[.$Q16];[.$AD16])" office:value-type="float"/>
          <table:table-cell table:formula="of:=MAX([.$E16];[.$R16];[.$AE16])" office:value-type="float"/>
          <table:table-cell table:formula="of:=MAX([.$F16];[.$S16];[.$AF16])" office:value-type="float"/>
          <table:table-cell table:formula="of:=MAX([.$G16];[.$T16];[.$AG16])" office:value-type="float"/>
          <table:table-cell table:formula="of:=MAX([.$H16];[.$U16];[.$AH16])" office:value-type="float"/>
          <table:table-cell table:formula="of:=MAX([.$I16];[.$V16];[.$AI16])" office:value-type="float"/>
          <table:table-cell table:formula="of:=MAX([.$J16];[.$W16];[.$AJ16])" office:value-type="float"/>
          <table:table-cell table:formula="of:=MAX([.$K16];[.$X16];[.$AK16])" office:value-type="float"/>
          <table:table-cell table:formula="of:=MAX([.$L16];[.$Y16];[.$AL16])" office:value-type="float"/>
          <table:table-cell table:formula="of:=MAX([.$M16];[.$Z16];[.$AM16])" office:value-type="float"/>
          <table:table-cell table:formula="of:=MAX([.$N16];[.$AA16];[.$AN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56.5337"/>
          <table:table-cell office:value-type="float" office:value="53.793"/>
          <table:table-cell office:value-type="float" office:value="52.66"/>
          <table:table-cell office:value-type="float" office:value="0.0"/>
          <table:table-cell office:value-type="float" office:value="0.0"/>
          <table:table-cell office:value-type="float" office:value="464.0"/>
          <table:table-cell office:value-type="float" office:value="163942.0"/>
          <table:table-cell office:value-type="float" office:value="1439279.0"/>
          <table:table-cell office:value-type="float" office:value="145770.0"/>
          <table:table-cell office:value-type="float" office:value="570575.0"/>
          <table:table-cell office:value-type="float" office:value="158136.0"/>
          <table:table-cell office:value-type="float" office:value="0.0"/>
          <table:table-cell office:value-type="float" office:value="0.0"/>
          <table:table-cell office:value-type="float" office:value="48.3744"/>
          <table:table-cell office:value-type="float" office:value="45.415"/>
          <table:table-cell office:value-type="float" office:value="44.4"/>
          <table:table-cell office:value-type="float" office:value="1.0"/>
          <table:table-cell office:value-type="float" office:value="0.0"/>
          <table:table-cell office:value-type="float" office:value="381.0"/>
          <table:table-cell office:value-type="float" office:value="146058.0"/>
          <table:table-cell office:value-type="float" office:value="1512121.0"/>
          <table:table-cell office:value-type="float" office:value="145770.0"/>
          <table:table-cell office:value-type="float" office:value="570575.0"/>
          <table:table-cell office:value-type="float" office:value="158404.0"/>
          <table:table-cell office:value-type="float" office:value="0.0"/>
          <table:table-cell office:value-type="float" office:value="0.0"/>
          <table:table-cell office:value-type="float" office:value="4.81138"/>
          <table:table-cell office:value-type="float" office:value="1.127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92.0"/>
          <table:table-cell office:value-type="float" office:value="146608.0"/>
          <table:table-cell office:value-type="float" office:value="573907.0"/>
          <table:table-cell office:value-type="float" office:value="157332.0"/>
          <table:table-cell office:value-type="float" office:value="0.0"/>
          <table:table-cell office:value-type="float" office:value="0.0"/>
          <table:table-cell table:formula="of:=MIN([.$B17];[.$O17];[.$AB17])" office:value-type="float"/>
          <table:table-cell table:formula="of:=MIN([.$C17];[.$P17];[.$AC17])" office:value-type="float"/>
          <table:table-cell table:formula="of:=MIN([.$D17];[.$Q17];[.$AD17])" office:value-type="float"/>
          <table:table-cell table:formula="of:=MIN([.$E17];[.$R17];[.$AE17])" office:value-type="float"/>
          <table:table-cell table:formula="of:=MIN([.$F17];[.$S17];[.$AF17])" office:value-type="float"/>
          <table:table-cell table:formula="of:=MIN([.$G17];[.$T17];[.$AG17])" office:value-type="float"/>
          <table:table-cell table:formula="of:=MIN([.$H17];[.$U17];[.$AH17])" office:value-type="float"/>
          <table:table-cell table:formula="of:=MIN([.$I17];[.$V17];[.$AI17])" office:value-type="float"/>
          <table:table-cell table:formula="of:=MIN([.$J17];[.$W17];[.$AJ17])" office:value-type="float"/>
          <table:table-cell table:formula="of:=MIN([.$K17];[.$X17];[.$AK17])" office:value-type="float"/>
          <table:table-cell table:formula="of:=MIN([.$L17];[.$Y17];[.$AL17])" office:value-type="float"/>
          <table:table-cell table:formula="of:=MIN([.$M17];[.$Z17];[.$AM17])" office:value-type="float"/>
          <table:table-cell table:formula="of:=MIN([.$N17];[.$AA17];[.$AN17])" office:value-type="float"/>
          <table:table-cell table:formula="of:=MEDIAN([.$B17];[.$O17];[.$AB17])" office:value-type="float"/>
          <table:table-cell table:formula="of:=MEDIAN([.$C17];[.$P17];[.$AC17])" office:value-type="float"/>
          <table:table-cell table:formula="of:=MEDIAN([.$D17];[.$Q17];[.$AD17])" office:value-type="float"/>
          <table:table-cell table:formula="of:=MEDIAN([.$E17];[.$R17];[.$AE17])" office:value-type="float"/>
          <table:table-cell table:formula="of:=MEDIAN([.$F17];[.$S17];[.$AF17])" office:value-type="float"/>
          <table:table-cell table:formula="of:=MEDIAN([.$G17];[.$T17];[.$AG17])" office:value-type="float"/>
          <table:table-cell table:formula="of:=MEDIAN([.$H17];[.$U17];[.$AH17])" office:value-type="float"/>
          <table:table-cell table:formula="of:=MEDIAN([.$I17];[.$V17];[.$AI17])" office:value-type="float"/>
          <table:table-cell table:formula="of:=MEDIAN([.$J17];[.$W17];[.$AJ17])" office:value-type="float"/>
          <table:table-cell table:formula="of:=MEDIAN([.$K17];[.$X17];[.$AK17])" office:value-type="float"/>
          <table:table-cell table:formula="of:=MEDIAN([.$L17];[.$Y17];[.$AL17])" office:value-type="float"/>
          <table:table-cell table:formula="of:=MEDIAN([.$M17];[.$Z17];[.$AM17])" office:value-type="float"/>
          <table:table-cell table:formula="of:=MEDIAN([.$N17];[.$AA17];[.$AN17])" office:value-type="float"/>
          <table:table-cell table:formula="of:=MAX([.$B17];[.$O17];[.$AB17])" office:value-type="float"/>
          <table:table-cell table:formula="of:=MAX([.$C17];[.$P17];[.$AC17])" office:value-type="float"/>
          <table:table-cell table:formula="of:=MAX([.$D17];[.$Q17];[.$AD17])" office:value-type="float"/>
          <table:table-cell table:formula="of:=MAX([.$E17];[.$R17];[.$AE17])" office:value-type="float"/>
          <table:table-cell table:formula="of:=MAX([.$F17];[.$S17];[.$AF17])" office:value-type="float"/>
          <table:table-cell table:formula="of:=MAX([.$G17];[.$T17];[.$AG17])" office:value-type="float"/>
          <table:table-cell table:formula="of:=MAX([.$H17];[.$U17];[.$AH17])" office:value-type="float"/>
          <table:table-cell table:formula="of:=MAX([.$I17];[.$V17];[.$AI17])" office:value-type="float"/>
          <table:table-cell table:formula="of:=MAX([.$J17];[.$W17];[.$AJ17])" office:value-type="float"/>
          <table:table-cell table:formula="of:=MAX([.$K17];[.$X17];[.$AK17])" office:value-type="float"/>
          <table:table-cell table:formula="of:=MAX([.$L17];[.$Y17];[.$AL17])" office:value-type="float"/>
          <table:table-cell table:formula="of:=MAX([.$M17];[.$Z17];[.$AM17])" office:value-type="float"/>
          <table:table-cell table:formula="of:=MAX([.$N17];[.$AA17];[.$AN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238.884"/>
          <table:table-cell office:value-type="float" office:value="235.461"/>
          <table:table-cell office:value-type="float" office:value="232.67"/>
          <table:table-cell office:value-type="float" office:value="0.0"/>
          <table:table-cell office:value-type="float" office:value="0.0"/>
          <table:table-cell office:value-type="float" office:value="1065.0"/>
          <table:table-cell office:value-type="float" office:value="487903.0"/>
          <table:table-cell office:value-type="float" office:value="4378502.0"/>
          <table:table-cell office:value-type="float" office:value="413560.0"/>
          <table:table-cell office:value-type="float" office:value="1644631.0"/>
          <table:table-cell office:value-type="float" office:value="294576.0"/>
          <table:table-cell office:value-type="float" office:value="0.0"/>
          <table:table-cell office:value-type="float" office:value="0.0"/>
          <table:table-cell office:value-type="float" office:value="166.888"/>
          <table:table-cell office:value-type="float" office:value="163.581"/>
          <table:table-cell office:value-type="float" office:value="160.72"/>
          <table:table-cell office:value-type="float" office:value="0.0"/>
          <table:table-cell office:value-type="float" office:value="0.0"/>
          <table:table-cell office:value-type="float" office:value="1019.0"/>
          <table:table-cell office:value-type="float" office:value="396957.0"/>
          <table:table-cell office:value-type="float" office:value="3519894.0"/>
          <table:table-cell office:value-type="float" office:value="413560.0"/>
          <table:table-cell office:value-type="float" office:value="1644631.0"/>
          <table:table-cell office:value-type="float" office:value="287552.0"/>
          <table:table-cell office:value-type="float" office:value="0.0"/>
          <table:table-cell office:value-type="float" office:value="0.0"/>
          <table:table-cell office:value-type="float" office:value="30.6326"/>
          <table:table-cell office:value-type="float" office:value="24.484"/>
          <table:table-cell office:value-type="float" office:value="21.38"/>
          <table:table-cell office:value-type="float" office:value="1.0"/>
          <table:table-cell office:value-type="float" office:value="0.0"/>
          <table:table-cell office:value-type="float" office:value="122.0"/>
          <table:table-cell office:value-type="float" office:value="39038.0"/>
          <table:table-cell office:value-type="float" office:value="649343.0"/>
          <table:table-cell office:value-type="float" office:value="415288.0"/>
          <table:table-cell office:value-type="float" office:value="1651477.0"/>
          <table:table-cell office:value-type="float" office:value="288884.0"/>
          <table:table-cell office:value-type="float" office:value="0.0"/>
          <table:table-cell office:value-type="float" office:value="0.0"/>
          <table:table-cell table:formula="of:=MIN([.$B18];[.$O18];[.$AB18])" office:value-type="float"/>
          <table:table-cell table:formula="of:=MIN([.$C18];[.$P18];[.$AC18])" office:value-type="float"/>
          <table:table-cell table:formula="of:=MIN([.$D18];[.$Q18];[.$AD18])" office:value-type="float"/>
          <table:table-cell table:formula="of:=MIN([.$E18];[.$R18];[.$AE18])" office:value-type="float"/>
          <table:table-cell table:formula="of:=MIN([.$F18];[.$S18];[.$AF18])" office:value-type="float"/>
          <table:table-cell table:formula="of:=MIN([.$G18];[.$T18];[.$AG18])" office:value-type="float"/>
          <table:table-cell table:formula="of:=MIN([.$H18];[.$U18];[.$AH18])" office:value-type="float"/>
          <table:table-cell table:formula="of:=MIN([.$I18];[.$V18];[.$AI18])" office:value-type="float"/>
          <table:table-cell table:formula="of:=MIN([.$J18];[.$W18];[.$AJ18])" office:value-type="float"/>
          <table:table-cell table:formula="of:=MIN([.$K18];[.$X18];[.$AK18])" office:value-type="float"/>
          <table:table-cell table:formula="of:=MIN([.$L18];[.$Y18];[.$AL18])" office:value-type="float"/>
          <table:table-cell table:formula="of:=MIN([.$M18];[.$Z18];[.$AM18])" office:value-type="float"/>
          <table:table-cell table:formula="of:=MIN([.$N18];[.$AA18];[.$AN18])" office:value-type="float"/>
          <table:table-cell table:formula="of:=MEDIAN([.$B18];[.$O18];[.$AB18])" office:value-type="float"/>
          <table:table-cell table:formula="of:=MEDIAN([.$C18];[.$P18];[.$AC18])" office:value-type="float"/>
          <table:table-cell table:formula="of:=MEDIAN([.$D18];[.$Q18];[.$AD18])" office:value-type="float"/>
          <table:table-cell table:formula="of:=MEDIAN([.$E18];[.$R18];[.$AE18])" office:value-type="float"/>
          <table:table-cell table:formula="of:=MEDIAN([.$F18];[.$S18];[.$AF18])" office:value-type="float"/>
          <table:table-cell table:formula="of:=MEDIAN([.$G18];[.$T18];[.$AG18])" office:value-type="float"/>
          <table:table-cell table:formula="of:=MEDIAN([.$H18];[.$U18];[.$AH18])" office:value-type="float"/>
          <table:table-cell table:formula="of:=MEDIAN([.$I18];[.$V18];[.$AI18])" office:value-type="float"/>
          <table:table-cell table:formula="of:=MEDIAN([.$J18];[.$W18];[.$AJ18])" office:value-type="float"/>
          <table:table-cell table:formula="of:=MEDIAN([.$K18];[.$X18];[.$AK18])" office:value-type="float"/>
          <table:table-cell table:formula="of:=MEDIAN([.$L18];[.$Y18];[.$AL18])" office:value-type="float"/>
          <table:table-cell table:formula="of:=MEDIAN([.$M18];[.$Z18];[.$AM18])" office:value-type="float"/>
          <table:table-cell table:formula="of:=MEDIAN([.$N18];[.$AA18];[.$AN18])" office:value-type="float"/>
          <table:table-cell table:formula="of:=MAX([.$B18];[.$O18];[.$AB18])" office:value-type="float"/>
          <table:table-cell table:formula="of:=MAX([.$C18];[.$P18];[.$AC18])" office:value-type="float"/>
          <table:table-cell table:formula="of:=MAX([.$D18];[.$Q18];[.$AD18])" office:value-type="float"/>
          <table:table-cell table:formula="of:=MAX([.$E18];[.$R18];[.$AE18])" office:value-type="float"/>
          <table:table-cell table:formula="of:=MAX([.$F18];[.$S18];[.$AF18])" office:value-type="float"/>
          <table:table-cell table:formula="of:=MAX([.$G18];[.$T18];[.$AG18])" office:value-type="float"/>
          <table:table-cell table:formula="of:=MAX([.$H18];[.$U18];[.$AH18])" office:value-type="float"/>
          <table:table-cell table:formula="of:=MAX([.$I18];[.$V18];[.$AI18])" office:value-type="float"/>
          <table:table-cell table:formula="of:=MAX([.$J18];[.$W18];[.$AJ18])" office:value-type="float"/>
          <table:table-cell table:formula="of:=MAX([.$K18];[.$X18];[.$AK18])" office:value-type="float"/>
          <table:table-cell table:formula="of:=MAX([.$L18];[.$Y18];[.$AL18])" office:value-type="float"/>
          <table:table-cell table:formula="of:=MAX([.$M18];[.$Z18];[.$AM18])" office:value-type="float"/>
          <table:table-cell table:formula="of:=MAX([.$N18];[.$AA18];[.$AN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74.7057"/>
          <table:table-cell office:value-type="float" office:value="71.231"/>
          <table:table-cell office:value-type="float" office:value="68.53"/>
          <table:table-cell office:value-type="float" office:value="0.0"/>
          <table:table-cell office:value-type="float" office:value="0.0"/>
          <table:table-cell office:value-type="float" office:value="381.0"/>
          <table:table-cell office:value-type="float" office:value="152176.0"/>
          <table:table-cell office:value-type="float" office:value="2054685.0"/>
          <table:table-cell office:value-type="float" office:value="413560.0"/>
          <table:table-cell office:value-type="float" office:value="1644630.0"/>
          <table:table-cell office:value-type="float" office:value="287552.0"/>
          <table:table-cell office:value-type="float" office:value="0.0"/>
          <table:table-cell office:value-type="float" office:value="0.0"/>
          <table:table-cell office:value-type="float" office:value="219.624"/>
          <table:table-cell office:value-type="float" office:value="216.209"/>
          <table:table-cell office:value-type="float" office:value="213.47"/>
          <table:table-cell office:value-type="float" office:value="0.0"/>
          <table:table-cell office:value-type="float" office:value="0.0"/>
          <table:table-cell office:value-type="float" office:value="1414.0"/>
          <table:table-cell office:value-type="float" office:value="593064.0"/>
          <table:table-cell office:value-type="float" office:value="2579130.0"/>
          <table:table-cell office:value-type="float" office:value="413560.0"/>
          <table:table-cell office:value-type="float" office:value="1644630.0"/>
          <table:table-cell office:value-type="float" office:value="287548.0"/>
          <table:table-cell office:value-type="float" office:value="0.0"/>
          <table:table-cell office:value-type="float" office:value="0.0"/>
          <table:table-cell office:value-type="float" office:value="9.63384"/>
          <table:table-cell office:value-type="float" office:value="3.809"/>
          <table:table-cell office:value-type="float" office:value="1.14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2089.0"/>
          <table:table-cell office:value-type="float" office:value="55797.0"/>
          <table:table-cell office:value-type="float" office:value="415288.0"/>
          <table:table-cell office:value-type="float" office:value="1651476.0"/>
          <table:table-cell office:value-type="float" office:value="289968.0"/>
          <table:table-cell office:value-type="float" office:value="0.0"/>
          <table:table-cell office:value-type="float" office:value="0.0"/>
          <table:table-cell table:formula="of:=MIN([.$B19];[.$O19];[.$AB19])" office:value-type="float"/>
          <table:table-cell table:formula="of:=MIN([.$C19];[.$P19];[.$AC19])" office:value-type="float"/>
          <table:table-cell table:formula="of:=MIN([.$D19];[.$Q19];[.$AD19])" office:value-type="float"/>
          <table:table-cell table:formula="of:=MIN([.$E19];[.$R19];[.$AE19])" office:value-type="float"/>
          <table:table-cell table:formula="of:=MIN([.$F19];[.$S19];[.$AF19])" office:value-type="float"/>
          <table:table-cell table:formula="of:=MIN([.$G19];[.$T19];[.$AG19])" office:value-type="float"/>
          <table:table-cell table:formula="of:=MIN([.$H19];[.$U19];[.$AH19])" office:value-type="float"/>
          <table:table-cell table:formula="of:=MIN([.$I19];[.$V19];[.$AI19])" office:value-type="float"/>
          <table:table-cell table:formula="of:=MIN([.$J19];[.$W19];[.$AJ19])" office:value-type="float"/>
          <table:table-cell table:formula="of:=MIN([.$K19];[.$X19];[.$AK19])" office:value-type="float"/>
          <table:table-cell table:formula="of:=MIN([.$L19];[.$Y19];[.$AL19])" office:value-type="float"/>
          <table:table-cell table:formula="of:=MIN([.$M19];[.$Z19];[.$AM19])" office:value-type="float"/>
          <table:table-cell table:formula="of:=MIN([.$N19];[.$AA19];[.$AN19])" office:value-type="float"/>
          <table:table-cell table:formula="of:=MEDIAN([.$B19];[.$O19];[.$AB19])" office:value-type="float"/>
          <table:table-cell table:formula="of:=MEDIAN([.$C19];[.$P19];[.$AC19])" office:value-type="float"/>
          <table:table-cell table:formula="of:=MEDIAN([.$D19];[.$Q19];[.$AD19])" office:value-type="float"/>
          <table:table-cell table:formula="of:=MEDIAN([.$E19];[.$R19];[.$AE19])" office:value-type="float"/>
          <table:table-cell table:formula="of:=MEDIAN([.$F19];[.$S19];[.$AF19])" office:value-type="float"/>
          <table:table-cell table:formula="of:=MEDIAN([.$G19];[.$T19];[.$AG19])" office:value-type="float"/>
          <table:table-cell table:formula="of:=MEDIAN([.$H19];[.$U19];[.$AH19])" office:value-type="float"/>
          <table:table-cell table:formula="of:=MEDIAN([.$I19];[.$V19];[.$AI19])" office:value-type="float"/>
          <table:table-cell table:formula="of:=MEDIAN([.$J19];[.$W19];[.$AJ19])" office:value-type="float"/>
          <table:table-cell table:formula="of:=MEDIAN([.$K19];[.$X19];[.$AK19])" office:value-type="float"/>
          <table:table-cell table:formula="of:=MEDIAN([.$L19];[.$Y19];[.$AL19])" office:value-type="float"/>
          <table:table-cell table:formula="of:=MEDIAN([.$M19];[.$Z19];[.$AM19])" office:value-type="float"/>
          <table:table-cell table:formula="of:=MEDIAN([.$N19];[.$AA19];[.$AN19])" office:value-type="float"/>
          <table:table-cell table:formula="of:=MAX([.$B19];[.$O19];[.$AB19])" office:value-type="float"/>
          <table:table-cell table:formula="of:=MAX([.$C19];[.$P19];[.$AC19])" office:value-type="float"/>
          <table:table-cell table:formula="of:=MAX([.$D19];[.$Q19];[.$AD19])" office:value-type="float"/>
          <table:table-cell table:formula="of:=MAX([.$E19];[.$R19];[.$AE19])" office:value-type="float"/>
          <table:table-cell table:formula="of:=MAX([.$F19];[.$S19];[.$AF19])" office:value-type="float"/>
          <table:table-cell table:formula="of:=MAX([.$G19];[.$T19];[.$AG19])" office:value-type="float"/>
          <table:table-cell table:formula="of:=MAX([.$H19];[.$U19];[.$AH19])" office:value-type="float"/>
          <table:table-cell table:formula="of:=MAX([.$I19];[.$V19];[.$AI19])" office:value-type="float"/>
          <table:table-cell table:formula="of:=MAX([.$J19];[.$W19];[.$AJ19])" office:value-type="float"/>
          <table:table-cell table:formula="of:=MAX([.$K19];[.$X19];[.$AK19])" office:value-type="float"/>
          <table:table-cell table:formula="of:=MAX([.$L19];[.$Y19];[.$AL19])" office:value-type="float"/>
          <table:table-cell table:formula="of:=MAX([.$M19];[.$Z19];[.$AM19])" office:value-type="float"/>
          <table:table-cell table:formula="of:=MAX([.$N19];[.$AA19];[.$AN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271.664"/>
          <table:table-cell office:value-type="float" office:value="268.162"/>
          <table:table-cell office:value-type="float" office:value="265.51"/>
          <table:table-cell office:value-type="float" office:value="0.0"/>
          <table:table-cell office:value-type="float" office:value="0.0"/>
          <table:table-cell office:value-type="float" office:value="1277.0"/>
          <table:table-cell office:value-type="float" office:value="584297.0"/>
          <table:table-cell office:value-type="float" office:value="5551115.0"/>
          <table:table-cell office:value-type="float" office:value="413560.0"/>
          <table:table-cell office:value-type="float" office:value="1644630.0"/>
          <table:table-cell office:value-type="float" office:value="290592.0"/>
          <table:table-cell office:value-type="float" office:value="0.0"/>
          <table:table-cell office:value-type="float" office:value="0.0"/>
          <table:table-cell office:value-type="float" office:value="302.109"/>
          <table:table-cell office:value-type="float" office:value="298.71"/>
          <table:table-cell office:value-type="float" office:value="295.94"/>
          <table:table-cell office:value-type="float" office:value="1.0"/>
          <table:table-cell office:value-type="float" office:value="0.0"/>
          <table:table-cell office:value-type="float" office:value="1166.0"/>
          <table:table-cell office:value-type="float" office:value="541575.0"/>
          <table:table-cell office:value-type="float" office:value="9386284.0"/>
          <table:table-cell office:value-type="float" office:value="413560.0"/>
          <table:table-cell office:value-type="float" office:value="1644630.0"/>
          <table:table-cell office:value-type="float" office:value="297116.0"/>
          <table:table-cell office:value-type="float" office:value="0.0"/>
          <table:table-cell office:value-type="float" office:value="0.0"/>
          <table:table-cell office:value-type="float" office:value="10.0226"/>
          <table:table-cell office:value-type="float" office:value="4.167"/>
          <table:table-cell office:value-type="float" office:value="1.45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580.0"/>
          <table:table-cell office:value-type="float" office:value="52602.0"/>
          <table:table-cell office:value-type="float" office:value="415288.0"/>
          <table:table-cell office:value-type="float" office:value="1651476.0"/>
          <table:table-cell office:value-type="float" office:value="288876.0"/>
          <table:table-cell office:value-type="float" office:value="0.0"/>
          <table:table-cell office:value-type="float" office:value="0.0"/>
          <table:table-cell table:formula="of:=MIN([.$B20];[.$O20];[.$AB20])" office:value-type="float"/>
          <table:table-cell table:formula="of:=MIN([.$C20];[.$P20];[.$AC20])" office:value-type="float"/>
          <table:table-cell table:formula="of:=MIN([.$D20];[.$Q20];[.$AD20])" office:value-type="float"/>
          <table:table-cell table:formula="of:=MIN([.$E20];[.$R20];[.$AE20])" office:value-type="float"/>
          <table:table-cell table:formula="of:=MIN([.$F20];[.$S20];[.$AF20])" office:value-type="float"/>
          <table:table-cell table:formula="of:=MIN([.$G20];[.$T20];[.$AG20])" office:value-type="float"/>
          <table:table-cell table:formula="of:=MIN([.$H20];[.$U20];[.$AH20])" office:value-type="float"/>
          <table:table-cell table:formula="of:=MIN([.$I20];[.$V20];[.$AI20])" office:value-type="float"/>
          <table:table-cell table:formula="of:=MIN([.$J20];[.$W20];[.$AJ20])" office:value-type="float"/>
          <table:table-cell table:formula="of:=MIN([.$K20];[.$X20];[.$AK20])" office:value-type="float"/>
          <table:table-cell table:formula="of:=MIN([.$L20];[.$Y20];[.$AL20])" office:value-type="float"/>
          <table:table-cell table:formula="of:=MIN([.$M20];[.$Z20];[.$AM20])" office:value-type="float"/>
          <table:table-cell table:formula="of:=MIN([.$N20];[.$AA20];[.$AN20])" office:value-type="float"/>
          <table:table-cell table:formula="of:=MEDIAN([.$B20];[.$O20];[.$AB20])" office:value-type="float"/>
          <table:table-cell table:formula="of:=MEDIAN([.$C20];[.$P20];[.$AC20])" office:value-type="float"/>
          <table:table-cell table:formula="of:=MEDIAN([.$D20];[.$Q20];[.$AD20])" office:value-type="float"/>
          <table:table-cell table:formula="of:=MEDIAN([.$E20];[.$R20];[.$AE20])" office:value-type="float"/>
          <table:table-cell table:formula="of:=MEDIAN([.$F20];[.$S20];[.$AF20])" office:value-type="float"/>
          <table:table-cell table:formula="of:=MEDIAN([.$G20];[.$T20];[.$AG20])" office:value-type="float"/>
          <table:table-cell table:formula="of:=MEDIAN([.$H20];[.$U20];[.$AH20])" office:value-type="float"/>
          <table:table-cell table:formula="of:=MEDIAN([.$I20];[.$V20];[.$AI20])" office:value-type="float"/>
          <table:table-cell table:formula="of:=MEDIAN([.$J20];[.$W20];[.$AJ20])" office:value-type="float"/>
          <table:table-cell table:formula="of:=MEDIAN([.$K20];[.$X20];[.$AK20])" office:value-type="float"/>
          <table:table-cell table:formula="of:=MEDIAN([.$L20];[.$Y20];[.$AL20])" office:value-type="float"/>
          <table:table-cell table:formula="of:=MEDIAN([.$M20];[.$Z20];[.$AM20])" office:value-type="float"/>
          <table:table-cell table:formula="of:=MEDIAN([.$N20];[.$AA20];[.$AN20])" office:value-type="float"/>
          <table:table-cell table:formula="of:=MAX([.$B20];[.$O20];[.$AB20])" office:value-type="float"/>
          <table:table-cell table:formula="of:=MAX([.$C20];[.$P20];[.$AC20])" office:value-type="float"/>
          <table:table-cell table:formula="of:=MAX([.$D20];[.$Q20];[.$AD20])" office:value-type="float"/>
          <table:table-cell table:formula="of:=MAX([.$E20];[.$R20];[.$AE20])" office:value-type="float"/>
          <table:table-cell table:formula="of:=MAX([.$F20];[.$S20];[.$AF20])" office:value-type="float"/>
          <table:table-cell table:formula="of:=MAX([.$G20];[.$T20];[.$AG20])" office:value-type="float"/>
          <table:table-cell table:formula="of:=MAX([.$H20];[.$U20];[.$AH20])" office:value-type="float"/>
          <table:table-cell table:formula="of:=MAX([.$I20];[.$V20];[.$AI20])" office:value-type="float"/>
          <table:table-cell table:formula="of:=MAX([.$J20];[.$W20];[.$AJ20])" office:value-type="float"/>
          <table:table-cell table:formula="of:=MAX([.$K20];[.$X20];[.$AK20])" office:value-type="float"/>
          <table:table-cell table:formula="of:=MAX([.$L20];[.$Y20];[.$AL20])" office:value-type="float"/>
          <table:table-cell table:formula="of:=MAX([.$M20];[.$Z20];[.$AM20])" office:value-type="float"/>
          <table:table-cell table:formula="of:=MAX([.$N20];[.$AA20];[.$AN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76312.0"/>
          <table:table-cell office:value-type="float" office:value="0.0"/>
          <table:table-cell office:value-type="float" office:value="0.0"/>
          <table:table-cell office:value-type="float" office:value="169.581"/>
          <table:table-cell office:value-type="float" office:value="166.163"/>
          <table:table-cell office:value-type="float" office:value="163.24"/>
          <table:table-cell office:value-type="float" office:value="1.0"/>
          <table:table-cell office:value-type="float" office:value="0.0"/>
          <table:table-cell office:value-type="float" office:value="636.0"/>
          <table:table-cell office:value-type="float" office:value="263761.0"/>
          <table:table-cell office:value-type="float" office:value="7234577.0"/>
          <table:table-cell office:value-type="float" office:value="413560.0"/>
          <table:table-cell office:value-type="float" office:value="1644630.0"/>
          <table:table-cell office:value-type="float" office:value="287544.0"/>
          <table:table-cell office:value-type="float" office:value="0.0"/>
          <table:table-cell office:value-type="float" office:value="0.0"/>
          <table:table-cell office:value-type="float" office:value="19.0429"/>
          <table:table-cell office:value-type="float" office:value="13.013"/>
          <table:table-cell office:value-type="float" office:value="10.05"/>
          <table:table-cell office:value-type="float" office:value="1.0"/>
          <table:table-cell office:value-type="float" office:value="0.0"/>
          <table:table-cell office:value-type="float" office:value="67.0"/>
          <table:table-cell office:value-type="float" office:value="22108.0"/>
          <table:table-cell office:value-type="float" office:value="328723.0"/>
          <table:table-cell office:value-type="float" office:value="415288.0"/>
          <table:table-cell office:value-type="float" office:value="1651476.0"/>
          <table:table-cell office:value-type="float" office:value="288892.0"/>
          <table:table-cell office:value-type="float" office:value="0.0"/>
          <table:table-cell office:value-type="float" office:value="0.0"/>
          <table:table-cell table:formula="of:=MIN([.$B21];[.$O21];[.$AB21])" office:value-type="float"/>
          <table:table-cell table:formula="of:=MIN([.$C21];[.$P21];[.$AC21])" office:value-type="float"/>
          <table:table-cell table:formula="of:=MIN([.$D21];[.$Q21];[.$AD21])" office:value-type="float"/>
          <table:table-cell table:formula="of:=MIN([.$E21];[.$R21];[.$AE21])" office:value-type="float"/>
          <table:table-cell table:formula="of:=MIN([.$F21];[.$S21];[.$AF21])" office:value-type="float"/>
          <table:table-cell table:formula="of:=MIN([.$G21];[.$T21];[.$AG21])" office:value-type="float"/>
          <table:table-cell table:formula="of:=MIN([.$H21];[.$U21];[.$AH21])" office:value-type="float"/>
          <table:table-cell table:formula="of:=MIN([.$I21];[.$V21];[.$AI21])" office:value-type="float"/>
          <table:table-cell table:formula="of:=MIN([.$J21];[.$W21];[.$AJ21])" office:value-type="float"/>
          <table:table-cell table:formula="of:=MIN([.$K21];[.$X21];[.$AK21])" office:value-type="float"/>
          <table:table-cell table:formula="of:=MIN([.$L21];[.$Y21];[.$AL21])" office:value-type="float"/>
          <table:table-cell table:formula="of:=MIN([.$M21];[.$Z21];[.$AM21])" office:value-type="float"/>
          <table:table-cell table:formula="of:=MIN([.$N21];[.$AA21];[.$AN21])" office:value-type="float"/>
          <table:table-cell table:formula="of:=MEDIAN([.$B21];[.$O21];[.$AB21])" office:value-type="float"/>
          <table:table-cell table:formula="of:=MEDIAN([.$C21];[.$P21];[.$AC21])" office:value-type="float"/>
          <table:table-cell table:formula="of:=MEDIAN([.$D21];[.$Q21];[.$AD21])" office:value-type="float"/>
          <table:table-cell table:formula="of:=MEDIAN([.$E21];[.$R21];[.$AE21])" office:value-type="float"/>
          <table:table-cell table:formula="of:=MEDIAN([.$F21];[.$S21];[.$AF21])" office:value-type="float"/>
          <table:table-cell table:formula="of:=MEDIAN([.$G21];[.$T21];[.$AG21])" office:value-type="float"/>
          <table:table-cell table:formula="of:=MEDIAN([.$H21];[.$U21];[.$AH21])" office:value-type="float"/>
          <table:table-cell table:formula="of:=MEDIAN([.$I21];[.$V21];[.$AI21])" office:value-type="float"/>
          <table:table-cell table:formula="of:=MEDIAN([.$J21];[.$W21];[.$AJ21])" office:value-type="float"/>
          <table:table-cell table:formula="of:=MEDIAN([.$K21];[.$X21];[.$AK21])" office:value-type="float"/>
          <table:table-cell table:formula="of:=MEDIAN([.$L21];[.$Y21];[.$AL21])" office:value-type="float"/>
          <table:table-cell table:formula="of:=MEDIAN([.$M21];[.$Z21];[.$AM21])" office:value-type="float"/>
          <table:table-cell table:formula="of:=MEDIAN([.$N21];[.$AA21];[.$AN21])" office:value-type="float"/>
          <table:table-cell table:formula="of:=MAX([.$B21];[.$O21];[.$AB21])" office:value-type="float"/>
          <table:table-cell table:formula="of:=MAX([.$C21];[.$P21];[.$AC21])" office:value-type="float"/>
          <table:table-cell table:formula="of:=MAX([.$D21];[.$Q21];[.$AD21])" office:value-type="float"/>
          <table:table-cell table:formula="of:=MAX([.$E21];[.$R21];[.$AE21])" office:value-type="float"/>
          <table:table-cell table:formula="of:=MAX([.$F21];[.$S21];[.$AF21])" office:value-type="float"/>
          <table:table-cell table:formula="of:=MAX([.$G21];[.$T21];[.$AG21])" office:value-type="float"/>
          <table:table-cell table:formula="of:=MAX([.$H21];[.$U21];[.$AH21])" office:value-type="float"/>
          <table:table-cell table:formula="of:=MAX([.$I21];[.$V21];[.$AI21])" office:value-type="float"/>
          <table:table-cell table:formula="of:=MAX([.$J21];[.$W21];[.$AJ21])" office:value-type="float"/>
          <table:table-cell table:formula="of:=MAX([.$K21];[.$X21];[.$AK21])" office:value-type="float"/>
          <table:table-cell table:formula="of:=MAX([.$L21];[.$Y21];[.$AL21])" office:value-type="float"/>
          <table:table-cell table:formula="of:=MAX([.$M21];[.$Z21];[.$AM21])" office:value-type="float"/>
          <table:table-cell table:formula="of:=MAX([.$N21];[.$AA21];[.$AN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116.371"/>
          <table:table-cell office:value-type="float" office:value="112.85"/>
          <table:table-cell office:value-type="float" office:value="110.12"/>
          <table:table-cell office:value-type="float" office:value="0.0"/>
          <table:table-cell office:value-type="float" office:value="0.0"/>
          <table:table-cell office:value-type="float" office:value="532.0"/>
          <table:table-cell office:value-type="float" office:value="244695.0"/>
          <table:table-cell office:value-type="float" office:value="2891235.0"/>
          <table:table-cell office:value-type="float" office:value="413560.0"/>
          <table:table-cell office:value-type="float" office:value="1644632.0"/>
          <table:table-cell office:value-type="float" office:value="287552.0"/>
          <table:table-cell office:value-type="float" office:value="0.0"/>
          <table:table-cell office:value-type="float" office:value="0.0"/>
          <table:table-cell office:value-type="float" office:value="260.994"/>
          <table:table-cell office:value-type="float" office:value="257.535"/>
          <table:table-cell office:value-type="float" office:value="254.69"/>
          <table:table-cell office:value-type="float" office:value="1.0"/>
          <table:table-cell office:value-type="float" office:value="0.0"/>
          <table:table-cell office:value-type="float" office:value="1001.0"/>
          <table:table-cell office:value-type="float" office:value="422329.0"/>
          <table:table-cell office:value-type="float" office:value="7677342.0"/>
          <table:table-cell office:value-type="float" office:value="413560.0"/>
          <table:table-cell office:value-type="float" office:value="1644632.0"/>
          <table:table-cell office:value-type="float" office:value="293256.0"/>
          <table:table-cell office:value-type="float" office:value="0.0"/>
          <table:table-cell office:value-type="float" office:value="0.0"/>
          <table:table-cell office:value-type="float" office:value="55.5932"/>
          <table:table-cell office:value-type="float" office:value="49.497"/>
          <table:table-cell office:value-type="float" office:value="46.38"/>
          <table:table-cell office:value-type="float" office:value="1.0"/>
          <table:table-cell office:value-type="float" office:value="0.0"/>
          <table:table-cell office:value-type="float" office:value="249.0"/>
          <table:table-cell office:value-type="float" office:value="74983.0"/>
          <table:table-cell office:value-type="float" office:value="1340551.0"/>
          <table:table-cell office:value-type="float" office:value="415288.0"/>
          <table:table-cell office:value-type="float" office:value="1651478.0"/>
          <table:table-cell office:value-type="float" office:value="288888.0"/>
          <table:table-cell office:value-type="float" office:value="0.0"/>
          <table:table-cell office:value-type="float" office:value="0.0"/>
          <table:table-cell table:formula="of:=MIN([.$B22];[.$O22];[.$AB22])" office:value-type="float"/>
          <table:table-cell table:formula="of:=MIN([.$C22];[.$P22];[.$AC22])" office:value-type="float"/>
          <table:table-cell table:formula="of:=MIN([.$D22];[.$Q22];[.$AD22])" office:value-type="float"/>
          <table:table-cell table:formula="of:=MIN([.$E22];[.$R22];[.$AE22])" office:value-type="float"/>
          <table:table-cell table:formula="of:=MIN([.$F22];[.$S22];[.$AF22])" office:value-type="float"/>
          <table:table-cell table:formula="of:=MIN([.$G22];[.$T22];[.$AG22])" office:value-type="float"/>
          <table:table-cell table:formula="of:=MIN([.$H22];[.$U22];[.$AH22])" office:value-type="float"/>
          <table:table-cell table:formula="of:=MIN([.$I22];[.$V22];[.$AI22])" office:value-type="float"/>
          <table:table-cell table:formula="of:=MIN([.$J22];[.$W22];[.$AJ22])" office:value-type="float"/>
          <table:table-cell table:formula="of:=MIN([.$K22];[.$X22];[.$AK22])" office:value-type="float"/>
          <table:table-cell table:formula="of:=MIN([.$L22];[.$Y22];[.$AL22])" office:value-type="float"/>
          <table:table-cell table:formula="of:=MIN([.$M22];[.$Z22];[.$AM22])" office:value-type="float"/>
          <table:table-cell table:formula="of:=MIN([.$N22];[.$AA22];[.$AN22])" office:value-type="float"/>
          <table:table-cell table:formula="of:=MEDIAN([.$B22];[.$O22];[.$AB22])" office:value-type="float"/>
          <table:table-cell table:formula="of:=MEDIAN([.$C22];[.$P22];[.$AC22])" office:value-type="float"/>
          <table:table-cell table:formula="of:=MEDIAN([.$D22];[.$Q22];[.$AD22])" office:value-type="float"/>
          <table:table-cell table:formula="of:=MEDIAN([.$E22];[.$R22];[.$AE22])" office:value-type="float"/>
          <table:table-cell table:formula="of:=MEDIAN([.$F22];[.$S22];[.$AF22])" office:value-type="float"/>
          <table:table-cell table:formula="of:=MEDIAN([.$G22];[.$T22];[.$AG22])" office:value-type="float"/>
          <table:table-cell table:formula="of:=MEDIAN([.$H22];[.$U22];[.$AH22])" office:value-type="float"/>
          <table:table-cell table:formula="of:=MEDIAN([.$I22];[.$V22];[.$AI22])" office:value-type="float"/>
          <table:table-cell table:formula="of:=MEDIAN([.$J22];[.$W22];[.$AJ22])" office:value-type="float"/>
          <table:table-cell table:formula="of:=MEDIAN([.$K22];[.$X22];[.$AK22])" office:value-type="float"/>
          <table:table-cell table:formula="of:=MEDIAN([.$L22];[.$Y22];[.$AL22])" office:value-type="float"/>
          <table:table-cell table:formula="of:=MEDIAN([.$M22];[.$Z22];[.$AM22])" office:value-type="float"/>
          <table:table-cell table:formula="of:=MEDIAN([.$N22];[.$AA22];[.$AN22])" office:value-type="float"/>
          <table:table-cell table:formula="of:=MAX([.$B22];[.$O22];[.$AB22])" office:value-type="float"/>
          <table:table-cell table:formula="of:=MAX([.$C22];[.$P22];[.$AC22])" office:value-type="float"/>
          <table:table-cell table:formula="of:=MAX([.$D22];[.$Q22];[.$AD22])" office:value-type="float"/>
          <table:table-cell table:formula="of:=MAX([.$E22];[.$R22];[.$AE22])" office:value-type="float"/>
          <table:table-cell table:formula="of:=MAX([.$F22];[.$S22];[.$AF22])" office:value-type="float"/>
          <table:table-cell table:formula="of:=MAX([.$G22];[.$T22];[.$AG22])" office:value-type="float"/>
          <table:table-cell table:formula="of:=MAX([.$H22];[.$U22];[.$AH22])" office:value-type="float"/>
          <table:table-cell table:formula="of:=MAX([.$I22];[.$V22];[.$AI22])" office:value-type="float"/>
          <table:table-cell table:formula="of:=MAX([.$J22];[.$W22];[.$AJ22])" office:value-type="float"/>
          <table:table-cell table:formula="of:=MAX([.$K22];[.$X22];[.$AK22])" office:value-type="float"/>
          <table:table-cell table:formula="of:=MAX([.$L22];[.$Y22];[.$AL22])" office:value-type="float"/>
          <table:table-cell table:formula="of:=MAX([.$M22];[.$Z22];[.$AM22])" office:value-type="float"/>
          <table:table-cell table:formula="of:=MAX([.$N22];[.$AA22];[.$AN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2.8919"/>
          <table:table-cell office:value-type="float" office:value="0.41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699.0"/>
          <table:table-cell office:value-type="float" office:value="8373.0"/>
          <table:table-cell office:value-type="float" office:value="45542.0"/>
          <table:table-cell office:value-type="float" office:value="178550.0"/>
          <table:table-cell office:value-type="float" office:value="126376.0"/>
          <table:table-cell office:value-type="float" office:value="0.0"/>
          <table:table-cell office:value-type="float" office:value="0.0"/>
          <table:table-cell office:value-type="float" office:value="2.67343"/>
          <table:table-cell office:value-type="float" office:value="0.343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35.0"/>
          <table:table-cell office:value-type="float" office:value="4567.0"/>
          <table:table-cell office:value-type="float" office:value="45542.0"/>
          <table:table-cell office:value-type="float" office:value="178550.0"/>
          <table:table-cell office:value-type="float" office:value="122992.0"/>
          <table:table-cell office:value-type="float" office:value="0.0"/>
          <table:table-cell office:value-type="float" office:value="0.0"/>
          <table:table-cell office:value-type="float" office:value="2.99281"/>
          <table:table-cell office:value-type="float" office:value="0.27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68.0"/>
          <table:table-cell office:value-type="float" office:value="45876.0"/>
          <table:table-cell office:value-type="float" office:value="179879.0"/>
          <table:table-cell office:value-type="float" office:value="128752.0"/>
          <table:table-cell office:value-type="float" office:value="0.0"/>
          <table:table-cell office:value-type="float" office:value="0.0"/>
          <table:table-cell table:formula="of:=MIN([.$B23];[.$O23];[.$AB23])" office:value-type="float"/>
          <table:table-cell table:formula="of:=MIN([.$C23];[.$P23];[.$AC23])" office:value-type="float"/>
          <table:table-cell table:formula="of:=MIN([.$D23];[.$Q23];[.$AD23])" office:value-type="float"/>
          <table:table-cell table:formula="of:=MIN([.$E23];[.$R23];[.$AE23])" office:value-type="float"/>
          <table:table-cell table:formula="of:=MIN([.$F23];[.$S23];[.$AF23])" office:value-type="float"/>
          <table:table-cell table:formula="of:=MIN([.$G23];[.$T23];[.$AG23])" office:value-type="float"/>
          <table:table-cell table:formula="of:=MIN([.$H23];[.$U23];[.$AH23])" office:value-type="float"/>
          <table:table-cell table:formula="of:=MIN([.$I23];[.$V23];[.$AI23])" office:value-type="float"/>
          <table:table-cell table:formula="of:=MIN([.$J23];[.$W23];[.$AJ23])" office:value-type="float"/>
          <table:table-cell table:formula="of:=MIN([.$K23];[.$X23];[.$AK23])" office:value-type="float"/>
          <table:table-cell table:formula="of:=MIN([.$L23];[.$Y23];[.$AL23])" office:value-type="float"/>
          <table:table-cell table:formula="of:=MIN([.$M23];[.$Z23];[.$AM23])" office:value-type="float"/>
          <table:table-cell table:formula="of:=MIN([.$N23];[.$AA23];[.$AN23])" office:value-type="float"/>
          <table:table-cell table:formula="of:=MEDIAN([.$B23];[.$O23];[.$AB23])" office:value-type="float"/>
          <table:table-cell table:formula="of:=MEDIAN([.$C23];[.$P23];[.$AC23])" office:value-type="float"/>
          <table:table-cell table:formula="of:=MEDIAN([.$D23];[.$Q23];[.$AD23])" office:value-type="float"/>
          <table:table-cell table:formula="of:=MEDIAN([.$E23];[.$R23];[.$AE23])" office:value-type="float"/>
          <table:table-cell table:formula="of:=MEDIAN([.$F23];[.$S23];[.$AF23])" office:value-type="float"/>
          <table:table-cell table:formula="of:=MEDIAN([.$G23];[.$T23];[.$AG23])" office:value-type="float"/>
          <table:table-cell table:formula="of:=MEDIAN([.$H23];[.$U23];[.$AH23])" office:value-type="float"/>
          <table:table-cell table:formula="of:=MEDIAN([.$I23];[.$V23];[.$AI23])" office:value-type="float"/>
          <table:table-cell table:formula="of:=MEDIAN([.$J23];[.$W23];[.$AJ23])" office:value-type="float"/>
          <table:table-cell table:formula="of:=MEDIAN([.$K23];[.$X23];[.$AK23])" office:value-type="float"/>
          <table:table-cell table:formula="of:=MEDIAN([.$L23];[.$Y23];[.$AL23])" office:value-type="float"/>
          <table:table-cell table:formula="of:=MEDIAN([.$M23];[.$Z23];[.$AM23])" office:value-type="float"/>
          <table:table-cell table:formula="of:=MEDIAN([.$N23];[.$AA23];[.$AN23])" office:value-type="float"/>
          <table:table-cell table:formula="of:=MAX([.$B23];[.$O23];[.$AB23])" office:value-type="float"/>
          <table:table-cell table:formula="of:=MAX([.$C23];[.$P23];[.$AC23])" office:value-type="float"/>
          <table:table-cell table:formula="of:=MAX([.$D23];[.$Q23];[.$AD23])" office:value-type="float"/>
          <table:table-cell table:formula="of:=MAX([.$E23];[.$R23];[.$AE23])" office:value-type="float"/>
          <table:table-cell table:formula="of:=MAX([.$F23];[.$S23];[.$AF23])" office:value-type="float"/>
          <table:table-cell table:formula="of:=MAX([.$G23];[.$T23];[.$AG23])" office:value-type="float"/>
          <table:table-cell table:formula="of:=MAX([.$H23];[.$U23];[.$AH23])" office:value-type="float"/>
          <table:table-cell table:formula="of:=MAX([.$I23];[.$V23];[.$AI23])" office:value-type="float"/>
          <table:table-cell table:formula="of:=MAX([.$J23];[.$W23];[.$AJ23])" office:value-type="float"/>
          <table:table-cell table:formula="of:=MAX([.$K23];[.$X23];[.$AK23])" office:value-type="float"/>
          <table:table-cell table:formula="of:=MAX([.$L23];[.$Y23];[.$AL23])" office:value-type="float"/>
          <table:table-cell table:formula="of:=MAX([.$M23];[.$Z23];[.$AM23])" office:value-type="float"/>
          <table:table-cell table:formula="of:=MAX([.$N23];[.$AA23];[.$AN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4.61506"/>
          <table:table-cell office:value-type="float" office:value="2.217"/>
          <table:table-cell office:value-type="float" office:value="1.92"/>
          <table:table-cell office:value-type="float" office:value="1.0"/>
          <table:table-cell office:value-type="float" office:value="0.0"/>
          <table:table-cell office:value-type="float" office:value="48.0"/>
          <table:table-cell office:value-type="float" office:value="12288.0"/>
          <table:table-cell office:value-type="float" office:value="142179.0"/>
          <table:table-cell office:value-type="float" office:value="45542.0"/>
          <table:table-cell office:value-type="float" office:value="178550.0"/>
          <table:table-cell office:value-type="float" office:value="122992.0"/>
          <table:table-cell office:value-type="float" office:value="0.0"/>
          <table:table-cell office:value-type="float" office:value="0.0"/>
          <table:table-cell office:value-type="float" office:value="2.58032"/>
          <table:table-cell office:value-type="float" office:value="0.343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69.0"/>
          <table:table-cell office:value-type="float" office:value="3923.0"/>
          <table:table-cell office:value-type="float" office:value="45542.0"/>
          <table:table-cell office:value-type="float" office:value="178550.0"/>
          <table:table-cell office:value-type="float" office:value="122992.0"/>
          <table:table-cell office:value-type="float" office:value="0.0"/>
          <table:table-cell office:value-type="float" office:value="0.0"/>
          <table:table-cell office:value-type="float" office:value="2.85323"/>
          <table:table-cell office:value-type="float" office:value="0.32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52.0"/>
          <table:table-cell office:value-type="float" office:value="45876.0"/>
          <table:table-cell office:value-type="float" office:value="179879.0"/>
          <table:table-cell office:value-type="float" office:value="128752.0"/>
          <table:table-cell office:value-type="float" office:value="0.0"/>
          <table:table-cell office:value-type="float" office:value="0.0"/>
          <table:table-cell table:formula="of:=MIN([.$B24];[.$O24];[.$AB24])" office:value-type="float"/>
          <table:table-cell table:formula="of:=MIN([.$C24];[.$P24];[.$AC24])" office:value-type="float"/>
          <table:table-cell table:formula="of:=MIN([.$D24];[.$Q24];[.$AD24])" office:value-type="float"/>
          <table:table-cell table:formula="of:=MIN([.$E24];[.$R24];[.$AE24])" office:value-type="float"/>
          <table:table-cell table:formula="of:=MIN([.$F24];[.$S24];[.$AF24])" office:value-type="float"/>
          <table:table-cell table:formula="of:=MIN([.$G24];[.$T24];[.$AG24])" office:value-type="float"/>
          <table:table-cell table:formula="of:=MIN([.$H24];[.$U24];[.$AH24])" office:value-type="float"/>
          <table:table-cell table:formula="of:=MIN([.$I24];[.$V24];[.$AI24])" office:value-type="float"/>
          <table:table-cell table:formula="of:=MIN([.$J24];[.$W24];[.$AJ24])" office:value-type="float"/>
          <table:table-cell table:formula="of:=MIN([.$K24];[.$X24];[.$AK24])" office:value-type="float"/>
          <table:table-cell table:formula="of:=MIN([.$L24];[.$Y24];[.$AL24])" office:value-type="float"/>
          <table:table-cell table:formula="of:=MIN([.$M24];[.$Z24];[.$AM24])" office:value-type="float"/>
          <table:table-cell table:formula="of:=MIN([.$N24];[.$AA24];[.$AN24])" office:value-type="float"/>
          <table:table-cell table:formula="of:=MEDIAN([.$B24];[.$O24];[.$AB24])" office:value-type="float"/>
          <table:table-cell table:formula="of:=MEDIAN([.$C24];[.$P24];[.$AC24])" office:value-type="float"/>
          <table:table-cell table:formula="of:=MEDIAN([.$D24];[.$Q24];[.$AD24])" office:value-type="float"/>
          <table:table-cell table:formula="of:=MEDIAN([.$E24];[.$R24];[.$AE24])" office:value-type="float"/>
          <table:table-cell table:formula="of:=MEDIAN([.$F24];[.$S24];[.$AF24])" office:value-type="float"/>
          <table:table-cell table:formula="of:=MEDIAN([.$G24];[.$T24];[.$AG24])" office:value-type="float"/>
          <table:table-cell table:formula="of:=MEDIAN([.$H24];[.$U24];[.$AH24])" office:value-type="float"/>
          <table:table-cell table:formula="of:=MEDIAN([.$I24];[.$V24];[.$AI24])" office:value-type="float"/>
          <table:table-cell table:formula="of:=MEDIAN([.$J24];[.$W24];[.$AJ24])" office:value-type="float"/>
          <table:table-cell table:formula="of:=MEDIAN([.$K24];[.$X24];[.$AK24])" office:value-type="float"/>
          <table:table-cell table:formula="of:=MEDIAN([.$L24];[.$Y24];[.$AL24])" office:value-type="float"/>
          <table:table-cell table:formula="of:=MEDIAN([.$M24];[.$Z24];[.$AM24])" office:value-type="float"/>
          <table:table-cell table:formula="of:=MEDIAN([.$N24];[.$AA24];[.$AN24])" office:value-type="float"/>
          <table:table-cell table:formula="of:=MAX([.$B24];[.$O24];[.$AB24])" office:value-type="float"/>
          <table:table-cell table:formula="of:=MAX([.$C24];[.$P24];[.$AC24])" office:value-type="float"/>
          <table:table-cell table:formula="of:=MAX([.$D24];[.$Q24];[.$AD24])" office:value-type="float"/>
          <table:table-cell table:formula="of:=MAX([.$E24];[.$R24];[.$AE24])" office:value-type="float"/>
          <table:table-cell table:formula="of:=MAX([.$F24];[.$S24];[.$AF24])" office:value-type="float"/>
          <table:table-cell table:formula="of:=MAX([.$G24];[.$T24];[.$AG24])" office:value-type="float"/>
          <table:table-cell table:formula="of:=MAX([.$H24];[.$U24];[.$AH24])" office:value-type="float"/>
          <table:table-cell table:formula="of:=MAX([.$I24];[.$V24];[.$AI24])" office:value-type="float"/>
          <table:table-cell table:formula="of:=MAX([.$J24];[.$W24];[.$AJ24])" office:value-type="float"/>
          <table:table-cell table:formula="of:=MAX([.$K24];[.$X24];[.$AK24])" office:value-type="float"/>
          <table:table-cell table:formula="of:=MAX([.$L24];[.$Y24];[.$AL24])" office:value-type="float"/>
          <table:table-cell table:formula="of:=MAX([.$M24];[.$Z24];[.$AM24])" office:value-type="float"/>
          <table:table-cell table:formula="of:=MAX([.$N24];[.$AA24];[.$AN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2.85049"/>
          <table:table-cell office:value-type="float" office:value="0.413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585.0"/>
          <table:table-cell office:value-type="float" office:value="5930.0"/>
          <table:table-cell office:value-type="float" office:value="45542.0"/>
          <table:table-cell office:value-type="float" office:value="178550.0"/>
          <table:table-cell office:value-type="float" office:value="122996.0"/>
          <table:table-cell office:value-type="float" office:value="0.0"/>
          <table:table-cell office:value-type="float" office:value="0.0"/>
          <table:table-cell office:value-type="float" office:value="2.60761"/>
          <table:table-cell office:value-type="float" office:value="0.326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550.0"/>
          <table:table-cell office:value-type="float" office:value="45542.0"/>
          <table:table-cell office:value-type="float" office:value="178550.0"/>
          <table:table-cell office:value-type="float" office:value="127664.0"/>
          <table:table-cell office:value-type="float" office:value="0.0"/>
          <table:table-cell office:value-type="float" office:value="0.0"/>
          <table:table-cell office:value-type="float" office:value="2.99881"/>
          <table:table-cell office:value-type="float" office:value="0.31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67.0"/>
          <table:table-cell office:value-type="float" office:value="45876.0"/>
          <table:table-cell office:value-type="float" office:value="179879.0"/>
          <table:table-cell office:value-type="float" office:value="128884.0"/>
          <table:table-cell office:value-type="float" office:value="0.0"/>
          <table:table-cell office:value-type="float" office:value="0.0"/>
          <table:table-cell table:formula="of:=MIN([.$B25];[.$O25];[.$AB25])" office:value-type="float"/>
          <table:table-cell table:formula="of:=MIN([.$C25];[.$P25];[.$AC25])" office:value-type="float"/>
          <table:table-cell table:formula="of:=MIN([.$D25];[.$Q25];[.$AD25])" office:value-type="float"/>
          <table:table-cell table:formula="of:=MIN([.$E25];[.$R25];[.$AE25])" office:value-type="float"/>
          <table:table-cell table:formula="of:=MIN([.$F25];[.$S25];[.$AF25])" office:value-type="float"/>
          <table:table-cell table:formula="of:=MIN([.$G25];[.$T25];[.$AG25])" office:value-type="float"/>
          <table:table-cell table:formula="of:=MIN([.$H25];[.$U25];[.$AH25])" office:value-type="float"/>
          <table:table-cell table:formula="of:=MIN([.$I25];[.$V25];[.$AI25])" office:value-type="float"/>
          <table:table-cell table:formula="of:=MIN([.$J25];[.$W25];[.$AJ25])" office:value-type="float"/>
          <table:table-cell table:formula="of:=MIN([.$K25];[.$X25];[.$AK25])" office:value-type="float"/>
          <table:table-cell table:formula="of:=MIN([.$L25];[.$Y25];[.$AL25])" office:value-type="float"/>
          <table:table-cell table:formula="of:=MIN([.$M25];[.$Z25];[.$AM25])" office:value-type="float"/>
          <table:table-cell table:formula="of:=MIN([.$N25];[.$AA25];[.$AN25])" office:value-type="float"/>
          <table:table-cell table:formula="of:=MEDIAN([.$B25];[.$O25];[.$AB25])" office:value-type="float"/>
          <table:table-cell table:formula="of:=MEDIAN([.$C25];[.$P25];[.$AC25])" office:value-type="float"/>
          <table:table-cell table:formula="of:=MEDIAN([.$D25];[.$Q25];[.$AD25])" office:value-type="float"/>
          <table:table-cell table:formula="of:=MEDIAN([.$E25];[.$R25];[.$AE25])" office:value-type="float"/>
          <table:table-cell table:formula="of:=MEDIAN([.$F25];[.$S25];[.$AF25])" office:value-type="float"/>
          <table:table-cell table:formula="of:=MEDIAN([.$G25];[.$T25];[.$AG25])" office:value-type="float"/>
          <table:table-cell table:formula="of:=MEDIAN([.$H25];[.$U25];[.$AH25])" office:value-type="float"/>
          <table:table-cell table:formula="of:=MEDIAN([.$I25];[.$V25];[.$AI25])" office:value-type="float"/>
          <table:table-cell table:formula="of:=MEDIAN([.$J25];[.$W25];[.$AJ25])" office:value-type="float"/>
          <table:table-cell table:formula="of:=MEDIAN([.$K25];[.$X25];[.$AK25])" office:value-type="float"/>
          <table:table-cell table:formula="of:=MEDIAN([.$L25];[.$Y25];[.$AL25])" office:value-type="float"/>
          <table:table-cell table:formula="of:=MEDIAN([.$M25];[.$Z25];[.$AM25])" office:value-type="float"/>
          <table:table-cell table:formula="of:=MEDIAN([.$N25];[.$AA25];[.$AN25])" office:value-type="float"/>
          <table:table-cell table:formula="of:=MAX([.$B25];[.$O25];[.$AB25])" office:value-type="float"/>
          <table:table-cell table:formula="of:=MAX([.$C25];[.$P25];[.$AC25])" office:value-type="float"/>
          <table:table-cell table:formula="of:=MAX([.$D25];[.$Q25];[.$AD25])" office:value-type="float"/>
          <table:table-cell table:formula="of:=MAX([.$E25];[.$R25];[.$AE25])" office:value-type="float"/>
          <table:table-cell table:formula="of:=MAX([.$F25];[.$S25];[.$AF25])" office:value-type="float"/>
          <table:table-cell table:formula="of:=MAX([.$G25];[.$T25];[.$AG25])" office:value-type="float"/>
          <table:table-cell table:formula="of:=MAX([.$H25];[.$U25];[.$AH25])" office:value-type="float"/>
          <table:table-cell table:formula="of:=MAX([.$I25];[.$V25];[.$AI25])" office:value-type="float"/>
          <table:table-cell table:formula="of:=MAX([.$J25];[.$W25];[.$AJ25])" office:value-type="float"/>
          <table:table-cell table:formula="of:=MAX([.$K25];[.$X25];[.$AK25])" office:value-type="float"/>
          <table:table-cell table:formula="of:=MAX([.$L25];[.$Y25];[.$AL25])" office:value-type="float"/>
          <table:table-cell table:formula="of:=MAX([.$M25];[.$Z25];[.$AM25])" office:value-type="float"/>
          <table:table-cell table:formula="of:=MAX([.$N25];[.$AA25];[.$AN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2.77966"/>
          <table:table-cell office:value-type="float" office:value="0.30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2.0"/>
          <table:table-cell office:value-type="float" office:value="727.0"/>
          <table:table-cell office:value-type="float" office:value="45542.0"/>
          <table:table-cell office:value-type="float" office:value="178550.0"/>
          <table:table-cell office:value-type="float" office:value="125712.0"/>
          <table:table-cell office:value-type="float" office:value="0.0"/>
          <table:table-cell office:value-type="float" office:value="0.0"/>
          <table:table-cell office:value-type="float" office:value="2.57093"/>
          <table:table-cell office:value-type="float" office:value="0.351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582.0"/>
          <table:table-cell office:value-type="float" office:value="45542.0"/>
          <table:table-cell office:value-type="float" office:value="178550.0"/>
          <table:table-cell office:value-type="float" office:value="127276.0"/>
          <table:table-cell office:value-type="float" office:value="0.0"/>
          <table:table-cell office:value-type="float" office:value="0.0"/>
          <table:table-cell office:value-type="float" office:value="2.98704"/>
          <table:table-cell office:value-type="float" office:value="0.3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65.0"/>
          <table:table-cell office:value-type="float" office:value="45876.0"/>
          <table:table-cell office:value-type="float" office:value="179879.0"/>
          <table:table-cell office:value-type="float" office:value="128752.0"/>
          <table:table-cell office:value-type="float" office:value="0.0"/>
          <table:table-cell office:value-type="float" office:value="0.0"/>
          <table:table-cell table:formula="of:=MIN([.$B26];[.$O26];[.$AB26])" office:value-type="float"/>
          <table:table-cell table:formula="of:=MIN([.$C26];[.$P26];[.$AC26])" office:value-type="float"/>
          <table:table-cell table:formula="of:=MIN([.$D26];[.$Q26];[.$AD26])" office:value-type="float"/>
          <table:table-cell table:formula="of:=MIN([.$E26];[.$R26];[.$AE26])" office:value-type="float"/>
          <table:table-cell table:formula="of:=MIN([.$F26];[.$S26];[.$AF26])" office:value-type="float"/>
          <table:table-cell table:formula="of:=MIN([.$G26];[.$T26];[.$AG26])" office:value-type="float"/>
          <table:table-cell table:formula="of:=MIN([.$H26];[.$U26];[.$AH26])" office:value-type="float"/>
          <table:table-cell table:formula="of:=MIN([.$I26];[.$V26];[.$AI26])" office:value-type="float"/>
          <table:table-cell table:formula="of:=MIN([.$J26];[.$W26];[.$AJ26])" office:value-type="float"/>
          <table:table-cell table:formula="of:=MIN([.$K26];[.$X26];[.$AK26])" office:value-type="float"/>
          <table:table-cell table:formula="of:=MIN([.$L26];[.$Y26];[.$AL26])" office:value-type="float"/>
          <table:table-cell table:formula="of:=MIN([.$M26];[.$Z26];[.$AM26])" office:value-type="float"/>
          <table:table-cell table:formula="of:=MIN([.$N26];[.$AA26];[.$AN26])" office:value-type="float"/>
          <table:table-cell table:formula="of:=MEDIAN([.$B26];[.$O26];[.$AB26])" office:value-type="float"/>
          <table:table-cell table:formula="of:=MEDIAN([.$C26];[.$P26];[.$AC26])" office:value-type="float"/>
          <table:table-cell table:formula="of:=MEDIAN([.$D26];[.$Q26];[.$AD26])" office:value-type="float"/>
          <table:table-cell table:formula="of:=MEDIAN([.$E26];[.$R26];[.$AE26])" office:value-type="float"/>
          <table:table-cell table:formula="of:=MEDIAN([.$F26];[.$S26];[.$AF26])" office:value-type="float"/>
          <table:table-cell table:formula="of:=MEDIAN([.$G26];[.$T26];[.$AG26])" office:value-type="float"/>
          <table:table-cell table:formula="of:=MEDIAN([.$H26];[.$U26];[.$AH26])" office:value-type="float"/>
          <table:table-cell table:formula="of:=MEDIAN([.$I26];[.$V26];[.$AI26])" office:value-type="float"/>
          <table:table-cell table:formula="of:=MEDIAN([.$J26];[.$W26];[.$AJ26])" office:value-type="float"/>
          <table:table-cell table:formula="of:=MEDIAN([.$K26];[.$X26];[.$AK26])" office:value-type="float"/>
          <table:table-cell table:formula="of:=MEDIAN([.$L26];[.$Y26];[.$AL26])" office:value-type="float"/>
          <table:table-cell table:formula="of:=MEDIAN([.$M26];[.$Z26];[.$AM26])" office:value-type="float"/>
          <table:table-cell table:formula="of:=MEDIAN([.$N26];[.$AA26];[.$AN26])" office:value-type="float"/>
          <table:table-cell table:formula="of:=MAX([.$B26];[.$O26];[.$AB26])" office:value-type="float"/>
          <table:table-cell table:formula="of:=MAX([.$C26];[.$P26];[.$AC26])" office:value-type="float"/>
          <table:table-cell table:formula="of:=MAX([.$D26];[.$Q26];[.$AD26])" office:value-type="float"/>
          <table:table-cell table:formula="of:=MAX([.$E26];[.$R26];[.$AE26])" office:value-type="float"/>
          <table:table-cell table:formula="of:=MAX([.$F26];[.$S26];[.$AF26])" office:value-type="float"/>
          <table:table-cell table:formula="of:=MAX([.$G26];[.$T26];[.$AG26])" office:value-type="float"/>
          <table:table-cell table:formula="of:=MAX([.$H26];[.$U26];[.$AH26])" office:value-type="float"/>
          <table:table-cell table:formula="of:=MAX([.$I26];[.$V26];[.$AI26])" office:value-type="float"/>
          <table:table-cell table:formula="of:=MAX([.$J26];[.$W26];[.$AJ26])" office:value-type="float"/>
          <table:table-cell table:formula="of:=MAX([.$K26];[.$X26];[.$AK26])" office:value-type="float"/>
          <table:table-cell table:formula="of:=MAX([.$L26];[.$Y26];[.$AL26])" office:value-type="float"/>
          <table:table-cell table:formula="of:=MAX([.$M26];[.$Z26];[.$AM26])" office:value-type="float"/>
          <table:table-cell table:formula="of:=MAX([.$N26];[.$AA26];[.$AN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2.90614"/>
          <table:table-cell office:value-type="float" office:value="0.4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68.0"/>
          <table:table-cell office:value-type="float" office:value="3787.0"/>
          <table:table-cell office:value-type="float" office:value="45542.0"/>
          <table:table-cell office:value-type="float" office:value="178550.0"/>
          <table:table-cell office:value-type="float" office:value="122996.0"/>
          <table:table-cell office:value-type="float" office:value="0.0"/>
          <table:table-cell office:value-type="float" office:value="0.0"/>
          <table:table-cell office:value-type="float" office:value="2.59891"/>
          <table:table-cell office:value-type="float" office:value="0.338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297.0"/>
          <table:table-cell office:value-type="float" office:value="3365.0"/>
          <table:table-cell office:value-type="float" office:value="45542.0"/>
          <table:table-cell office:value-type="float" office:value="178550.0"/>
          <table:table-cell office:value-type="float" office:value="126632.0"/>
          <table:table-cell office:value-type="float" office:value="0.0"/>
          <table:table-cell office:value-type="float" office:value="0.0"/>
          <table:table-cell office:value-type="float" office:value="3.04356"/>
          <table:table-cell office:value-type="float" office:value="0.3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71.0"/>
          <table:table-cell office:value-type="float" office:value="45876.0"/>
          <table:table-cell office:value-type="float" office:value="179879.0"/>
          <table:table-cell office:value-type="float" office:value="128752.0"/>
          <table:table-cell office:value-type="float" office:value="0.0"/>
          <table:table-cell office:value-type="float" office:value="0.0"/>
          <table:table-cell table:formula="of:=MIN([.$B27];[.$O27];[.$AB27])" office:value-type="float"/>
          <table:table-cell table:formula="of:=MIN([.$C27];[.$P27];[.$AC27])" office:value-type="float"/>
          <table:table-cell table:formula="of:=MIN([.$D27];[.$Q27];[.$AD27])" office:value-type="float"/>
          <table:table-cell table:formula="of:=MIN([.$E27];[.$R27];[.$AE27])" office:value-type="float"/>
          <table:table-cell table:formula="of:=MIN([.$F27];[.$S27];[.$AF27])" office:value-type="float"/>
          <table:table-cell table:formula="of:=MIN([.$G27];[.$T27];[.$AG27])" office:value-type="float"/>
          <table:table-cell table:formula="of:=MIN([.$H27];[.$U27];[.$AH27])" office:value-type="float"/>
          <table:table-cell table:formula="of:=MIN([.$I27];[.$V27];[.$AI27])" office:value-type="float"/>
          <table:table-cell table:formula="of:=MIN([.$J27];[.$W27];[.$AJ27])" office:value-type="float"/>
          <table:table-cell table:formula="of:=MIN([.$K27];[.$X27];[.$AK27])" office:value-type="float"/>
          <table:table-cell table:formula="of:=MIN([.$L27];[.$Y27];[.$AL27])" office:value-type="float"/>
          <table:table-cell table:formula="of:=MIN([.$M27];[.$Z27];[.$AM27])" office:value-type="float"/>
          <table:table-cell table:formula="of:=MIN([.$N27];[.$AA27];[.$AN27])" office:value-type="float"/>
          <table:table-cell table:formula="of:=MEDIAN([.$B27];[.$O27];[.$AB27])" office:value-type="float"/>
          <table:table-cell table:formula="of:=MEDIAN([.$C27];[.$P27];[.$AC27])" office:value-type="float"/>
          <table:table-cell table:formula="of:=MEDIAN([.$D27];[.$Q27];[.$AD27])" office:value-type="float"/>
          <table:table-cell table:formula="of:=MEDIAN([.$E27];[.$R27];[.$AE27])" office:value-type="float"/>
          <table:table-cell table:formula="of:=MEDIAN([.$F27];[.$S27];[.$AF27])" office:value-type="float"/>
          <table:table-cell table:formula="of:=MEDIAN([.$G27];[.$T27];[.$AG27])" office:value-type="float"/>
          <table:table-cell table:formula="of:=MEDIAN([.$H27];[.$U27];[.$AH27])" office:value-type="float"/>
          <table:table-cell table:formula="of:=MEDIAN([.$I27];[.$V27];[.$AI27])" office:value-type="float"/>
          <table:table-cell table:formula="of:=MEDIAN([.$J27];[.$W27];[.$AJ27])" office:value-type="float"/>
          <table:table-cell table:formula="of:=MEDIAN([.$K27];[.$X27];[.$AK27])" office:value-type="float"/>
          <table:table-cell table:formula="of:=MEDIAN([.$L27];[.$Y27];[.$AL27])" office:value-type="float"/>
          <table:table-cell table:formula="of:=MEDIAN([.$M27];[.$Z27];[.$AM27])" office:value-type="float"/>
          <table:table-cell table:formula="of:=MEDIAN([.$N27];[.$AA27];[.$AN27])" office:value-type="float"/>
          <table:table-cell table:formula="of:=MAX([.$B27];[.$O27];[.$AB27])" office:value-type="float"/>
          <table:table-cell table:formula="of:=MAX([.$C27];[.$P27];[.$AC27])" office:value-type="float"/>
          <table:table-cell table:formula="of:=MAX([.$D27];[.$Q27];[.$AD27])" office:value-type="float"/>
          <table:table-cell table:formula="of:=MAX([.$E27];[.$R27];[.$AE27])" office:value-type="float"/>
          <table:table-cell table:formula="of:=MAX([.$F27];[.$S27];[.$AF27])" office:value-type="float"/>
          <table:table-cell table:formula="of:=MAX([.$G27];[.$T27];[.$AG27])" office:value-type="float"/>
          <table:table-cell table:formula="of:=MAX([.$H27];[.$U27];[.$AH27])" office:value-type="float"/>
          <table:table-cell table:formula="of:=MAX([.$I27];[.$V27];[.$AI27])" office:value-type="float"/>
          <table:table-cell table:formula="of:=MAX([.$J27];[.$W27];[.$AJ27])" office:value-type="float"/>
          <table:table-cell table:formula="of:=MAX([.$K27];[.$X27];[.$AK27])" office:value-type="float"/>
          <table:table-cell table:formula="of:=MAX([.$L27];[.$Y27];[.$AL27])" office:value-type="float"/>
          <table:table-cell table:formula="of:=MAX([.$M27];[.$Z27];[.$AM27])" office:value-type="float"/>
          <table:table-cell table:formula="of:=MAX([.$N27];[.$AA27];[.$AN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O3:.$AO27])^2)^0.5" office:value-type="float"/>
          <table:table-cell table:number-matrix-columns-spanned="1" table:number-matrix-rows-spanned="1" table:formula="of:=SUM(([.C3:.C27]-[.$AP3:.$AP27])^2)^0.5" office:value-type="float"/>
          <table:table-cell table:number-matrix-columns-spanned="1" table:number-matrix-rows-spanned="1" table:formula="of:=SUM(([.D3:.D27]-[.$AQ3:.$AQ27])^2)^0.5" office:value-type="float"/>
          <table:table-cell table:number-matrix-columns-spanned="1" table:number-matrix-rows-spanned="1" table:formula="of:=SUM(([.E3:.E27]-[.$AR3:.$AR27])^2)^0.5" office:value-type="float"/>
          <table:table-cell table:number-matrix-columns-spanned="1" table:number-matrix-rows-spanned="1" table:formula="of:=SUM(([.F3:.F27]-[.$AS3:.$AS27])^2)^0.5" office:value-type="float"/>
          <table:table-cell table:number-matrix-columns-spanned="1" table:number-matrix-rows-spanned="1" table:formula="of:=SUM(([.G3:.G27]-[.$AT3:.$AT27])^2)^0.5" office:value-type="float"/>
          <table:table-cell table:number-matrix-columns-spanned="1" table:number-matrix-rows-spanned="1" table:formula="of:=SUM(([.H3:.H27]-[.$AU3:.$AU27])^2)^0.5" office:value-type="float"/>
          <table:table-cell table:number-matrix-columns-spanned="1" table:number-matrix-rows-spanned="1" table:formula="of:=SUM(([.I3:.I27]-[.$AV3:.$AV27])^2)^0.5" office:value-type="float"/>
          <table:table-cell table:number-matrix-columns-spanned="1" table:number-matrix-rows-spanned="1" table:formula="of:=SUM(([.J3:.J27]-[.$AW3:.$AW27])^2)^0.5" office:value-type="float"/>
          <table:table-cell table:number-matrix-columns-spanned="1" table:number-matrix-rows-spanned="1" table:formula="of:=SUM(([.K3:.K27]-[.$AX3:.$AX27])^2)^0.5" office:value-type="float"/>
          <table:table-cell table:number-matrix-columns-spanned="1" table:number-matrix-rows-spanned="1" table:formula="of:=SUM(([.L3:.L27]-[.$AY3:.$AY27])^2)^0.5" office:value-type="float"/>
          <table:table-cell table:number-matrix-columns-spanned="1" table:number-matrix-rows-spanned="1" table:formula="of:=SUM(([.M3:.M27]-[.$AZ3:.$AZ27])^2)^0.5" office:value-type="float"/>
          <table:table-cell table:number-matrix-columns-spanned="1" table:number-matrix-rows-spanned="1" table:formula="of:=SUM(([.N3:.N27]-[.$BA3:.$BA27])^2)^0.5" office:value-type="float"/>
          <table:table-cell table:number-matrix-columns-spanned="1" table:number-matrix-rows-spanned="1" table:formula="of:=SUM(([.O3:.O27]-[.$AO3:.$AO27])^2)^0.5" office:value-type="float"/>
          <table:table-cell table:number-matrix-columns-spanned="1" table:number-matrix-rows-spanned="1" table:formula="of:=SUM(([.P3:.P27]-[.$AP3:.$AP27])^2)^0.5" office:value-type="float"/>
          <table:table-cell table:number-matrix-columns-spanned="1" table:number-matrix-rows-spanned="1" table:formula="of:=SUM(([.Q3:.Q27]-[.$AQ3:.$AQ27])^2)^0.5" office:value-type="float"/>
          <table:table-cell table:number-matrix-columns-spanned="1" table:number-matrix-rows-spanned="1" table:formula="of:=SUM(([.R3:.R27]-[.$AR3:.$AR27])^2)^0.5" office:value-type="float"/>
          <table:table-cell table:number-matrix-columns-spanned="1" table:number-matrix-rows-spanned="1" table:formula="of:=SUM(([.S3:.S27]-[.$AS3:.$AS27])^2)^0.5" office:value-type="float"/>
          <table:table-cell table:number-matrix-columns-spanned="1" table:number-matrix-rows-spanned="1" table:formula="of:=SUM(([.T3:.T27]-[.$AT3:.$AT27])^2)^0.5" office:value-type="float"/>
          <table:table-cell table:number-matrix-columns-spanned="1" table:number-matrix-rows-spanned="1" table:formula="of:=SUM(([.U3:.U27]-[.$AU3:.$AU27])^2)^0.5" office:value-type="float"/>
          <table:table-cell table:number-matrix-columns-spanned="1" table:number-matrix-rows-spanned="1" table:formula="of:=SUM(([.V3:.V27]-[.$AV3:.$AV27])^2)^0.5" office:value-type="float"/>
          <table:table-cell table:number-matrix-columns-spanned="1" table:number-matrix-rows-spanned="1" table:formula="of:=SUM(([.W3:.W27]-[.$AW3:.$AW27])^2)^0.5" office:value-type="float"/>
          <table:table-cell table:number-matrix-columns-spanned="1" table:number-matrix-rows-spanned="1" table:formula="of:=SUM(([.X3:.X27]-[.$AX3:.$AX27])^2)^0.5" office:value-type="float"/>
          <table:table-cell table:number-matrix-columns-spanned="1" table:number-matrix-rows-spanned="1" table:formula="of:=SUM(([.Y3:.Y27]-[.$AY3:.$AY27])^2)^0.5" office:value-type="float"/>
          <table:table-cell table:number-matrix-columns-spanned="1" table:number-matrix-rows-spanned="1" table:formula="of:=SUM(([.Z3:.Z27]-[.$AZ3:.$AZ27])^2)^0.5" office:value-type="float"/>
          <table:table-cell table:number-matrix-columns-spanned="1" table:number-matrix-rows-spanned="1" table:formula="of:=SUM(([.AA3:.AA27]-[.$BA3:.$BA27])^2)^0.5" office:value-type="float"/>
          <table:table-cell table:number-matrix-columns-spanned="1" table:number-matrix-rows-spanned="1" table:formula="of:=SUM(([.AB3:.AB27]-[.$AO3:.$AO27])^2)^0.5" office:value-type="float"/>
          <table:table-cell table:number-matrix-columns-spanned="1" table:number-matrix-rows-spanned="1" table:formula="of:=SUM(([.AC3:.AC27]-[.$AP3:.$AP27])^2)^0.5" office:value-type="float"/>
          <table:table-cell table:number-matrix-columns-spanned="1" table:number-matrix-rows-spanned="1" table:formula="of:=SUM(([.AD3:.AD27]-[.$AQ3:.$AQ27])^2)^0.5" office:value-type="float"/>
          <table:table-cell table:number-matrix-columns-spanned="1" table:number-matrix-rows-spanned="1" table:formula="of:=SUM(([.AE3:.AE27]-[.$AR3:.$AR27])^2)^0.5" office:value-type="float"/>
          <table:table-cell table:number-matrix-columns-spanned="1" table:number-matrix-rows-spanned="1" table:formula="of:=SUM(([.AF3:.AF27]-[.$AS3:.$AS27])^2)^0.5" office:value-type="float"/>
          <table:table-cell table:number-matrix-columns-spanned="1" table:number-matrix-rows-spanned="1" table:formula="of:=SUM(([.AG3:.AG27]-[.$AT3:.$AT27])^2)^0.5" office:value-type="float"/>
          <table:table-cell table:number-matrix-columns-spanned="1" table:number-matrix-rows-spanned="1" table:formula="of:=SUM(([.AH3:.AH27]-[.$AU3:.$AU27])^2)^0.5" office:value-type="float"/>
          <table:table-cell table:number-matrix-columns-spanned="1" table:number-matrix-rows-spanned="1" table:formula="of:=SUM(([.AI3:.AI27]-[.$AV3:.$AV27])^2)^0.5" office:value-type="float"/>
          <table:table-cell table:number-matrix-columns-spanned="1" table:number-matrix-rows-spanned="1" table:formula="of:=SUM(([.AJ3:.AJ27]-[.$AW3:.$AW27])^2)^0.5" office:value-type="float"/>
          <table:table-cell table:number-matrix-columns-spanned="1" table:number-matrix-rows-spanned="1" table:formula="of:=SUM(([.AK3:.AK27]-[.$AX3:.$AX27])^2)^0.5" office:value-type="float"/>
          <table:table-cell table:number-matrix-columns-spanned="1" table:number-matrix-rows-spanned="1" table:formula="of:=SUM(([.AL3:.AL27]-[.$AY3:.$AY27])^2)^0.5" office:value-type="float"/>
          <table:table-cell table:number-matrix-columns-spanned="1" table:number-matrix-rows-spanned="1" table:formula="of:=SUM(([.AM3:.AM27]-[.$AZ3:.$AZ27])^2)^0.5" office:value-type="float"/>
          <table:table-cell table:number-matrix-columns-spanned="1" table:number-matrix-rows-spanned="1" table:formula="of:=SUM(([.AN3:.AN27]-[.$BA3:.$BA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O3:.$AO27])" office:value-type="float"/>
          <table:table-cell table:number-matrix-columns-spanned="1" table:number-matrix-rows-spanned="1" table:formula="of:=SUM([.C3:.C27]=[.$AP3:.$AP27])" office:value-type="float"/>
          <table:table-cell table:number-matrix-columns-spanned="1" table:number-matrix-rows-spanned="1" table:formula="of:=SUM([.D3:.D27]=[.$AQ3:.$AQ27])" office:value-type="float"/>
          <table:table-cell table:number-matrix-columns-spanned="1" table:number-matrix-rows-spanned="1" table:formula="of:=SUM([.E3:.E27]=[.$AR3:.$AR27])" office:value-type="float"/>
          <table:table-cell table:number-matrix-columns-spanned="1" table:number-matrix-rows-spanned="1" table:formula="of:=SUM([.F3:.F27]=[.$AS3:.$AS27])" office:value-type="float"/>
          <table:table-cell table:number-matrix-columns-spanned="1" table:number-matrix-rows-spanned="1" table:formula="of:=SUM([.G3:.G27]=[.$AT3:.$AT27])" office:value-type="float"/>
          <table:table-cell table:number-matrix-columns-spanned="1" table:number-matrix-rows-spanned="1" table:formula="of:=SUM([.H3:.H27]=[.$AU3:.$AU27])" office:value-type="float"/>
          <table:table-cell table:number-matrix-columns-spanned="1" table:number-matrix-rows-spanned="1" table:formula="of:=SUM([.I3:.I27]=[.$AV3:.$AV27])" office:value-type="float"/>
          <table:table-cell table:number-matrix-columns-spanned="1" table:number-matrix-rows-spanned="1" table:formula="of:=SUM([.J3:.J27]=[.$AW3:.$AW27])" office:value-type="float"/>
          <table:table-cell table:number-matrix-columns-spanned="1" table:number-matrix-rows-spanned="1" table:formula="of:=SUM([.K3:.K27]=[.$AX3:.$AX27])" office:value-type="float"/>
          <table:table-cell table:number-matrix-columns-spanned="1" table:number-matrix-rows-spanned="1" table:formula="of:=SUM([.L3:.L27]=[.$AY3:.$AY27])" office:value-type="float"/>
          <table:table-cell table:number-matrix-columns-spanned="1" table:number-matrix-rows-spanned="1" table:formula="of:=SUM([.M3:.M27]=[.$AZ3:.$AZ27])" office:value-type="float"/>
          <table:table-cell table:number-matrix-columns-spanned="1" table:number-matrix-rows-spanned="1" table:formula="of:=SUM([.N3:.N27]=[.$BA3:.$BA27])" office:value-type="float"/>
          <table:table-cell table:number-matrix-columns-spanned="1" table:number-matrix-rows-spanned="1" table:formula="of:=SUM([.O3:.O27]=[.$AO3:.$AO27])" office:value-type="float"/>
          <table:table-cell table:number-matrix-columns-spanned="1" table:number-matrix-rows-spanned="1" table:formula="of:=SUM([.P3:.P27]=[.$AP3:.$AP27])" office:value-type="float"/>
          <table:table-cell table:number-matrix-columns-spanned="1" table:number-matrix-rows-spanned="1" table:formula="of:=SUM([.Q3:.Q27]=[.$AQ3:.$AQ27])" office:value-type="float"/>
          <table:table-cell table:number-matrix-columns-spanned="1" table:number-matrix-rows-spanned="1" table:formula="of:=SUM([.R3:.R27]=[.$AR3:.$AR27])" office:value-type="float"/>
          <table:table-cell table:number-matrix-columns-spanned="1" table:number-matrix-rows-spanned="1" table:formula="of:=SUM([.S3:.S27]=[.$AS3:.$AS27])" office:value-type="float"/>
          <table:table-cell table:number-matrix-columns-spanned="1" table:number-matrix-rows-spanned="1" table:formula="of:=SUM([.T3:.T27]=[.$AT3:.$AT27])" office:value-type="float"/>
          <table:table-cell table:number-matrix-columns-spanned="1" table:number-matrix-rows-spanned="1" table:formula="of:=SUM([.U3:.U27]=[.$AU3:.$AU27])" office:value-type="float"/>
          <table:table-cell table:number-matrix-columns-spanned="1" table:number-matrix-rows-spanned="1" table:formula="of:=SUM([.V3:.V27]=[.$AV3:.$AV27])" office:value-type="float"/>
          <table:table-cell table:number-matrix-columns-spanned="1" table:number-matrix-rows-spanned="1" table:formula="of:=SUM([.W3:.W27]=[.$AW3:.$AW27])" office:value-type="float"/>
          <table:table-cell table:number-matrix-columns-spanned="1" table:number-matrix-rows-spanned="1" table:formula="of:=SUM([.X3:.X27]=[.$AX3:.$AX27])" office:value-type="float"/>
          <table:table-cell table:number-matrix-columns-spanned="1" table:number-matrix-rows-spanned="1" table:formula="of:=SUM([.Y3:.Y27]=[.$AY3:.$AY27])" office:value-type="float"/>
          <table:table-cell table:number-matrix-columns-spanned="1" table:number-matrix-rows-spanned="1" table:formula="of:=SUM([.Z3:.Z27]=[.$AZ3:.$AZ27])" office:value-type="float"/>
          <table:table-cell table:number-matrix-columns-spanned="1" table:number-matrix-rows-spanned="1" table:formula="of:=SUM([.AA3:.AA27]=[.$BA3:.$BA27])" office:value-type="float"/>
          <table:table-cell table:number-matrix-columns-spanned="1" table:number-matrix-rows-spanned="1" table:formula="of:=SUM([.AB3:.AB27]=[.$AO3:.$AO27])" office:value-type="float"/>
          <table:table-cell table:number-matrix-columns-spanned="1" table:number-matrix-rows-spanned="1" table:formula="of:=SUM([.AC3:.AC27]=[.$AP3:.$AP27])" office:value-type="float"/>
          <table:table-cell table:number-matrix-columns-spanned="1" table:number-matrix-rows-spanned="1" table:formula="of:=SUM([.AD3:.AD27]=[.$AQ3:.$AQ27])" office:value-type="float"/>
          <table:table-cell table:number-matrix-columns-spanned="1" table:number-matrix-rows-spanned="1" table:formula="of:=SUM([.AE3:.AE27]=[.$AR3:.$AR27])" office:value-type="float"/>
          <table:table-cell table:number-matrix-columns-spanned="1" table:number-matrix-rows-spanned="1" table:formula="of:=SUM([.AF3:.AF27]=[.$AS3:.$AS27])" office:value-type="float"/>
          <table:table-cell table:number-matrix-columns-spanned="1" table:number-matrix-rows-spanned="1" table:formula="of:=SUM([.AG3:.AG27]=[.$AT3:.$AT27])" office:value-type="float"/>
          <table:table-cell table:number-matrix-columns-spanned="1" table:number-matrix-rows-spanned="1" table:formula="of:=SUM([.AH3:.AH27]=[.$AU3:.$AU27])" office:value-type="float"/>
          <table:table-cell table:number-matrix-columns-spanned="1" table:number-matrix-rows-spanned="1" table:formula="of:=SUM([.AI3:.AI27]=[.$AV3:.$AV27])" office:value-type="float"/>
          <table:table-cell table:number-matrix-columns-spanned="1" table:number-matrix-rows-spanned="1" table:formula="of:=SUM([.AJ3:.AJ27]=[.$AW3:.$AW27])" office:value-type="float"/>
          <table:table-cell table:number-matrix-columns-spanned="1" table:number-matrix-rows-spanned="1" table:formula="of:=SUM([.AK3:.AK27]=[.$AX3:.$AX27])" office:value-type="float"/>
          <table:table-cell table:number-matrix-columns-spanned="1" table:number-matrix-rows-spanned="1" table:formula="of:=SUM([.AL3:.AL27]=[.$AY3:.$AY27])" office:value-type="float"/>
          <table:table-cell table:number-matrix-columns-spanned="1" table:number-matrix-rows-spanned="1" table:formula="of:=SUM([.AM3:.AM27]=[.$AZ3:.$AZ27])" office:value-type="float"/>
          <table:table-cell table:number-matrix-columns-spanned="1" table:number-matrix-rows-spanned="1" table:formula="of:=SUM([.AN3:.AN27]=[.$BA3:.$BA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B3:.$BB27])" office:value-type="float"/>
          <table:table-cell table:number-matrix-columns-spanned="1" table:number-matrix-rows-spanned="1" table:formula="of:=SUM([.C3:.C27]&lt;[.$BC3:.$BC27])" office:value-type="float"/>
          <table:table-cell table:number-matrix-columns-spanned="1" table:number-matrix-rows-spanned="1" table:formula="of:=SUM([.D3:.D27]&lt;[.$BD3:.$BD27])" office:value-type="float"/>
          <table:table-cell table:number-matrix-columns-spanned="1" table:number-matrix-rows-spanned="1" table:formula="of:=SUM([.E3:.E27]&lt;[.$BE3:.$BE27])" office:value-type="float"/>
          <table:table-cell table:number-matrix-columns-spanned="1" table:number-matrix-rows-spanned="1" table:formula="of:=SUM([.F3:.F27]&lt;[.$BF3:.$BF27])" office:value-type="float"/>
          <table:table-cell table:number-matrix-columns-spanned="1" table:number-matrix-rows-spanned="1" table:formula="of:=SUM([.G3:.G27]&lt;[.$BG3:.$BG27])" office:value-type="float"/>
          <table:table-cell table:number-matrix-columns-spanned="1" table:number-matrix-rows-spanned="1" table:formula="of:=SUM([.H3:.H27]&lt;[.$BH3:.$BH27])" office:value-type="float"/>
          <table:table-cell table:number-matrix-columns-spanned="1" table:number-matrix-rows-spanned="1" table:formula="of:=SUM([.I3:.I27]&lt;[.$BI3:.$BI27])" office:value-type="float"/>
          <table:table-cell table:number-matrix-columns-spanned="1" table:number-matrix-rows-spanned="1" table:formula="of:=SUM([.J3:.J27]&lt;[.$BJ3:.$BJ27])" office:value-type="float"/>
          <table:table-cell table:number-matrix-columns-spanned="1" table:number-matrix-rows-spanned="1" table:formula="of:=SUM([.K3:.K27]&lt;[.$BK3:.$BK27])" office:value-type="float"/>
          <table:table-cell table:number-matrix-columns-spanned="1" table:number-matrix-rows-spanned="1" table:formula="of:=SUM([.L3:.L27]&lt;[.$BL3:.$BL27])" office:value-type="float"/>
          <table:table-cell table:number-matrix-columns-spanned="1" table:number-matrix-rows-spanned="1" table:formula="of:=SUM([.M3:.M27]&lt;[.$BM3:.$BM27])" office:value-type="float"/>
          <table:table-cell table:number-matrix-columns-spanned="1" table:number-matrix-rows-spanned="1" table:formula="of:=SUM([.N3:.N27]&lt;[.$BN3:.$BN27])" office:value-type="float"/>
          <table:table-cell table:number-matrix-columns-spanned="1" table:number-matrix-rows-spanned="1" table:formula="of:=SUM([.O3:.O27]&lt;[.$BB3:.$BB27])" office:value-type="float"/>
          <table:table-cell table:number-matrix-columns-spanned="1" table:number-matrix-rows-spanned="1" table:formula="of:=SUM([.P3:.P27]&lt;[.$BC3:.$BC27])" office:value-type="float"/>
          <table:table-cell table:number-matrix-columns-spanned="1" table:number-matrix-rows-spanned="1" table:formula="of:=SUM([.Q3:.Q27]&lt;[.$BD3:.$BD27])" office:value-type="float"/>
          <table:table-cell table:number-matrix-columns-spanned="1" table:number-matrix-rows-spanned="1" table:formula="of:=SUM([.R3:.R27]&lt;[.$BE3:.$BE27])" office:value-type="float"/>
          <table:table-cell table:number-matrix-columns-spanned="1" table:number-matrix-rows-spanned="1" table:formula="of:=SUM([.S3:.S27]&lt;[.$BF3:.$BF27])" office:value-type="float"/>
          <table:table-cell table:number-matrix-columns-spanned="1" table:number-matrix-rows-spanned="1" table:formula="of:=SUM([.T3:.T27]&lt;[.$BG3:.$BG27])" office:value-type="float"/>
          <table:table-cell table:number-matrix-columns-spanned="1" table:number-matrix-rows-spanned="1" table:formula="of:=SUM([.U3:.U27]&lt;[.$BH3:.$BH27])" office:value-type="float"/>
          <table:table-cell table:number-matrix-columns-spanned="1" table:number-matrix-rows-spanned="1" table:formula="of:=SUM([.V3:.V27]&lt;[.$BI3:.$BI27])" office:value-type="float"/>
          <table:table-cell table:number-matrix-columns-spanned="1" table:number-matrix-rows-spanned="1" table:formula="of:=SUM([.W3:.W27]&lt;[.$BJ3:.$BJ27])" office:value-type="float"/>
          <table:table-cell table:number-matrix-columns-spanned="1" table:number-matrix-rows-spanned="1" table:formula="of:=SUM([.X3:.X27]&lt;[.$BK3:.$BK27])" office:value-type="float"/>
          <table:table-cell table:number-matrix-columns-spanned="1" table:number-matrix-rows-spanned="1" table:formula="of:=SUM([.Y3:.Y27]&lt;[.$BL3:.$BL27])" office:value-type="float"/>
          <table:table-cell table:number-matrix-columns-spanned="1" table:number-matrix-rows-spanned="1" table:formula="of:=SUM([.Z3:.Z27]&lt;[.$BM3:.$BM27])" office:value-type="float"/>
          <table:table-cell table:number-matrix-columns-spanned="1" table:number-matrix-rows-spanned="1" table:formula="of:=SUM([.AA3:.AA27]&lt;[.$BN3:.$BN27])" office:value-type="float"/>
          <table:table-cell table:number-matrix-columns-spanned="1" table:number-matrix-rows-spanned="1" table:formula="of:=SUM([.AB3:.AB27]&lt;[.$BB3:.$BB27])" office:value-type="float"/>
          <table:table-cell table:number-matrix-columns-spanned="1" table:number-matrix-rows-spanned="1" table:formula="of:=SUM([.AC3:.AC27]&lt;[.$BC3:.$BC27])" office:value-type="float"/>
          <table:table-cell table:number-matrix-columns-spanned="1" table:number-matrix-rows-spanned="1" table:formula="of:=SUM([.AD3:.AD27]&lt;[.$BD3:.$BD27])" office:value-type="float"/>
          <table:table-cell table:number-matrix-columns-spanned="1" table:number-matrix-rows-spanned="1" table:formula="of:=SUM([.AE3:.AE27]&lt;[.$BE3:.$BE27])" office:value-type="float"/>
          <table:table-cell table:number-matrix-columns-spanned="1" table:number-matrix-rows-spanned="1" table:formula="of:=SUM([.AF3:.AF27]&lt;[.$BF3:.$BF27])" office:value-type="float"/>
          <table:table-cell table:number-matrix-columns-spanned="1" table:number-matrix-rows-spanned="1" table:formula="of:=SUM([.AG3:.AG27]&lt;[.$BG3:.$BG27])" office:value-type="float"/>
          <table:table-cell table:number-matrix-columns-spanned="1" table:number-matrix-rows-spanned="1" table:formula="of:=SUM([.AH3:.AH27]&lt;[.$BH3:.$BH27])" office:value-type="float"/>
          <table:table-cell table:number-matrix-columns-spanned="1" table:number-matrix-rows-spanned="1" table:formula="of:=SUM([.AI3:.AI27]&lt;[.$BI3:.$BI27])" office:value-type="float"/>
          <table:table-cell table:number-matrix-columns-spanned="1" table:number-matrix-rows-spanned="1" table:formula="of:=SUM([.AJ3:.AJ27]&lt;[.$BJ3:.$BJ27])" office:value-type="float"/>
          <table:table-cell table:number-matrix-columns-spanned="1" table:number-matrix-rows-spanned="1" table:formula="of:=SUM([.AK3:.AK27]&lt;[.$BK3:.$BK27])" office:value-type="float"/>
          <table:table-cell table:number-matrix-columns-spanned="1" table:number-matrix-rows-spanned="1" table:formula="of:=SUM([.AL3:.AL27]&lt;[.$BL3:.$BL27])" office:value-type="float"/>
          <table:table-cell table:number-matrix-columns-spanned="1" table:number-matrix-rows-spanned="1" table:formula="of:=SUM([.AM3:.AM27]&lt;[.$BM3:.$BM27])" office:value-type="float"/>
          <table:table-cell table:number-matrix-columns-spanned="1" table:number-matrix-rows-spanned="1" table:formula="of:=SUM([.AN3:.AN27]&lt;[.$BN3:.$BN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B3:.$BB27])" office:value-type="float"/>
          <table:table-cell table:number-matrix-columns-spanned="1" table:number-matrix-rows-spanned="1" table:formula="of:=SUM([.C3:.C27]&gt;[.$BC3:.$BC27])" office:value-type="float"/>
          <table:table-cell table:number-matrix-columns-spanned="1" table:number-matrix-rows-spanned="1" table:formula="of:=SUM([.D3:.D27]&gt;[.$BD3:.$BD27])" office:value-type="float"/>
          <table:table-cell table:number-matrix-columns-spanned="1" table:number-matrix-rows-spanned="1" table:formula="of:=SUM([.E3:.E27]&gt;[.$BE3:.$BE27])" office:value-type="float"/>
          <table:table-cell table:number-matrix-columns-spanned="1" table:number-matrix-rows-spanned="1" table:formula="of:=SUM([.F3:.F27]&gt;[.$BF3:.$BF27])" office:value-type="float"/>
          <table:table-cell table:number-matrix-columns-spanned="1" table:number-matrix-rows-spanned="1" table:formula="of:=SUM([.G3:.G27]&gt;[.$BG3:.$BG27])" office:value-type="float"/>
          <table:table-cell table:number-matrix-columns-spanned="1" table:number-matrix-rows-spanned="1" table:formula="of:=SUM([.H3:.H27]&gt;[.$BH3:.$BH27])" office:value-type="float"/>
          <table:table-cell table:number-matrix-columns-spanned="1" table:number-matrix-rows-spanned="1" table:formula="of:=SUM([.I3:.I27]&gt;[.$BI3:.$BI27])" office:value-type="float"/>
          <table:table-cell table:number-matrix-columns-spanned="1" table:number-matrix-rows-spanned="1" table:formula="of:=SUM([.J3:.J27]&gt;[.$BJ3:.$BJ27])" office:value-type="float"/>
          <table:table-cell table:number-matrix-columns-spanned="1" table:number-matrix-rows-spanned="1" table:formula="of:=SUM([.K3:.K27]&gt;[.$BK3:.$BK27])" office:value-type="float"/>
          <table:table-cell table:number-matrix-columns-spanned="1" table:number-matrix-rows-spanned="1" table:formula="of:=SUM([.L3:.L27]&gt;[.$BL3:.$BL27])" office:value-type="float"/>
          <table:table-cell table:number-matrix-columns-spanned="1" table:number-matrix-rows-spanned="1" table:formula="of:=SUM([.M3:.M27]&gt;[.$BM3:.$BM27])" office:value-type="float"/>
          <table:table-cell table:number-matrix-columns-spanned="1" table:number-matrix-rows-spanned="1" table:formula="of:=SUM([.N3:.N27]&gt;[.$BN3:.$BN27])" office:value-type="float"/>
          <table:table-cell table:number-matrix-columns-spanned="1" table:number-matrix-rows-spanned="1" table:formula="of:=SUM([.O3:.O27]&gt;[.$BB3:.$BB27])" office:value-type="float"/>
          <table:table-cell table:number-matrix-columns-spanned="1" table:number-matrix-rows-spanned="1" table:formula="of:=SUM([.P3:.P27]&gt;[.$BC3:.$BC27])" office:value-type="float"/>
          <table:table-cell table:number-matrix-columns-spanned="1" table:number-matrix-rows-spanned="1" table:formula="of:=SUM([.Q3:.Q27]&gt;[.$BD3:.$BD27])" office:value-type="float"/>
          <table:table-cell table:number-matrix-columns-spanned="1" table:number-matrix-rows-spanned="1" table:formula="of:=SUM([.R3:.R27]&gt;[.$BE3:.$BE27])" office:value-type="float"/>
          <table:table-cell table:number-matrix-columns-spanned="1" table:number-matrix-rows-spanned="1" table:formula="of:=SUM([.S3:.S27]&gt;[.$BF3:.$BF27])" office:value-type="float"/>
          <table:table-cell table:number-matrix-columns-spanned="1" table:number-matrix-rows-spanned="1" table:formula="of:=SUM([.T3:.T27]&gt;[.$BG3:.$BG27])" office:value-type="float"/>
          <table:table-cell table:number-matrix-columns-spanned="1" table:number-matrix-rows-spanned="1" table:formula="of:=SUM([.U3:.U27]&gt;[.$BH3:.$BH27])" office:value-type="float"/>
          <table:table-cell table:number-matrix-columns-spanned="1" table:number-matrix-rows-spanned="1" table:formula="of:=SUM([.V3:.V27]&gt;[.$BI3:.$BI27])" office:value-type="float"/>
          <table:table-cell table:number-matrix-columns-spanned="1" table:number-matrix-rows-spanned="1" table:formula="of:=SUM([.W3:.W27]&gt;[.$BJ3:.$BJ27])" office:value-type="float"/>
          <table:table-cell table:number-matrix-columns-spanned="1" table:number-matrix-rows-spanned="1" table:formula="of:=SUM([.X3:.X27]&gt;[.$BK3:.$BK27])" office:value-type="float"/>
          <table:table-cell table:number-matrix-columns-spanned="1" table:number-matrix-rows-spanned="1" table:formula="of:=SUM([.Y3:.Y27]&gt;[.$BL3:.$BL27])" office:value-type="float"/>
          <table:table-cell table:number-matrix-columns-spanned="1" table:number-matrix-rows-spanned="1" table:formula="of:=SUM([.Z3:.Z27]&gt;[.$BM3:.$BM27])" office:value-type="float"/>
          <table:table-cell table:number-matrix-columns-spanned="1" table:number-matrix-rows-spanned="1" table:formula="of:=SUM([.AA3:.AA27]&gt;[.$BN3:.$BN27])" office:value-type="float"/>
          <table:table-cell table:number-matrix-columns-spanned="1" table:number-matrix-rows-spanned="1" table:formula="of:=SUM([.AB3:.AB27]&gt;[.$BB3:.$BB27])" office:value-type="float"/>
          <table:table-cell table:number-matrix-columns-spanned="1" table:number-matrix-rows-spanned="1" table:formula="of:=SUM([.AC3:.AC27]&gt;[.$BC3:.$BC27])" office:value-type="float"/>
          <table:table-cell table:number-matrix-columns-spanned="1" table:number-matrix-rows-spanned="1" table:formula="of:=SUM([.AD3:.AD27]&gt;[.$BD3:.$BD27])" office:value-type="float"/>
          <table:table-cell table:number-matrix-columns-spanned="1" table:number-matrix-rows-spanned="1" table:formula="of:=SUM([.AE3:.AE27]&gt;[.$BE3:.$BE27])" office:value-type="float"/>
          <table:table-cell table:number-matrix-columns-spanned="1" table:number-matrix-rows-spanned="1" table:formula="of:=SUM([.AF3:.AF27]&gt;[.$BF3:.$BF27])" office:value-type="float"/>
          <table:table-cell table:number-matrix-columns-spanned="1" table:number-matrix-rows-spanned="1" table:formula="of:=SUM([.AG3:.AG27]&gt;[.$BG3:.$BG27])" office:value-type="float"/>
          <table:table-cell table:number-matrix-columns-spanned="1" table:number-matrix-rows-spanned="1" table:formula="of:=SUM([.AH3:.AH27]&gt;[.$BH3:.$BH27])" office:value-type="float"/>
          <table:table-cell table:number-matrix-columns-spanned="1" table:number-matrix-rows-spanned="1" table:formula="of:=SUM([.AI3:.AI27]&gt;[.$BI3:.$BI27])" office:value-type="float"/>
          <table:table-cell table:number-matrix-columns-spanned="1" table:number-matrix-rows-spanned="1" table:formula="of:=SUM([.AJ3:.AJ27]&gt;[.$BJ3:.$BJ27])" office:value-type="float"/>
          <table:table-cell table:number-matrix-columns-spanned="1" table:number-matrix-rows-spanned="1" table:formula="of:=SUM([.AK3:.AK27]&gt;[.$BK3:.$BK27])" office:value-type="float"/>
          <table:table-cell table:number-matrix-columns-spanned="1" table:number-matrix-rows-spanned="1" table:formula="of:=SUM([.AL3:.AL27]&gt;[.$BL3:.$BL27])" office:value-type="float"/>
          <table:table-cell table:number-matrix-columns-spanned="1" table:number-matrix-rows-spanned="1" table:formula="of:=SUM([.AM3:.AM27]&gt;[.$BM3:.$BM27])" office:value-type="float"/>
          <table:table-cell table:number-matrix-columns-spanned="1" table:number-matrix-rows-spanned="1" table:formula="of:=SUM([.AN3:.AN27]&gt;[.$BN3:.$BN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O3:.$BO27])" office:value-type="float"/>
          <table:table-cell table:number-matrix-columns-spanned="1" table:number-matrix-rows-spanned="1" table:formula="of:=SUM([.C3:.C27]=[.$BP3:.$BP27])" office:value-type="float"/>
          <table:table-cell table:number-matrix-columns-spanned="1" table:number-matrix-rows-spanned="1" table:formula="of:=SUM([.D3:.D27]=[.$BQ3:.$BQ27])" office:value-type="float"/>
          <table:table-cell table:number-matrix-columns-spanned="1" table:number-matrix-rows-spanned="1" table:formula="of:=SUM([.E3:.E27]=[.$BR3:.$BR27])" office:value-type="float"/>
          <table:table-cell table:number-matrix-columns-spanned="1" table:number-matrix-rows-spanned="1" table:formula="of:=SUM([.F3:.F27]=[.$BS3:.$BS27])" office:value-type="float"/>
          <table:table-cell table:number-matrix-columns-spanned="1" table:number-matrix-rows-spanned="1" table:formula="of:=SUM([.G3:.G27]=[.$BT3:.$BT27])" office:value-type="float"/>
          <table:table-cell table:number-matrix-columns-spanned="1" table:number-matrix-rows-spanned="1" table:formula="of:=SUM([.H3:.H27]=[.$BU3:.$BU27])" office:value-type="float"/>
          <table:table-cell table:number-matrix-columns-spanned="1" table:number-matrix-rows-spanned="1" table:formula="of:=SUM([.I3:.I27]=[.$BV3:.$BV27])" office:value-type="float"/>
          <table:table-cell table:number-matrix-columns-spanned="1" table:number-matrix-rows-spanned="1" table:formula="of:=SUM([.J3:.J27]=[.$BW3:.$BW27])" office:value-type="float"/>
          <table:table-cell table:number-matrix-columns-spanned="1" table:number-matrix-rows-spanned="1" table:formula="of:=SUM([.K3:.K27]=[.$BX3:.$BX27])" office:value-type="float"/>
          <table:table-cell table:number-matrix-columns-spanned="1" table:number-matrix-rows-spanned="1" table:formula="of:=SUM([.L3:.L27]=[.$BY3:.$BY27])" office:value-type="float"/>
          <table:table-cell table:number-matrix-columns-spanned="1" table:number-matrix-rows-spanned="1" table:formula="of:=SUM([.M3:.M27]=[.$BZ3:.$BZ27])" office:value-type="float"/>
          <table:table-cell table:number-matrix-columns-spanned="1" table:number-matrix-rows-spanned="1" table:formula="of:=SUM([.N3:.N27]=[.$CA3:.$CA27])" office:value-type="float"/>
          <table:table-cell table:number-matrix-columns-spanned="1" table:number-matrix-rows-spanned="1" table:formula="of:=SUM([.O3:.O27]=[.$BO3:.$BO27])" office:value-type="float"/>
          <table:table-cell table:number-matrix-columns-spanned="1" table:number-matrix-rows-spanned="1" table:formula="of:=SUM([.P3:.P27]=[.$BP3:.$BP27])" office:value-type="float"/>
          <table:table-cell table:number-matrix-columns-spanned="1" table:number-matrix-rows-spanned="1" table:formula="of:=SUM([.Q3:.Q27]=[.$BQ3:.$BQ27])" office:value-type="float"/>
          <table:table-cell table:number-matrix-columns-spanned="1" table:number-matrix-rows-spanned="1" table:formula="of:=SUM([.R3:.R27]=[.$BR3:.$BR27])" office:value-type="float"/>
          <table:table-cell table:number-matrix-columns-spanned="1" table:number-matrix-rows-spanned="1" table:formula="of:=SUM([.S3:.S27]=[.$BS3:.$BS27])" office:value-type="float"/>
          <table:table-cell table:number-matrix-columns-spanned="1" table:number-matrix-rows-spanned="1" table:formula="of:=SUM([.T3:.T27]=[.$BT3:.$BT27])" office:value-type="float"/>
          <table:table-cell table:number-matrix-columns-spanned="1" table:number-matrix-rows-spanned="1" table:formula="of:=SUM([.U3:.U27]=[.$BU3:.$BU27])" office:value-type="float"/>
          <table:table-cell table:number-matrix-columns-spanned="1" table:number-matrix-rows-spanned="1" table:formula="of:=SUM([.V3:.V27]=[.$BV3:.$BV27])" office:value-type="float"/>
          <table:table-cell table:number-matrix-columns-spanned="1" table:number-matrix-rows-spanned="1" table:formula="of:=SUM([.W3:.W27]=[.$BW3:.$BW27])" office:value-type="float"/>
          <table:table-cell table:number-matrix-columns-spanned="1" table:number-matrix-rows-spanned="1" table:formula="of:=SUM([.X3:.X27]=[.$BX3:.$BX27])" office:value-type="float"/>
          <table:table-cell table:number-matrix-columns-spanned="1" table:number-matrix-rows-spanned="1" table:formula="of:=SUM([.Y3:.Y27]=[.$BY3:.$BY27])" office:value-type="float"/>
          <table:table-cell table:number-matrix-columns-spanned="1" table:number-matrix-rows-spanned="1" table:formula="of:=SUM([.Z3:.Z27]=[.$BZ3:.$BZ27])" office:value-type="float"/>
          <table:table-cell table:number-matrix-columns-spanned="1" table:number-matrix-rows-spanned="1" table:formula="of:=SUM([.AA3:.AA27]=[.$CA3:.$CA27])" office:value-type="float"/>
          <table:table-cell table:number-matrix-columns-spanned="1" table:number-matrix-rows-spanned="1" table:formula="of:=SUM([.AB3:.AB27]=[.$BO3:.$BO27])" office:value-type="float"/>
          <table:table-cell table:number-matrix-columns-spanned="1" table:number-matrix-rows-spanned="1" table:formula="of:=SUM([.AC3:.AC27]=[.$BP3:.$BP27])" office:value-type="float"/>
          <table:table-cell table:number-matrix-columns-spanned="1" table:number-matrix-rows-spanned="1" table:formula="of:=SUM([.AD3:.AD27]=[.$BQ3:.$BQ27])" office:value-type="float"/>
          <table:table-cell table:number-matrix-columns-spanned="1" table:number-matrix-rows-spanned="1" table:formula="of:=SUM([.AE3:.AE27]=[.$BR3:.$BR27])" office:value-type="float"/>
          <table:table-cell table:number-matrix-columns-spanned="1" table:number-matrix-rows-spanned="1" table:formula="of:=SUM([.AF3:.AF27]=[.$BS3:.$BS27])" office:value-type="float"/>
          <table:table-cell table:number-matrix-columns-spanned="1" table:number-matrix-rows-spanned="1" table:formula="of:=SUM([.AG3:.AG27]=[.$BT3:.$BT27])" office:value-type="float"/>
          <table:table-cell table:number-matrix-columns-spanned="1" table:number-matrix-rows-spanned="1" table:formula="of:=SUM([.AH3:.AH27]=[.$BU3:.$BU27])" office:value-type="float"/>
          <table:table-cell table:number-matrix-columns-spanned="1" table:number-matrix-rows-spanned="1" table:formula="of:=SUM([.AI3:.AI27]=[.$BV3:.$BV27])" office:value-type="float"/>
          <table:table-cell table:number-matrix-columns-spanned="1" table:number-matrix-rows-spanned="1" table:formula="of:=SUM([.AJ3:.AJ27]=[.$BW3:.$BW27])" office:value-type="float"/>
          <table:table-cell table:number-matrix-columns-spanned="1" table:number-matrix-rows-spanned="1" table:formula="of:=SUM([.AK3:.AK27]=[.$BX3:.$BX27])" office:value-type="float"/>
          <table:table-cell table:number-matrix-columns-spanned="1" table:number-matrix-rows-spanned="1" table:formula="of:=SUM([.AL3:.AL27]=[.$BY3:.$BY27])" office:value-type="float"/>
          <table:table-cell table:number-matrix-columns-spanned="1" table:number-matrix-rows-spanned="1" table:formula="of:=SUM([.AM3:.AM27]=[.$BZ3:.$BZ27])" office:value-type="float"/>
          <table:table-cell table:number-matrix-columns-spanned="1" table:number-matrix-rows-spanned="1" table:formula="of:=SUM([.AN3:.AN27]=[.$CA3:.$CA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SUM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SUM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MIN([.$B3];[.$O3];[.$AB3])" office:value-type="float"/>
          <table:table-cell table:formula="of:=MIN([.$C3];[.$P3];[.$AC3])" office:value-type="float"/>
          <table:table-cell table:formula="of:=MIN([.$D3];[.$Q3];[.$AD3])" office:value-type="float"/>
          <table:table-cell table:formula="of:=MIN([.$E3];[.$R3];[.$AE3])" office:value-type="float"/>
          <table:table-cell table:formula="of:=MIN([.$F3];[.$S3];[.$AF3])" office:value-type="float"/>
          <table:table-cell table:formula="of:=MIN([.$G3];[.$T3];[.$AG3])" office:value-type="float"/>
          <table:table-cell table:formula="of:=MIN([.$H3];[.$U3];[.$AH3])" office:value-type="float"/>
          <table:table-cell table:formula="of:=MIN([.$I3];[.$V3];[.$AI3])" office:value-type="float"/>
          <table:table-cell table:formula="of:=MIN([.$J3];[.$W3];[.$AJ3])" office:value-type="float"/>
          <table:table-cell table:formula="of:=MIN([.$K3];[.$X3];[.$AK3])" office:value-type="float"/>
          <table:table-cell table:formula="of:=MIN([.$L3];[.$Y3];[.$AL3])" office:value-type="float"/>
          <table:table-cell table:formula="of:=MIN([.$M3];[.$Z3];[.$AM3])" office:value-type="float"/>
          <table:table-cell table:formula="of:=MIN([.$N3];[.$AA3];[.$AN3])" office:value-type="float"/>
          <table:table-cell table:formula="of:=MEDIAN([.$B3];[.$O3];[.$AB3])" office:value-type="float"/>
          <table:table-cell table:formula="of:=MEDIAN([.$C3];[.$P3];[.$AC3])" office:value-type="float"/>
          <table:table-cell table:formula="of:=MEDIAN([.$D3];[.$Q3];[.$AD3])" office:value-type="float"/>
          <table:table-cell table:formula="of:=MEDIAN([.$E3];[.$R3];[.$AE3])" office:value-type="float"/>
          <table:table-cell table:formula="of:=MEDIAN([.$F3];[.$S3];[.$AF3])" office:value-type="float"/>
          <table:table-cell table:formula="of:=MEDIAN([.$G3];[.$T3];[.$AG3])" office:value-type="float"/>
          <table:table-cell table:formula="of:=MEDIAN([.$H3];[.$U3];[.$AH3])" office:value-type="float"/>
          <table:table-cell table:formula="of:=MEDIAN([.$I3];[.$V3];[.$AI3])" office:value-type="float"/>
          <table:table-cell table:formula="of:=MEDIAN([.$J3];[.$W3];[.$AJ3])" office:value-type="float"/>
          <table:table-cell table:formula="of:=MEDIAN([.$K3];[.$X3];[.$AK3])" office:value-type="float"/>
          <table:table-cell table:formula="of:=MEDIAN([.$L3];[.$Y3];[.$AL3])" office:value-type="float"/>
          <table:table-cell table:formula="of:=MEDIAN([.$M3];[.$Z3];[.$AM3])" office:value-type="float"/>
          <table:table-cell table:formula="of:=MEDIAN([.$N3];[.$AA3];[.$AN3])" office:value-type="float"/>
          <table:table-cell table:formula="of:=MAX([.$B3];[.$O3];[.$AB3])" office:value-type="float"/>
          <table:table-cell table:formula="of:=MAX([.$C3];[.$P3];[.$AC3])" office:value-type="float"/>
          <table:table-cell table:formula="of:=MAX([.$D3];[.$Q3];[.$AD3])" office:value-type="float"/>
          <table:table-cell table:formula="of:=MAX([.$E3];[.$R3];[.$AE3])" office:value-type="float"/>
          <table:table-cell table:formula="of:=MAX([.$F3];[.$S3];[.$AF3])" office:value-type="float"/>
          <table:table-cell table:formula="of:=MAX([.$G3];[.$T3];[.$AG3])" office:value-type="float"/>
          <table:table-cell table:formula="of:=MAX([.$H3];[.$U3];[.$AH3])" office:value-type="float"/>
          <table:table-cell table:formula="of:=MAX([.$I3];[.$V3];[.$AI3])" office:value-type="float"/>
          <table:table-cell table:formula="of:=MAX([.$J3];[.$W3];[.$AJ3])" office:value-type="float"/>
          <table:table-cell table:formula="of:=MAX([.$K3];[.$X3];[.$AK3])" office:value-type="float"/>
          <table:table-cell table:formula="of:=MAX([.$L3];[.$Y3];[.$AL3])" office:value-type="float"/>
          <table:table-cell table:formula="of:=MAX([.$M3];[.$Z3];[.$AM3])" office:value-type="float"/>
          <table:table-cell table:formula="of:=MAX([.$N3];[.$AA3];[.$AN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SUM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SUM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MIN([.$B4];[.$O4];[.$AB4])" office:value-type="float"/>
          <table:table-cell table:formula="of:=MIN([.$C4];[.$P4];[.$AC4])" office:value-type="float"/>
          <table:table-cell table:formula="of:=MIN([.$D4];[.$Q4];[.$AD4])" office:value-type="float"/>
          <table:table-cell table:formula="of:=MIN([.$E4];[.$R4];[.$AE4])" office:value-type="float"/>
          <table:table-cell table:formula="of:=MIN([.$F4];[.$S4];[.$AF4])" office:value-type="float"/>
          <table:table-cell table:formula="of:=MIN([.$G4];[.$T4];[.$AG4])" office:value-type="float"/>
          <table:table-cell table:formula="of:=MIN([.$H4];[.$U4];[.$AH4])" office:value-type="float"/>
          <table:table-cell table:formula="of:=MIN([.$I4];[.$V4];[.$AI4])" office:value-type="float"/>
          <table:table-cell table:formula="of:=MIN([.$J4];[.$W4];[.$AJ4])" office:value-type="float"/>
          <table:table-cell table:formula="of:=MIN([.$K4];[.$X4];[.$AK4])" office:value-type="float"/>
          <table:table-cell table:formula="of:=MIN([.$L4];[.$Y4];[.$AL4])" office:value-type="float"/>
          <table:table-cell table:formula="of:=MIN([.$M4];[.$Z4];[.$AM4])" office:value-type="float"/>
          <table:table-cell table:formula="of:=MIN([.$N4];[.$AA4];[.$AN4])" office:value-type="float"/>
          <table:table-cell table:formula="of:=MEDIAN([.$B4];[.$O4];[.$AB4])" office:value-type="float"/>
          <table:table-cell table:formula="of:=MEDIAN([.$C4];[.$P4];[.$AC4])" office:value-type="float"/>
          <table:table-cell table:formula="of:=MEDIAN([.$D4];[.$Q4];[.$AD4])" office:value-type="float"/>
          <table:table-cell table:formula="of:=MEDIAN([.$E4];[.$R4];[.$AE4])" office:value-type="float"/>
          <table:table-cell table:formula="of:=MEDIAN([.$F4];[.$S4];[.$AF4])" office:value-type="float"/>
          <table:table-cell table:formula="of:=MEDIAN([.$G4];[.$T4];[.$AG4])" office:value-type="float"/>
          <table:table-cell table:formula="of:=MEDIAN([.$H4];[.$U4];[.$AH4])" office:value-type="float"/>
          <table:table-cell table:formula="of:=MEDIAN([.$I4];[.$V4];[.$AI4])" office:value-type="float"/>
          <table:table-cell table:formula="of:=MEDIAN([.$J4];[.$W4];[.$AJ4])" office:value-type="float"/>
          <table:table-cell table:formula="of:=MEDIAN([.$K4];[.$X4];[.$AK4])" office:value-type="float"/>
          <table:table-cell table:formula="of:=MEDIAN([.$L4];[.$Y4];[.$AL4])" office:value-type="float"/>
          <table:table-cell table:formula="of:=MEDIAN([.$M4];[.$Z4];[.$AM4])" office:value-type="float"/>
          <table:table-cell table:formula="of:=MEDIAN([.$N4];[.$AA4];[.$AN4])" office:value-type="float"/>
          <table:table-cell table:formula="of:=MAX([.$B4];[.$O4];[.$AB4])" office:value-type="float"/>
          <table:table-cell table:formula="of:=MAX([.$C4];[.$P4];[.$AC4])" office:value-type="float"/>
          <table:table-cell table:formula="of:=MAX([.$D4];[.$Q4];[.$AD4])" office:value-type="float"/>
          <table:table-cell table:formula="of:=MAX([.$E4];[.$R4];[.$AE4])" office:value-type="float"/>
          <table:table-cell table:formula="of:=MAX([.$F4];[.$S4];[.$AF4])" office:value-type="float"/>
          <table:table-cell table:formula="of:=MAX([.$G4];[.$T4];[.$AG4])" office:value-type="float"/>
          <table:table-cell table:formula="of:=MAX([.$H4];[.$U4];[.$AH4])" office:value-type="float"/>
          <table:table-cell table:formula="of:=MAX([.$I4];[.$V4];[.$AI4])" office:value-type="float"/>
          <table:table-cell table:formula="of:=MAX([.$J4];[.$W4];[.$AJ4])" office:value-type="float"/>
          <table:table-cell table:formula="of:=MAX([.$K4];[.$X4];[.$AK4])" office:value-type="float"/>
          <table:table-cell table:formula="of:=MAX([.$L4];[.$Y4];[.$AL4])" office:value-type="float"/>
          <table:table-cell table:formula="of:=MAX([.$M4];[.$Z4];[.$AM4])" office:value-type="float"/>
          <table:table-cell table:formula="of:=MAX([.$N4];[.$AA4];[.$AN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SUM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SUM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MIN([.$B5];[.$O5];[.$AB5])" office:value-type="float"/>
          <table:table-cell table:formula="of:=MIN([.$C5];[.$P5];[.$AC5])" office:value-type="float"/>
          <table:table-cell table:formula="of:=MIN([.$D5];[.$Q5];[.$AD5])" office:value-type="float"/>
          <table:table-cell table:formula="of:=MIN([.$E5];[.$R5];[.$AE5])" office:value-type="float"/>
          <table:table-cell table:formula="of:=MIN([.$F5];[.$S5];[.$AF5])" office:value-type="float"/>
          <table:table-cell table:formula="of:=MIN([.$G5];[.$T5];[.$AG5])" office:value-type="float"/>
          <table:table-cell table:formula="of:=MIN([.$H5];[.$U5];[.$AH5])" office:value-type="float"/>
          <table:table-cell table:formula="of:=MIN([.$I5];[.$V5];[.$AI5])" office:value-type="float"/>
          <table:table-cell table:formula="of:=MIN([.$J5];[.$W5];[.$AJ5])" office:value-type="float"/>
          <table:table-cell table:formula="of:=MIN([.$K5];[.$X5];[.$AK5])" office:value-type="float"/>
          <table:table-cell table:formula="of:=MIN([.$L5];[.$Y5];[.$AL5])" office:value-type="float"/>
          <table:table-cell table:formula="of:=MIN([.$M5];[.$Z5];[.$AM5])" office:value-type="float"/>
          <table:table-cell table:formula="of:=MIN([.$N5];[.$AA5];[.$AN5])" office:value-type="float"/>
          <table:table-cell table:formula="of:=MEDIAN([.$B5];[.$O5];[.$AB5])" office:value-type="float"/>
          <table:table-cell table:formula="of:=MEDIAN([.$C5];[.$P5];[.$AC5])" office:value-type="float"/>
          <table:table-cell table:formula="of:=MEDIAN([.$D5];[.$Q5];[.$AD5])" office:value-type="float"/>
          <table:table-cell table:formula="of:=MEDIAN([.$E5];[.$R5];[.$AE5])" office:value-type="float"/>
          <table:table-cell table:formula="of:=MEDIAN([.$F5];[.$S5];[.$AF5])" office:value-type="float"/>
          <table:table-cell table:formula="of:=MEDIAN([.$G5];[.$T5];[.$AG5])" office:value-type="float"/>
          <table:table-cell table:formula="of:=MEDIAN([.$H5];[.$U5];[.$AH5])" office:value-type="float"/>
          <table:table-cell table:formula="of:=MEDIAN([.$I5];[.$V5];[.$AI5])" office:value-type="float"/>
          <table:table-cell table:formula="of:=MEDIAN([.$J5];[.$W5];[.$AJ5])" office:value-type="float"/>
          <table:table-cell table:formula="of:=MEDIAN([.$K5];[.$X5];[.$AK5])" office:value-type="float"/>
          <table:table-cell table:formula="of:=MEDIAN([.$L5];[.$Y5];[.$AL5])" office:value-type="float"/>
          <table:table-cell table:formula="of:=MEDIAN([.$M5];[.$Z5];[.$AM5])" office:value-type="float"/>
          <table:table-cell table:formula="of:=MEDIAN([.$N5];[.$AA5];[.$AN5])" office:value-type="float"/>
          <table:table-cell table:formula="of:=MAX([.$B5];[.$O5];[.$AB5])" office:value-type="float"/>
          <table:table-cell table:formula="of:=MAX([.$C5];[.$P5];[.$AC5])" office:value-type="float"/>
          <table:table-cell table:formula="of:=MAX([.$D5];[.$Q5];[.$AD5])" office:value-type="float"/>
          <table:table-cell table:formula="of:=MAX([.$E5];[.$R5];[.$AE5])" office:value-type="float"/>
          <table:table-cell table:formula="of:=MAX([.$F5];[.$S5];[.$AF5])" office:value-type="float"/>
          <table:table-cell table:formula="of:=MAX([.$G5];[.$T5];[.$AG5])" office:value-type="float"/>
          <table:table-cell table:formula="of:=MAX([.$H5];[.$U5];[.$AH5])" office:value-type="float"/>
          <table:table-cell table:formula="of:=MAX([.$I5];[.$V5];[.$AI5])" office:value-type="float"/>
          <table:table-cell table:formula="of:=MAX([.$J5];[.$W5];[.$AJ5])" office:value-type="float"/>
          <table:table-cell table:formula="of:=MAX([.$K5];[.$X5];[.$AK5])" office:value-type="float"/>
          <table:table-cell table:formula="of:=MAX([.$L5];[.$Y5];[.$AL5])" office:value-type="float"/>
          <table:table-cell table:formula="of:=MAX([.$M5];[.$Z5];[.$AM5])" office:value-type="float"/>
          <table:table-cell table:formula="of:=MAX([.$N5];[.$AA5];[.$AN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SUM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SUM([Instances.AF18:Instances.AF22])" office:value-type="float"/>
          <table:table-cell table:formula="of:=AVERAGE([Instances.AG18:Instances.AG22])" office:value-type="float"/>
          <table:table-cell table:formula="of:=AVERAGE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MIN([.$B6];[.$O6];[.$AB6])" office:value-type="float"/>
          <table:table-cell table:formula="of:=MIN([.$C6];[.$P6];[.$AC6])" office:value-type="float"/>
          <table:table-cell table:formula="of:=MIN([.$D6];[.$Q6];[.$AD6])" office:value-type="float"/>
          <table:table-cell table:formula="of:=MIN([.$E6];[.$R6];[.$AE6])" office:value-type="float"/>
          <table:table-cell table:formula="of:=MIN([.$F6];[.$S6];[.$AF6])" office:value-type="float"/>
          <table:table-cell table:formula="of:=MIN([.$G6];[.$T6];[.$AG6])" office:value-type="float"/>
          <table:table-cell table:formula="of:=MIN([.$H6];[.$U6];[.$AH6])" office:value-type="float"/>
          <table:table-cell table:formula="of:=MIN([.$I6];[.$V6];[.$AI6])" office:value-type="float"/>
          <table:table-cell table:formula="of:=MIN([.$J6];[.$W6];[.$AJ6])" office:value-type="float"/>
          <table:table-cell table:formula="of:=MIN([.$K6];[.$X6];[.$AK6])" office:value-type="float"/>
          <table:table-cell table:formula="of:=MIN([.$L6];[.$Y6];[.$AL6])" office:value-type="float"/>
          <table:table-cell table:formula="of:=MIN([.$M6];[.$Z6];[.$AM6])" office:value-type="float"/>
          <table:table-cell table:formula="of:=MIN([.$N6];[.$AA6];[.$AN6])" office:value-type="float"/>
          <table:table-cell table:formula="of:=MEDIAN([.$B6];[.$O6];[.$AB6])" office:value-type="float"/>
          <table:table-cell table:formula="of:=MEDIAN([.$C6];[.$P6];[.$AC6])" office:value-type="float"/>
          <table:table-cell table:formula="of:=MEDIAN([.$D6];[.$Q6];[.$AD6])" office:value-type="float"/>
          <table:table-cell table:formula="of:=MEDIAN([.$E6];[.$R6];[.$AE6])" office:value-type="float"/>
          <table:table-cell table:formula="of:=MEDIAN([.$F6];[.$S6];[.$AF6])" office:value-type="float"/>
          <table:table-cell table:formula="of:=MEDIAN([.$G6];[.$T6];[.$AG6])" office:value-type="float"/>
          <table:table-cell table:formula="of:=MEDIAN([.$H6];[.$U6];[.$AH6])" office:value-type="float"/>
          <table:table-cell table:formula="of:=MEDIAN([.$I6];[.$V6];[.$AI6])" office:value-type="float"/>
          <table:table-cell table:formula="of:=MEDIAN([.$J6];[.$W6];[.$AJ6])" office:value-type="float"/>
          <table:table-cell table:formula="of:=MEDIAN([.$K6];[.$X6];[.$AK6])" office:value-type="float"/>
          <table:table-cell table:formula="of:=MEDIAN([.$L6];[.$Y6];[.$AL6])" office:value-type="float"/>
          <table:table-cell table:formula="of:=MEDIAN([.$M6];[.$Z6];[.$AM6])" office:value-type="float"/>
          <table:table-cell table:formula="of:=MEDIAN([.$N6];[.$AA6];[.$AN6])" office:value-type="float"/>
          <table:table-cell table:formula="of:=MAX([.$B6];[.$O6];[.$AB6])" office:value-type="float"/>
          <table:table-cell table:formula="of:=MAX([.$C6];[.$P6];[.$AC6])" office:value-type="float"/>
          <table:table-cell table:formula="of:=MAX([.$D6];[.$Q6];[.$AD6])" office:value-type="float"/>
          <table:table-cell table:formula="of:=MAX([.$E6];[.$R6];[.$AE6])" office:value-type="float"/>
          <table:table-cell table:formula="of:=MAX([.$F6];[.$S6];[.$AF6])" office:value-type="float"/>
          <table:table-cell table:formula="of:=MAX([.$G6];[.$T6];[.$AG6])" office:value-type="float"/>
          <table:table-cell table:formula="of:=MAX([.$H6];[.$U6];[.$AH6])" office:value-type="float"/>
          <table:table-cell table:formula="of:=MAX([.$I6];[.$V6];[.$AI6])" office:value-type="float"/>
          <table:table-cell table:formula="of:=MAX([.$J6];[.$W6];[.$AJ6])" office:value-type="float"/>
          <table:table-cell table:formula="of:=MAX([.$K6];[.$X6];[.$AK6])" office:value-type="float"/>
          <table:table-cell table:formula="of:=MAX([.$L6];[.$Y6];[.$AL6])" office:value-type="float"/>
          <table:table-cell table:formula="of:=MAX([.$M6];[.$Z6];[.$AM6])" office:value-type="float"/>
          <table:table-cell table:formula="of:=MAX([.$N6];[.$AA6];[.$AN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SUM([Instances.S23:Instances.S27])" office:value-type="float"/>
          <table:table-cell table:formula="of:=AVERAGE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SUM([Instances.AF23:Instances.AF27])" office:value-type="float"/>
          <table:table-cell table:formula="of:=AVERAGE([Instances.AG23:Instances.AG27])" office:value-type="float"/>
          <table:table-cell table:formula="of:=AVERAGE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MIN([.$B7];[.$O7];[.$AB7])" office:value-type="float"/>
          <table:table-cell table:formula="of:=MIN([.$C7];[.$P7];[.$AC7])" office:value-type="float"/>
          <table:table-cell table:formula="of:=MIN([.$D7];[.$Q7];[.$AD7])" office:value-type="float"/>
          <table:table-cell table:formula="of:=MIN([.$E7];[.$R7];[.$AE7])" office:value-type="float"/>
          <table:table-cell table:formula="of:=MIN([.$F7];[.$S7];[.$AF7])" office:value-type="float"/>
          <table:table-cell table:formula="of:=MIN([.$G7];[.$T7];[.$AG7])" office:value-type="float"/>
          <table:table-cell table:formula="of:=MIN([.$H7];[.$U7];[.$AH7])" office:value-type="float"/>
          <table:table-cell table:formula="of:=MIN([.$I7];[.$V7];[.$AI7])" office:value-type="float"/>
          <table:table-cell table:formula="of:=MIN([.$J7];[.$W7];[.$AJ7])" office:value-type="float"/>
          <table:table-cell table:formula="of:=MIN([.$K7];[.$X7];[.$AK7])" office:value-type="float"/>
          <table:table-cell table:formula="of:=MIN([.$L7];[.$Y7];[.$AL7])" office:value-type="float"/>
          <table:table-cell table:formula="of:=MIN([.$M7];[.$Z7];[.$AM7])" office:value-type="float"/>
          <table:table-cell table:formula="of:=MIN([.$N7];[.$AA7];[.$AN7])" office:value-type="float"/>
          <table:table-cell table:formula="of:=MEDIAN([.$B7];[.$O7];[.$AB7])" office:value-type="float"/>
          <table:table-cell table:formula="of:=MEDIAN([.$C7];[.$P7];[.$AC7])" office:value-type="float"/>
          <table:table-cell table:formula="of:=MEDIAN([.$D7];[.$Q7];[.$AD7])" office:value-type="float"/>
          <table:table-cell table:formula="of:=MEDIAN([.$E7];[.$R7];[.$AE7])" office:value-type="float"/>
          <table:table-cell table:formula="of:=MEDIAN([.$F7];[.$S7];[.$AF7])" office:value-type="float"/>
          <table:table-cell table:formula="of:=MEDIAN([.$G7];[.$T7];[.$AG7])" office:value-type="float"/>
          <table:table-cell table:formula="of:=MEDIAN([.$H7];[.$U7];[.$AH7])" office:value-type="float"/>
          <table:table-cell table:formula="of:=MEDIAN([.$I7];[.$V7];[.$AI7])" office:value-type="float"/>
          <table:table-cell table:formula="of:=MEDIAN([.$J7];[.$W7];[.$AJ7])" office:value-type="float"/>
          <table:table-cell table:formula="of:=MEDIAN([.$K7];[.$X7];[.$AK7])" office:value-type="float"/>
          <table:table-cell table:formula="of:=MEDIAN([.$L7];[.$Y7];[.$AL7])" office:value-type="float"/>
          <table:table-cell table:formula="of:=MEDIAN([.$M7];[.$Z7];[.$AM7])" office:value-type="float"/>
          <table:table-cell table:formula="of:=MEDIAN([.$N7];[.$AA7];[.$AN7])" office:value-type="float"/>
          <table:table-cell table:formula="of:=MAX([.$B7];[.$O7];[.$AB7])" office:value-type="float"/>
          <table:table-cell table:formula="of:=MAX([.$C7];[.$P7];[.$AC7])" office:value-type="float"/>
          <table:table-cell table:formula="of:=MAX([.$D7];[.$Q7];[.$AD7])" office:value-type="float"/>
          <table:table-cell table:formula="of:=MAX([.$E7];[.$R7];[.$AE7])" office:value-type="float"/>
          <table:table-cell table:formula="of:=MAX([.$F7];[.$S7];[.$AF7])" office:value-type="float"/>
          <table:table-cell table:formula="of:=MAX([.$G7];[.$T7];[.$AG7])" office:value-type="float"/>
          <table:table-cell table:formula="of:=MAX([.$H7];[.$U7];[.$AH7])" office:value-type="float"/>
          <table:table-cell table:formula="of:=MAX([.$I7];[.$V7];[.$AI7])" office:value-type="float"/>
          <table:table-cell table:formula="of:=MAX([.$J7];[.$W7];[.$AJ7])" office:value-type="float"/>
          <table:table-cell table:formula="of:=MAX([.$K7];[.$X7];[.$AK7])" office:value-type="float"/>
          <table:table-cell table:formula="of:=MAX([.$L7];[.$Y7];[.$AL7])" office:value-type="float"/>
          <table:table-cell table:formula="of:=MAX([.$M7];[.$Z7];[.$AM7])" office:value-type="float"/>
          <table:table-cell table:formula="of:=MAX([.$N7];[.$AA7];[.$AN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O3:.$AO7])^2)^0.5" office:value-type="float"/>
          <table:table-cell table:number-matrix-columns-spanned="1" table:number-matrix-rows-spanned="1" table:formula="of:=SUM(([.C3:.C7]-[.$AP3:.$AP7])^2)^0.5" office:value-type="float"/>
          <table:table-cell table:number-matrix-columns-spanned="1" table:number-matrix-rows-spanned="1" table:formula="of:=SUM(([.D3:.D7]-[.$AQ3:.$AQ7])^2)^0.5" office:value-type="float"/>
          <table:table-cell table:number-matrix-columns-spanned="1" table:number-matrix-rows-spanned="1" table:formula="of:=SUM(([.E3:.E7]-[.$AR3:.$AR7])^2)^0.5" office:value-type="float"/>
          <table:table-cell table:number-matrix-columns-spanned="1" table:number-matrix-rows-spanned="1" table:formula="of:=SUM(([.F3:.F7]-[.$AS3:.$AS7])^2)^0.5" office:value-type="float"/>
          <table:table-cell table:number-matrix-columns-spanned="1" table:number-matrix-rows-spanned="1" table:formula="of:=SUM(([.G3:.G7]-[.$AT3:.$AT7])^2)^0.5" office:value-type="float"/>
          <table:table-cell table:number-matrix-columns-spanned="1" table:number-matrix-rows-spanned="1" table:formula="of:=SUM(([.H3:.H7]-[.$AU3:.$AU7])^2)^0.5" office:value-type="float"/>
          <table:table-cell table:number-matrix-columns-spanned="1" table:number-matrix-rows-spanned="1" table:formula="of:=SUM(([.I3:.I7]-[.$AV3:.$AV7])^2)^0.5" office:value-type="float"/>
          <table:table-cell table:number-matrix-columns-spanned="1" table:number-matrix-rows-spanned="1" table:formula="of:=SUM(([.J3:.J7]-[.$AW3:.$AW7])^2)^0.5" office:value-type="float"/>
          <table:table-cell table:number-matrix-columns-spanned="1" table:number-matrix-rows-spanned="1" table:formula="of:=SUM(([.K3:.K7]-[.$AX3:.$AX7])^2)^0.5" office:value-type="float"/>
          <table:table-cell table:number-matrix-columns-spanned="1" table:number-matrix-rows-spanned="1" table:formula="of:=SUM(([.L3:.L7]-[.$AY3:.$AY7])^2)^0.5" office:value-type="float"/>
          <table:table-cell table:number-matrix-columns-spanned="1" table:number-matrix-rows-spanned="1" table:formula="of:=SUM(([.M3:.M7]-[.$AZ3:.$AZ7])^2)^0.5" office:value-type="float"/>
          <table:table-cell table:number-matrix-columns-spanned="1" table:number-matrix-rows-spanned="1" table:formula="of:=SUM(([.N3:.N7]-[.$BA3:.$BA7])^2)^0.5" office:value-type="float"/>
          <table:table-cell table:number-matrix-columns-spanned="1" table:number-matrix-rows-spanned="1" table:formula="of:=SUM(([.O3:.O7]-[.$AO3:.$AO7])^2)^0.5" office:value-type="float"/>
          <table:table-cell table:number-matrix-columns-spanned="1" table:number-matrix-rows-spanned="1" table:formula="of:=SUM(([.P3:.P7]-[.$AP3:.$AP7])^2)^0.5" office:value-type="float"/>
          <table:table-cell table:number-matrix-columns-spanned="1" table:number-matrix-rows-spanned="1" table:formula="of:=SUM(([.Q3:.Q7]-[.$AQ3:.$AQ7])^2)^0.5" office:value-type="float"/>
          <table:table-cell table:number-matrix-columns-spanned="1" table:number-matrix-rows-spanned="1" table:formula="of:=SUM(([.R3:.R7]-[.$AR3:.$AR7])^2)^0.5" office:value-type="float"/>
          <table:table-cell table:number-matrix-columns-spanned="1" table:number-matrix-rows-spanned="1" table:formula="of:=SUM(([.S3:.S7]-[.$AS3:.$AS7])^2)^0.5" office:value-type="float"/>
          <table:table-cell table:number-matrix-columns-spanned="1" table:number-matrix-rows-spanned="1" table:formula="of:=SUM(([.T3:.T7]-[.$AT3:.$AT7])^2)^0.5" office:value-type="float"/>
          <table:table-cell table:number-matrix-columns-spanned="1" table:number-matrix-rows-spanned="1" table:formula="of:=SUM(([.U3:.U7]-[.$AU3:.$AU7])^2)^0.5" office:value-type="float"/>
          <table:table-cell table:number-matrix-columns-spanned="1" table:number-matrix-rows-spanned="1" table:formula="of:=SUM(([.V3:.V7]-[.$AV3:.$AV7])^2)^0.5" office:value-type="float"/>
          <table:table-cell table:number-matrix-columns-spanned="1" table:number-matrix-rows-spanned="1" table:formula="of:=SUM(([.W3:.W7]-[.$AW3:.$AW7])^2)^0.5" office:value-type="float"/>
          <table:table-cell table:number-matrix-columns-spanned="1" table:number-matrix-rows-spanned="1" table:formula="of:=SUM(([.X3:.X7]-[.$AX3:.$AX7])^2)^0.5" office:value-type="float"/>
          <table:table-cell table:number-matrix-columns-spanned="1" table:number-matrix-rows-spanned="1" table:formula="of:=SUM(([.Y3:.Y7]-[.$AY3:.$AY7])^2)^0.5" office:value-type="float"/>
          <table:table-cell table:number-matrix-columns-spanned="1" table:number-matrix-rows-spanned="1" table:formula="of:=SUM(([.Z3:.Z7]-[.$AZ3:.$AZ7])^2)^0.5" office:value-type="float"/>
          <table:table-cell table:number-matrix-columns-spanned="1" table:number-matrix-rows-spanned="1" table:formula="of:=SUM(([.AA3:.AA7]-[.$BA3:.$BA7])^2)^0.5" office:value-type="float"/>
          <table:table-cell table:number-matrix-columns-spanned="1" table:number-matrix-rows-spanned="1" table:formula="of:=SUM(([.AB3:.AB7]-[.$AO3:.$AO7])^2)^0.5" office:value-type="float"/>
          <table:table-cell table:number-matrix-columns-spanned="1" table:number-matrix-rows-spanned="1" table:formula="of:=SUM(([.AC3:.AC7]-[.$AP3:.$AP7])^2)^0.5" office:value-type="float"/>
          <table:table-cell table:number-matrix-columns-spanned="1" table:number-matrix-rows-spanned="1" table:formula="of:=SUM(([.AD3:.AD7]-[.$AQ3:.$AQ7])^2)^0.5" office:value-type="float"/>
          <table:table-cell table:number-matrix-columns-spanned="1" table:number-matrix-rows-spanned="1" table:formula="of:=SUM(([.AE3:.AE7]-[.$AR3:.$AR7])^2)^0.5" office:value-type="float"/>
          <table:table-cell table:number-matrix-columns-spanned="1" table:number-matrix-rows-spanned="1" table:formula="of:=SUM(([.AF3:.AF7]-[.$AS3:.$AS7])^2)^0.5" office:value-type="float"/>
          <table:table-cell table:number-matrix-columns-spanned="1" table:number-matrix-rows-spanned="1" table:formula="of:=SUM(([.AG3:.AG7]-[.$AT3:.$AT7])^2)^0.5" office:value-type="float"/>
          <table:table-cell table:number-matrix-columns-spanned="1" table:number-matrix-rows-spanned="1" table:formula="of:=SUM(([.AH3:.AH7]-[.$AU3:.$AU7])^2)^0.5" office:value-type="float"/>
          <table:table-cell table:number-matrix-columns-spanned="1" table:number-matrix-rows-spanned="1" table:formula="of:=SUM(([.AI3:.AI7]-[.$AV3:.$AV7])^2)^0.5" office:value-type="float"/>
          <table:table-cell table:number-matrix-columns-spanned="1" table:number-matrix-rows-spanned="1" table:formula="of:=SUM(([.AJ3:.AJ7]-[.$AW3:.$AW7])^2)^0.5" office:value-type="float"/>
          <table:table-cell table:number-matrix-columns-spanned="1" table:number-matrix-rows-spanned="1" table:formula="of:=SUM(([.AK3:.AK7]-[.$AX3:.$AX7])^2)^0.5" office:value-type="float"/>
          <table:table-cell table:number-matrix-columns-spanned="1" table:number-matrix-rows-spanned="1" table:formula="of:=SUM(([.AL3:.AL7]-[.$AY3:.$AY7])^2)^0.5" office:value-type="float"/>
          <table:table-cell table:number-matrix-columns-spanned="1" table:number-matrix-rows-spanned="1" table:formula="of:=SUM(([.AM3:.AM7]-[.$AZ3:.$AZ7])^2)^0.5" office:value-type="float"/>
          <table:table-cell table:number-matrix-columns-spanned="1" table:number-matrix-rows-spanned="1" table:formula="of:=SUM(([.AN3:.AN7]-[.$BA3:.$BA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O3:.$AO7])" office:value-type="float"/>
          <table:table-cell table:number-matrix-columns-spanned="1" table:number-matrix-rows-spanned="1" table:formula="of:=SUM([.C3:.C7]=[.$AP3:.$AP7])" office:value-type="float"/>
          <table:table-cell table:number-matrix-columns-spanned="1" table:number-matrix-rows-spanned="1" table:formula="of:=SUM([.D3:.D7]=[.$AQ3:.$AQ7])" office:value-type="float"/>
          <table:table-cell table:number-matrix-columns-spanned="1" table:number-matrix-rows-spanned="1" table:formula="of:=SUM([.E3:.E7]=[.$AR3:.$AR7])" office:value-type="float"/>
          <table:table-cell table:number-matrix-columns-spanned="1" table:number-matrix-rows-spanned="1" table:formula="of:=SUM([.F3:.F7]=[.$AS3:.$AS7])" office:value-type="float"/>
          <table:table-cell table:number-matrix-columns-spanned="1" table:number-matrix-rows-spanned="1" table:formula="of:=SUM([.G3:.G7]=[.$AT3:.$AT7])" office:value-type="float"/>
          <table:table-cell table:number-matrix-columns-spanned="1" table:number-matrix-rows-spanned="1" table:formula="of:=SUM([.H3:.H7]=[.$AU3:.$AU7])" office:value-type="float"/>
          <table:table-cell table:number-matrix-columns-spanned="1" table:number-matrix-rows-spanned="1" table:formula="of:=SUM([.I3:.I7]=[.$AV3:.$AV7])" office:value-type="float"/>
          <table:table-cell table:number-matrix-columns-spanned="1" table:number-matrix-rows-spanned="1" table:formula="of:=SUM([.J3:.J7]=[.$AW3:.$AW7])" office:value-type="float"/>
          <table:table-cell table:number-matrix-columns-spanned="1" table:number-matrix-rows-spanned="1" table:formula="of:=SUM([.K3:.K7]=[.$AX3:.$AX7])" office:value-type="float"/>
          <table:table-cell table:number-matrix-columns-spanned="1" table:number-matrix-rows-spanned="1" table:formula="of:=SUM([.L3:.L7]=[.$AY3:.$AY7])" office:value-type="float"/>
          <table:table-cell table:number-matrix-columns-spanned="1" table:number-matrix-rows-spanned="1" table:formula="of:=SUM([.M3:.M7]=[.$AZ3:.$AZ7])" office:value-type="float"/>
          <table:table-cell table:number-matrix-columns-spanned="1" table:number-matrix-rows-spanned="1" table:formula="of:=SUM([.N3:.N7]=[.$BA3:.$BA7])" office:value-type="float"/>
          <table:table-cell table:number-matrix-columns-spanned="1" table:number-matrix-rows-spanned="1" table:formula="of:=SUM([.O3:.O7]=[.$AO3:.$AO7])" office:value-type="float"/>
          <table:table-cell table:number-matrix-columns-spanned="1" table:number-matrix-rows-spanned="1" table:formula="of:=SUM([.P3:.P7]=[.$AP3:.$AP7])" office:value-type="float"/>
          <table:table-cell table:number-matrix-columns-spanned="1" table:number-matrix-rows-spanned="1" table:formula="of:=SUM([.Q3:.Q7]=[.$AQ3:.$AQ7])" office:value-type="float"/>
          <table:table-cell table:number-matrix-columns-spanned="1" table:number-matrix-rows-spanned="1" table:formula="of:=SUM([.R3:.R7]=[.$AR3:.$AR7])" office:value-type="float"/>
          <table:table-cell table:number-matrix-columns-spanned="1" table:number-matrix-rows-spanned="1" table:formula="of:=SUM([.S3:.S7]=[.$AS3:.$AS7])" office:value-type="float"/>
          <table:table-cell table:number-matrix-columns-spanned="1" table:number-matrix-rows-spanned="1" table:formula="of:=SUM([.T3:.T7]=[.$AT3:.$AT7])" office:value-type="float"/>
          <table:table-cell table:number-matrix-columns-spanned="1" table:number-matrix-rows-spanned="1" table:formula="of:=SUM([.U3:.U7]=[.$AU3:.$AU7])" office:value-type="float"/>
          <table:table-cell table:number-matrix-columns-spanned="1" table:number-matrix-rows-spanned="1" table:formula="of:=SUM([.V3:.V7]=[.$AV3:.$AV7])" office:value-type="float"/>
          <table:table-cell table:number-matrix-columns-spanned="1" table:number-matrix-rows-spanned="1" table:formula="of:=SUM([.W3:.W7]=[.$AW3:.$AW7])" office:value-type="float"/>
          <table:table-cell table:number-matrix-columns-spanned="1" table:number-matrix-rows-spanned="1" table:formula="of:=SUM([.X3:.X7]=[.$AX3:.$AX7])" office:value-type="float"/>
          <table:table-cell table:number-matrix-columns-spanned="1" table:number-matrix-rows-spanned="1" table:formula="of:=SUM([.Y3:.Y7]=[.$AY3:.$AY7])" office:value-type="float"/>
          <table:table-cell table:number-matrix-columns-spanned="1" table:number-matrix-rows-spanned="1" table:formula="of:=SUM([.Z3:.Z7]=[.$AZ3:.$AZ7])" office:value-type="float"/>
          <table:table-cell table:number-matrix-columns-spanned="1" table:number-matrix-rows-spanned="1" table:formula="of:=SUM([.AA3:.AA7]=[.$BA3:.$BA7])" office:value-type="float"/>
          <table:table-cell table:number-matrix-columns-spanned="1" table:number-matrix-rows-spanned="1" table:formula="of:=SUM([.AB3:.AB7]=[.$AO3:.$AO7])" office:value-type="float"/>
          <table:table-cell table:number-matrix-columns-spanned="1" table:number-matrix-rows-spanned="1" table:formula="of:=SUM([.AC3:.AC7]=[.$AP3:.$AP7])" office:value-type="float"/>
          <table:table-cell table:number-matrix-columns-spanned="1" table:number-matrix-rows-spanned="1" table:formula="of:=SUM([.AD3:.AD7]=[.$AQ3:.$AQ7])" office:value-type="float"/>
          <table:table-cell table:number-matrix-columns-spanned="1" table:number-matrix-rows-spanned="1" table:formula="of:=SUM([.AE3:.AE7]=[.$AR3:.$AR7])" office:value-type="float"/>
          <table:table-cell table:number-matrix-columns-spanned="1" table:number-matrix-rows-spanned="1" table:formula="of:=SUM([.AF3:.AF7]=[.$AS3:.$AS7])" office:value-type="float"/>
          <table:table-cell table:number-matrix-columns-spanned="1" table:number-matrix-rows-spanned="1" table:formula="of:=SUM([.AG3:.AG7]=[.$AT3:.$AT7])" office:value-type="float"/>
          <table:table-cell table:number-matrix-columns-spanned="1" table:number-matrix-rows-spanned="1" table:formula="of:=SUM([.AH3:.AH7]=[.$AU3:.$AU7])" office:value-type="float"/>
          <table:table-cell table:number-matrix-columns-spanned="1" table:number-matrix-rows-spanned="1" table:formula="of:=SUM([.AI3:.AI7]=[.$AV3:.$AV7])" office:value-type="float"/>
          <table:table-cell table:number-matrix-columns-spanned="1" table:number-matrix-rows-spanned="1" table:formula="of:=SUM([.AJ3:.AJ7]=[.$AW3:.$AW7])" office:value-type="float"/>
          <table:table-cell table:number-matrix-columns-spanned="1" table:number-matrix-rows-spanned="1" table:formula="of:=SUM([.AK3:.AK7]=[.$AX3:.$AX7])" office:value-type="float"/>
          <table:table-cell table:number-matrix-columns-spanned="1" table:number-matrix-rows-spanned="1" table:formula="of:=SUM([.AL3:.AL7]=[.$AY3:.$AY7])" office:value-type="float"/>
          <table:table-cell table:number-matrix-columns-spanned="1" table:number-matrix-rows-spanned="1" table:formula="of:=SUM([.AM3:.AM7]=[.$AZ3:.$AZ7])" office:value-type="float"/>
          <table:table-cell table:number-matrix-columns-spanned="1" table:number-matrix-rows-spanned="1" table:formula="of:=SUM([.AN3:.AN7]=[.$BA3:.$BA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B3:.$BB7])" office:value-type="float"/>
          <table:table-cell table:number-matrix-columns-spanned="1" table:number-matrix-rows-spanned="1" table:formula="of:=SUM([.C3:.C7]&lt;[.$BC3:.$BC7])" office:value-type="float"/>
          <table:table-cell table:number-matrix-columns-spanned="1" table:number-matrix-rows-spanned="1" table:formula="of:=SUM([.D3:.D7]&lt;[.$BD3:.$BD7])" office:value-type="float"/>
          <table:table-cell table:number-matrix-columns-spanned="1" table:number-matrix-rows-spanned="1" table:formula="of:=SUM([.E3:.E7]&lt;[.$BE3:.$BE7])" office:value-type="float"/>
          <table:table-cell table:number-matrix-columns-spanned="1" table:number-matrix-rows-spanned="1" table:formula="of:=SUM([.F3:.F7]&lt;[.$BF3:.$BF7])" office:value-type="float"/>
          <table:table-cell table:number-matrix-columns-spanned="1" table:number-matrix-rows-spanned="1" table:formula="of:=SUM([.G3:.G7]&lt;[.$BG3:.$BG7])" office:value-type="float"/>
          <table:table-cell table:number-matrix-columns-spanned="1" table:number-matrix-rows-spanned="1" table:formula="of:=SUM([.H3:.H7]&lt;[.$BH3:.$BH7])" office:value-type="float"/>
          <table:table-cell table:number-matrix-columns-spanned="1" table:number-matrix-rows-spanned="1" table:formula="of:=SUM([.I3:.I7]&lt;[.$BI3:.$BI7])" office:value-type="float"/>
          <table:table-cell table:number-matrix-columns-spanned="1" table:number-matrix-rows-spanned="1" table:formula="of:=SUM([.J3:.J7]&lt;[.$BJ3:.$BJ7])" office:value-type="float"/>
          <table:table-cell table:number-matrix-columns-spanned="1" table:number-matrix-rows-spanned="1" table:formula="of:=SUM([.K3:.K7]&lt;[.$BK3:.$BK7])" office:value-type="float"/>
          <table:table-cell table:number-matrix-columns-spanned="1" table:number-matrix-rows-spanned="1" table:formula="of:=SUM([.L3:.L7]&lt;[.$BL3:.$BL7])" office:value-type="float"/>
          <table:table-cell table:number-matrix-columns-spanned="1" table:number-matrix-rows-spanned="1" table:formula="of:=SUM([.M3:.M7]&lt;[.$BM3:.$BM7])" office:value-type="float"/>
          <table:table-cell table:number-matrix-columns-spanned="1" table:number-matrix-rows-spanned="1" table:formula="of:=SUM([.N3:.N7]&lt;[.$BN3:.$BN7])" office:value-type="float"/>
          <table:table-cell table:number-matrix-columns-spanned="1" table:number-matrix-rows-spanned="1" table:formula="of:=SUM([.O3:.O7]&lt;[.$BB3:.$BB7])" office:value-type="float"/>
          <table:table-cell table:number-matrix-columns-spanned="1" table:number-matrix-rows-spanned="1" table:formula="of:=SUM([.P3:.P7]&lt;[.$BC3:.$BC7])" office:value-type="float"/>
          <table:table-cell table:number-matrix-columns-spanned="1" table:number-matrix-rows-spanned="1" table:formula="of:=SUM([.Q3:.Q7]&lt;[.$BD3:.$BD7])" office:value-type="float"/>
          <table:table-cell table:number-matrix-columns-spanned="1" table:number-matrix-rows-spanned="1" table:formula="of:=SUM([.R3:.R7]&lt;[.$BE3:.$BE7])" office:value-type="float"/>
          <table:table-cell table:number-matrix-columns-spanned="1" table:number-matrix-rows-spanned="1" table:formula="of:=SUM([.S3:.S7]&lt;[.$BF3:.$BF7])" office:value-type="float"/>
          <table:table-cell table:number-matrix-columns-spanned="1" table:number-matrix-rows-spanned="1" table:formula="of:=SUM([.T3:.T7]&lt;[.$BG3:.$BG7])" office:value-type="float"/>
          <table:table-cell table:number-matrix-columns-spanned="1" table:number-matrix-rows-spanned="1" table:formula="of:=SUM([.U3:.U7]&lt;[.$BH3:.$BH7])" office:value-type="float"/>
          <table:table-cell table:number-matrix-columns-spanned="1" table:number-matrix-rows-spanned="1" table:formula="of:=SUM([.V3:.V7]&lt;[.$BI3:.$BI7])" office:value-type="float"/>
          <table:table-cell table:number-matrix-columns-spanned="1" table:number-matrix-rows-spanned="1" table:formula="of:=SUM([.W3:.W7]&lt;[.$BJ3:.$BJ7])" office:value-type="float"/>
          <table:table-cell table:number-matrix-columns-spanned="1" table:number-matrix-rows-spanned="1" table:formula="of:=SUM([.X3:.X7]&lt;[.$BK3:.$BK7])" office:value-type="float"/>
          <table:table-cell table:number-matrix-columns-spanned="1" table:number-matrix-rows-spanned="1" table:formula="of:=SUM([.Y3:.Y7]&lt;[.$BL3:.$BL7])" office:value-type="float"/>
          <table:table-cell table:number-matrix-columns-spanned="1" table:number-matrix-rows-spanned="1" table:formula="of:=SUM([.Z3:.Z7]&lt;[.$BM3:.$BM7])" office:value-type="float"/>
          <table:table-cell table:number-matrix-columns-spanned="1" table:number-matrix-rows-spanned="1" table:formula="of:=SUM([.AA3:.AA7]&lt;[.$BN3:.$BN7])" office:value-type="float"/>
          <table:table-cell table:number-matrix-columns-spanned="1" table:number-matrix-rows-spanned="1" table:formula="of:=SUM([.AB3:.AB7]&lt;[.$BB3:.$BB7])" office:value-type="float"/>
          <table:table-cell table:number-matrix-columns-spanned="1" table:number-matrix-rows-spanned="1" table:formula="of:=SUM([.AC3:.AC7]&lt;[.$BC3:.$BC7])" office:value-type="float"/>
          <table:table-cell table:number-matrix-columns-spanned="1" table:number-matrix-rows-spanned="1" table:formula="of:=SUM([.AD3:.AD7]&lt;[.$BD3:.$BD7])" office:value-type="float"/>
          <table:table-cell table:number-matrix-columns-spanned="1" table:number-matrix-rows-spanned="1" table:formula="of:=SUM([.AE3:.AE7]&lt;[.$BE3:.$BE7])" office:value-type="float"/>
          <table:table-cell table:number-matrix-columns-spanned="1" table:number-matrix-rows-spanned="1" table:formula="of:=SUM([.AF3:.AF7]&lt;[.$BF3:.$BF7])" office:value-type="float"/>
          <table:table-cell table:number-matrix-columns-spanned="1" table:number-matrix-rows-spanned="1" table:formula="of:=SUM([.AG3:.AG7]&lt;[.$BG3:.$BG7])" office:value-type="float"/>
          <table:table-cell table:number-matrix-columns-spanned="1" table:number-matrix-rows-spanned="1" table:formula="of:=SUM([.AH3:.AH7]&lt;[.$BH3:.$BH7])" office:value-type="float"/>
          <table:table-cell table:number-matrix-columns-spanned="1" table:number-matrix-rows-spanned="1" table:formula="of:=SUM([.AI3:.AI7]&lt;[.$BI3:.$BI7])" office:value-type="float"/>
          <table:table-cell table:number-matrix-columns-spanned="1" table:number-matrix-rows-spanned="1" table:formula="of:=SUM([.AJ3:.AJ7]&lt;[.$BJ3:.$BJ7])" office:value-type="float"/>
          <table:table-cell table:number-matrix-columns-spanned="1" table:number-matrix-rows-spanned="1" table:formula="of:=SUM([.AK3:.AK7]&lt;[.$BK3:.$BK7])" office:value-type="float"/>
          <table:table-cell table:number-matrix-columns-spanned="1" table:number-matrix-rows-spanned="1" table:formula="of:=SUM([.AL3:.AL7]&lt;[.$BL3:.$BL7])" office:value-type="float"/>
          <table:table-cell table:number-matrix-columns-spanned="1" table:number-matrix-rows-spanned="1" table:formula="of:=SUM([.AM3:.AM7]&lt;[.$BM3:.$BM7])" office:value-type="float"/>
          <table:table-cell table:number-matrix-columns-spanned="1" table:number-matrix-rows-spanned="1" table:formula="of:=SUM([.AN3:.AN7]&lt;[.$BN3:.$BN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B3:.$BB7])" office:value-type="float"/>
          <table:table-cell table:number-matrix-columns-spanned="1" table:number-matrix-rows-spanned="1" table:formula="of:=SUM([.C3:.C7]&gt;[.$BC3:.$BC7])" office:value-type="float"/>
          <table:table-cell table:number-matrix-columns-spanned="1" table:number-matrix-rows-spanned="1" table:formula="of:=SUM([.D3:.D7]&gt;[.$BD3:.$BD7])" office:value-type="float"/>
          <table:table-cell table:number-matrix-columns-spanned="1" table:number-matrix-rows-spanned="1" table:formula="of:=SUM([.E3:.E7]&gt;[.$BE3:.$BE7])" office:value-type="float"/>
          <table:table-cell table:number-matrix-columns-spanned="1" table:number-matrix-rows-spanned="1" table:formula="of:=SUM([.F3:.F7]&gt;[.$BF3:.$BF7])" office:value-type="float"/>
          <table:table-cell table:number-matrix-columns-spanned="1" table:number-matrix-rows-spanned="1" table:formula="of:=SUM([.G3:.G7]&gt;[.$BG3:.$BG7])" office:value-type="float"/>
          <table:table-cell table:number-matrix-columns-spanned="1" table:number-matrix-rows-spanned="1" table:formula="of:=SUM([.H3:.H7]&gt;[.$BH3:.$BH7])" office:value-type="float"/>
          <table:table-cell table:number-matrix-columns-spanned="1" table:number-matrix-rows-spanned="1" table:formula="of:=SUM([.I3:.I7]&gt;[.$BI3:.$BI7])" office:value-type="float"/>
          <table:table-cell table:number-matrix-columns-spanned="1" table:number-matrix-rows-spanned="1" table:formula="of:=SUM([.J3:.J7]&gt;[.$BJ3:.$BJ7])" office:value-type="float"/>
          <table:table-cell table:number-matrix-columns-spanned="1" table:number-matrix-rows-spanned="1" table:formula="of:=SUM([.K3:.K7]&gt;[.$BK3:.$BK7])" office:value-type="float"/>
          <table:table-cell table:number-matrix-columns-spanned="1" table:number-matrix-rows-spanned="1" table:formula="of:=SUM([.L3:.L7]&gt;[.$BL3:.$BL7])" office:value-type="float"/>
          <table:table-cell table:number-matrix-columns-spanned="1" table:number-matrix-rows-spanned="1" table:formula="of:=SUM([.M3:.M7]&gt;[.$BM3:.$BM7])" office:value-type="float"/>
          <table:table-cell table:number-matrix-columns-spanned="1" table:number-matrix-rows-spanned="1" table:formula="of:=SUM([.N3:.N7]&gt;[.$BN3:.$BN7])" office:value-type="float"/>
          <table:table-cell table:number-matrix-columns-spanned="1" table:number-matrix-rows-spanned="1" table:formula="of:=SUM([.O3:.O7]&gt;[.$BB3:.$BB7])" office:value-type="float"/>
          <table:table-cell table:number-matrix-columns-spanned="1" table:number-matrix-rows-spanned="1" table:formula="of:=SUM([.P3:.P7]&gt;[.$BC3:.$BC7])" office:value-type="float"/>
          <table:table-cell table:number-matrix-columns-spanned="1" table:number-matrix-rows-spanned="1" table:formula="of:=SUM([.Q3:.Q7]&gt;[.$BD3:.$BD7])" office:value-type="float"/>
          <table:table-cell table:number-matrix-columns-spanned="1" table:number-matrix-rows-spanned="1" table:formula="of:=SUM([.R3:.R7]&gt;[.$BE3:.$BE7])" office:value-type="float"/>
          <table:table-cell table:number-matrix-columns-spanned="1" table:number-matrix-rows-spanned="1" table:formula="of:=SUM([.S3:.S7]&gt;[.$BF3:.$BF7])" office:value-type="float"/>
          <table:table-cell table:number-matrix-columns-spanned="1" table:number-matrix-rows-spanned="1" table:formula="of:=SUM([.T3:.T7]&gt;[.$BG3:.$BG7])" office:value-type="float"/>
          <table:table-cell table:number-matrix-columns-spanned="1" table:number-matrix-rows-spanned="1" table:formula="of:=SUM([.U3:.U7]&gt;[.$BH3:.$BH7])" office:value-type="float"/>
          <table:table-cell table:number-matrix-columns-spanned="1" table:number-matrix-rows-spanned="1" table:formula="of:=SUM([.V3:.V7]&gt;[.$BI3:.$BI7])" office:value-type="float"/>
          <table:table-cell table:number-matrix-columns-spanned="1" table:number-matrix-rows-spanned="1" table:formula="of:=SUM([.W3:.W7]&gt;[.$BJ3:.$BJ7])" office:value-type="float"/>
          <table:table-cell table:number-matrix-columns-spanned="1" table:number-matrix-rows-spanned="1" table:formula="of:=SUM([.X3:.X7]&gt;[.$BK3:.$BK7])" office:value-type="float"/>
          <table:table-cell table:number-matrix-columns-spanned="1" table:number-matrix-rows-spanned="1" table:formula="of:=SUM([.Y3:.Y7]&gt;[.$BL3:.$BL7])" office:value-type="float"/>
          <table:table-cell table:number-matrix-columns-spanned="1" table:number-matrix-rows-spanned="1" table:formula="of:=SUM([.Z3:.Z7]&gt;[.$BM3:.$BM7])" office:value-type="float"/>
          <table:table-cell table:number-matrix-columns-spanned="1" table:number-matrix-rows-spanned="1" table:formula="of:=SUM([.AA3:.AA7]&gt;[.$BN3:.$BN7])" office:value-type="float"/>
          <table:table-cell table:number-matrix-columns-spanned="1" table:number-matrix-rows-spanned="1" table:formula="of:=SUM([.AB3:.AB7]&gt;[.$BB3:.$BB7])" office:value-type="float"/>
          <table:table-cell table:number-matrix-columns-spanned="1" table:number-matrix-rows-spanned="1" table:formula="of:=SUM([.AC3:.AC7]&gt;[.$BC3:.$BC7])" office:value-type="float"/>
          <table:table-cell table:number-matrix-columns-spanned="1" table:number-matrix-rows-spanned="1" table:formula="of:=SUM([.AD3:.AD7]&gt;[.$BD3:.$BD7])" office:value-type="float"/>
          <table:table-cell table:number-matrix-columns-spanned="1" table:number-matrix-rows-spanned="1" table:formula="of:=SUM([.AE3:.AE7]&gt;[.$BE3:.$BE7])" office:value-type="float"/>
          <table:table-cell table:number-matrix-columns-spanned="1" table:number-matrix-rows-spanned="1" table:formula="of:=SUM([.AF3:.AF7]&gt;[.$BF3:.$BF7])" office:value-type="float"/>
          <table:table-cell table:number-matrix-columns-spanned="1" table:number-matrix-rows-spanned="1" table:formula="of:=SUM([.AG3:.AG7]&gt;[.$BG3:.$BG7])" office:value-type="float"/>
          <table:table-cell table:number-matrix-columns-spanned="1" table:number-matrix-rows-spanned="1" table:formula="of:=SUM([.AH3:.AH7]&gt;[.$BH3:.$BH7])" office:value-type="float"/>
          <table:table-cell table:number-matrix-columns-spanned="1" table:number-matrix-rows-spanned="1" table:formula="of:=SUM([.AI3:.AI7]&gt;[.$BI3:.$BI7])" office:value-type="float"/>
          <table:table-cell table:number-matrix-columns-spanned="1" table:number-matrix-rows-spanned="1" table:formula="of:=SUM([.AJ3:.AJ7]&gt;[.$BJ3:.$BJ7])" office:value-type="float"/>
          <table:table-cell table:number-matrix-columns-spanned="1" table:number-matrix-rows-spanned="1" table:formula="of:=SUM([.AK3:.AK7]&gt;[.$BK3:.$BK7])" office:value-type="float"/>
          <table:table-cell table:number-matrix-columns-spanned="1" table:number-matrix-rows-spanned="1" table:formula="of:=SUM([.AL3:.AL7]&gt;[.$BL3:.$BL7])" office:value-type="float"/>
          <table:table-cell table:number-matrix-columns-spanned="1" table:number-matrix-rows-spanned="1" table:formula="of:=SUM([.AM3:.AM7]&gt;[.$BM3:.$BM7])" office:value-type="float"/>
          <table:table-cell table:number-matrix-columns-spanned="1" table:number-matrix-rows-spanned="1" table:formula="of:=SUM([.AN3:.AN7]&gt;[.$BN3:.$BN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O3:.$BO7])" office:value-type="float"/>
          <table:table-cell table:number-matrix-columns-spanned="1" table:number-matrix-rows-spanned="1" table:formula="of:=SUM([.C3:.C7]=[.$BP3:.$BP7])" office:value-type="float"/>
          <table:table-cell table:number-matrix-columns-spanned="1" table:number-matrix-rows-spanned="1" table:formula="of:=SUM([.D3:.D7]=[.$BQ3:.$BQ7])" office:value-type="float"/>
          <table:table-cell table:number-matrix-columns-spanned="1" table:number-matrix-rows-spanned="1" table:formula="of:=SUM([.E3:.E7]=[.$BR3:.$BR7])" office:value-type="float"/>
          <table:table-cell table:number-matrix-columns-spanned="1" table:number-matrix-rows-spanned="1" table:formula="of:=SUM([.F3:.F7]=[.$BS3:.$BS7])" office:value-type="float"/>
          <table:table-cell table:number-matrix-columns-spanned="1" table:number-matrix-rows-spanned="1" table:formula="of:=SUM([.G3:.G7]=[.$BT3:.$BT7])" office:value-type="float"/>
          <table:table-cell table:number-matrix-columns-spanned="1" table:number-matrix-rows-spanned="1" table:formula="of:=SUM([.H3:.H7]=[.$BU3:.$BU7])" office:value-type="float"/>
          <table:table-cell table:number-matrix-columns-spanned="1" table:number-matrix-rows-spanned="1" table:formula="of:=SUM([.I3:.I7]=[.$BV3:.$BV7])" office:value-type="float"/>
          <table:table-cell table:number-matrix-columns-spanned="1" table:number-matrix-rows-spanned="1" table:formula="of:=SUM([.J3:.J7]=[.$BW3:.$BW7])" office:value-type="float"/>
          <table:table-cell table:number-matrix-columns-spanned="1" table:number-matrix-rows-spanned="1" table:formula="of:=SUM([.K3:.K7]=[.$BX3:.$BX7])" office:value-type="float"/>
          <table:table-cell table:number-matrix-columns-spanned="1" table:number-matrix-rows-spanned="1" table:formula="of:=SUM([.L3:.L7]=[.$BY3:.$BY7])" office:value-type="float"/>
          <table:table-cell table:number-matrix-columns-spanned="1" table:number-matrix-rows-spanned="1" table:formula="of:=SUM([.M3:.M7]=[.$BZ3:.$BZ7])" office:value-type="float"/>
          <table:table-cell table:number-matrix-columns-spanned="1" table:number-matrix-rows-spanned="1" table:formula="of:=SUM([.N3:.N7]=[.$CA3:.$CA7])" office:value-type="float"/>
          <table:table-cell table:number-matrix-columns-spanned="1" table:number-matrix-rows-spanned="1" table:formula="of:=SUM([.O3:.O7]=[.$BO3:.$BO7])" office:value-type="float"/>
          <table:table-cell table:number-matrix-columns-spanned="1" table:number-matrix-rows-spanned="1" table:formula="of:=SUM([.P3:.P7]=[.$BP3:.$BP7])" office:value-type="float"/>
          <table:table-cell table:number-matrix-columns-spanned="1" table:number-matrix-rows-spanned="1" table:formula="of:=SUM([.Q3:.Q7]=[.$BQ3:.$BQ7])" office:value-type="float"/>
          <table:table-cell table:number-matrix-columns-spanned="1" table:number-matrix-rows-spanned="1" table:formula="of:=SUM([.R3:.R7]=[.$BR3:.$BR7])" office:value-type="float"/>
          <table:table-cell table:number-matrix-columns-spanned="1" table:number-matrix-rows-spanned="1" table:formula="of:=SUM([.S3:.S7]=[.$BS3:.$BS7])" office:value-type="float"/>
          <table:table-cell table:number-matrix-columns-spanned="1" table:number-matrix-rows-spanned="1" table:formula="of:=SUM([.T3:.T7]=[.$BT3:.$BT7])" office:value-type="float"/>
          <table:table-cell table:number-matrix-columns-spanned="1" table:number-matrix-rows-spanned="1" table:formula="of:=SUM([.U3:.U7]=[.$BU3:.$BU7])" office:value-type="float"/>
          <table:table-cell table:number-matrix-columns-spanned="1" table:number-matrix-rows-spanned="1" table:formula="of:=SUM([.V3:.V7]=[.$BV3:.$BV7])" office:value-type="float"/>
          <table:table-cell table:number-matrix-columns-spanned="1" table:number-matrix-rows-spanned="1" table:formula="of:=SUM([.W3:.W7]=[.$BW3:.$BW7])" office:value-type="float"/>
          <table:table-cell table:number-matrix-columns-spanned="1" table:number-matrix-rows-spanned="1" table:formula="of:=SUM([.X3:.X7]=[.$BX3:.$BX7])" office:value-type="float"/>
          <table:table-cell table:number-matrix-columns-spanned="1" table:number-matrix-rows-spanned="1" table:formula="of:=SUM([.Y3:.Y7]=[.$BY3:.$BY7])" office:value-type="float"/>
          <table:table-cell table:number-matrix-columns-spanned="1" table:number-matrix-rows-spanned="1" table:formula="of:=SUM([.Z3:.Z7]=[.$BZ3:.$BZ7])" office:value-type="float"/>
          <table:table-cell table:number-matrix-columns-spanned="1" table:number-matrix-rows-spanned="1" table:formula="of:=SUM([.AA3:.AA7]=[.$CA3:.$CA7])" office:value-type="float"/>
          <table:table-cell table:number-matrix-columns-spanned="1" table:number-matrix-rows-spanned="1" table:formula="of:=SUM([.AB3:.AB7]=[.$BO3:.$BO7])" office:value-type="float"/>
          <table:table-cell table:number-matrix-columns-spanned="1" table:number-matrix-rows-spanned="1" table:formula="of:=SUM([.AC3:.AC7]=[.$BP3:.$BP7])" office:value-type="float"/>
          <table:table-cell table:number-matrix-columns-spanned="1" table:number-matrix-rows-spanned="1" table:formula="of:=SUM([.AD3:.AD7]=[.$BQ3:.$BQ7])" office:value-type="float"/>
          <table:table-cell table:number-matrix-columns-spanned="1" table:number-matrix-rows-spanned="1" table:formula="of:=SUM([.AE3:.AE7]=[.$BR3:.$BR7])" office:value-type="float"/>
          <table:table-cell table:number-matrix-columns-spanned="1" table:number-matrix-rows-spanned="1" table:formula="of:=SUM([.AF3:.AF7]=[.$BS3:.$BS7])" office:value-type="float"/>
          <table:table-cell table:number-matrix-columns-spanned="1" table:number-matrix-rows-spanned="1" table:formula="of:=SUM([.AG3:.AG7]=[.$BT3:.$BT7])" office:value-type="float"/>
          <table:table-cell table:number-matrix-columns-spanned="1" table:number-matrix-rows-spanned="1" table:formula="of:=SUM([.AH3:.AH7]=[.$BU3:.$BU7])" office:value-type="float"/>
          <table:table-cell table:number-matrix-columns-spanned="1" table:number-matrix-rows-spanned="1" table:formula="of:=SUM([.AI3:.AI7]=[.$BV3:.$BV7])" office:value-type="float"/>
          <table:table-cell table:number-matrix-columns-spanned="1" table:number-matrix-rows-spanned="1" table:formula="of:=SUM([.AJ3:.AJ7]=[.$BW3:.$BW7])" office:value-type="float"/>
          <table:table-cell table:number-matrix-columns-spanned="1" table:number-matrix-rows-spanned="1" table:formula="of:=SUM([.AK3:.AK7]=[.$BX3:.$BX7])" office:value-type="float"/>
          <table:table-cell table:number-matrix-columns-spanned="1" table:number-matrix-rows-spanned="1" table:formula="of:=SUM([.AL3:.AL7]=[.$BY3:.$BY7])" office:value-type="float"/>
          <table:table-cell table:number-matrix-columns-spanned="1" table:number-matrix-rows-spanned="1" table:formula="of:=SUM([.AM3:.AM7]=[.$BZ3:.$BZ7])" office:value-type="float"/>
          <table:table-cell table:number-matrix-columns-spanned="1" table:number-matrix-rows-spanned="1" table:formula="of:=SUM([.AN3:.AN7]=[.$CA3:.$CA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